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5.8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3.972cm"/>
    </style:style>
    <style:style style:name="co8" style:family="table-column">
      <style:table-column-properties fo:break-before="auto" style:column-width="4.662cm"/>
    </style:style>
    <style:style style:name="co9" style:family="table-column">
      <style:table-column-properties fo:break-before="auto" style:column-width="2.718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2.917cm"/>
    </style:style>
    <style:style style:name="co13" style:family="table-column">
      <style:table-column-properties fo:break-before="auto" style:column-width="4.189cm"/>
    </style:style>
    <style:style style:name="co14" style:family="table-column">
      <style:table-column-properties fo:break-before="auto" style:column-width="2.635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7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7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7"/>
    <style:style style:name="ce10" style:family="table-cell" style:parent-style-name="Default" style:data-style-name="N0"/>
    <style:style style:name="ce11" style:family="table-cell" style:parent-style-name="Default" style:data-style-name="N4"/>
    <style:style style:name="ce8" style:family="table-cell" style:parent-style-name="Default" style:data-style-name="N2"/>
    <style:style style:name="ce9" style:family="table-cell" style:parent-style-name="Default" style:data-style-name="N5"/>
    <style:style style:name="ce14" style:family="table-cell" style:parent-style-name="Default" style:data-style-name="N1"/>
  </office:automatic-styles>
  <office:body>
    <office:spreadsheet>
      <table:table table:name="Cell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style-name="ce1" office:value-type="string">
            <text:p>Battery Number</text:p>
          </table:table-cell>
          <table:table-cell table:style-name="ce1" office:value-type="string">
            <text:p>Cell Number</text:p>
          </table:table-cell>
          <table:table-cell table:style-name="ce4" office:value-type="string">
            <text:p>Colour/Mak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Battery Specs</text:p>
          </table:table-cell>
          <table:table-cell table:style-name="ce4" office:value-type="string">
            <text:p>Voltage-Before </text:p>
          </table:table-cell>
          <table:table-cell table:style-name="ce4" office:value-type="string">
            <text:p>Initial Charge Start</text:p>
          </table:table-cell>
          <table:table-cell table:style-name="ce4" office:value-type="string">
            <text:p>Initial Charge End</text:p>
          </table:table-cell>
          <table:table-cell table:style-name="ce4" office:value-type="string">
            <text:p>Charge End 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11">
            <text:p>01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12">
            <text:p>01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47">
            <text:p>24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49">
            <text:p>24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1">
            <text:p>24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3">
            <text:p>193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4">
            <text:p>194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5">
            <text:p>195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7">
            <text:p>197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9">
            <text:p>00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10">
            <text:p>01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46">
            <text:p>24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48">
            <text:p>24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4">
            <text:p>24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2">
            <text:p>192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6">
            <text:p>196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87">
            <text:p>28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57">
            <text:p>15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58">
            <text:p>15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60">
            <text:p>16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61">
            <text:p>16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4">
            <text:p>25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7">
            <text:p>25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5">
            <text:p>20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9">
            <text:p>20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4">
            <text:p>20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6">
            <text:p>20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7">
            <text:p>20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8">
            <text:p>20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3">
            <text:p>16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4">
            <text:p>16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5">
            <text:p>16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59">
            <text:p>15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62">
            <text:p>16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6">
            <text:p>29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6">
            <text:p>27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8">
            <text:p>16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3">
            <text:p>29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4">
            <text:p>29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5">
            <text:p>29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7">
            <text:p>29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8">
            <text:p>29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5">
            <text:p>27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7">
            <text:p>27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8">
            <text:p>27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9">
            <text:p>27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80">
            <text:p>28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5">
            <text:p>25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6">
            <text:p>25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1">
            <text:p>14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2">
            <text:p>14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2">
            <text:p>25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3">
            <text:p>25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39">
            <text:p>13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2">
            <text:p>18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3">
            <text:p>18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88">
            <text:p>28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89">
            <text:p>28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91">
            <text:p>29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92">
            <text:p>29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90">
            <text:p>29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0">
            <text:p>18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1">
            <text:p>18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4">
            <text:p>18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5">
            <text:p>18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6">
            <text:p>16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7">
            <text:p>16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4">
            <text:p>14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3">
            <text:p>283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6">
            <text:p>286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31">
            <text:p>231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33">
            <text:p>233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1">
            <text:p>281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4">
            <text:p>284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58">
            <text:p>25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60">
            <text:p>26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61">
            <text:p>26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2">
            <text:p>282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5">
            <text:p>285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29">
            <text:p>229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32">
            <text:p>232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19">
            <text:p>21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69">
            <text:p>16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0">
            <text:p>17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3">
            <text:p>17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4">
            <text:p>17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7">
            <text:p>087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8">
            <text:p>088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59">
            <text:p>25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62">
            <text:p>26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63">
            <text:p>26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16">
            <text:p>21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18">
            <text:p>21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20">
            <text:p>22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21">
            <text:p>22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1">
            <text:p>17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2">
            <text:p>17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5">
            <text:p>085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90">
            <text:p>090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17">
            <text:p>21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201">
            <text:p>201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202">
            <text:p>202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6">
            <text:p>15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2">
            <text:p>27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3">
            <text:p>27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4">
            <text:p>27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2">
            <text:p>15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3">
            <text:p>15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5">
            <text:p>15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0">
            <text:p>14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3">
            <text:p>14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69">
            <text:p>26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0">
            <text:p>27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1">
            <text:p>27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86">
            <text:p>18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87">
            <text:p>18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88">
            <text:p>18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89">
            <text:p>18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90">
            <text:p>19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91">
            <text:p>19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1">
            <text:p>04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2">
            <text:p>04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4">
            <text:p>22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5">
            <text:p>22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4">
            <text:p>06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2">
            <text:p>05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31">
            <text:p>03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32">
            <text:p>03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4">
            <text:p>174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7">
            <text:p>177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0">
            <text:p>05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28">
            <text:p>02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30">
            <text:p>03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3">
            <text:p>04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1" office:value-type="float" office:value="47">
            <text:p>04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1" office:value-type="float" office:value="48">
            <text:p>04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4">
            <text:p>04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2">
            <text:p>002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3.38v</text:p>
          </table:table-cell>
          <table:table-cell table:style-name="ce4" office:value-type="string">
            <text:p>3/28/2015 13:13:00</text:p>
          </table:table-cell>
          <table:table-cell table:style-name="ce4" office:value-type="string">
            <text:p>aborted around 16:00</text:p>
          </table:table-cell>
          <table:table-cell table:style-name="ce4" office:value-type="string">
            <text:p>3.97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5">
            <text:p>005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3.38v</text:p>
          </table:table-cell>
          <table:table-cell table:style-name="ce4" office:value-type="string">
            <text:p>3/30/2015 7:54:00</text:p>
          </table:table-cell>
          <table:table-cell table:style-name="ce5" table:number-columns-repeated="14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3">
            <text:p>22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6">
            <text:p>22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1">
            <text:p>211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2">
            <text:p>212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5">
            <text:p>06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2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3">
            <text:p>05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2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4">
            <text:p>05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2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4">
            <text:p>15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1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4">
            <text:p>12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3.0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6">
            <text:p>12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3.0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6">
            <text:p>176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9">
            <text:p>179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4">
            <text:p>23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8">
            <text:p>23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7">
            <text:p>12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9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8">
            <text:p>12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9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7">
            <text:p>23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9">
            <text:p>23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3">
            <text:p>12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5">
            <text:p>12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39">
            <text:p>03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0">
            <text:p>04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5">
            <text:p>265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6">
            <text:p>266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6">
            <text:p>14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7">
            <text:p>14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67">
            <text:p>06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71">
            <text:p>07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4">
            <text:p>004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2.67v</text:p>
          </table:table-cell>
          <table:table-cell table:style-name="ce4" office:value-type="string">
            <text:p>3/29/2015 14:15:00</text:p>
          </table:table-cell>
          <table:table-cell table:style-name="ce4" office:value-type="string">
            <text:p>aborted at 19:42</text:p>
          </table:table-cell>
          <table:table-cell table:style-name="ce4" office:value-type="string">
            <text:p>4.09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6">
            <text:p>006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2.67v</text:p>
          </table:table-cell>
          <table:table-cell table:style-name="ce4" office:value-type="string">
            <text:p>3/30/2015 7:54:00</text:p>
          </table:table-cell>
          <table:table-cell table:style-name="ce5" table:number-columns-repeated="14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8">
            <text:p>178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72">
            <text:p>07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3">
            <text:p>213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9">
            <text:p>019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20">
            <text:p>020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0">
            <text:p>210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70">
            <text:p>07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27">
            <text:p>02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29">
            <text:p>02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5">
            <text:p>175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69">
            <text:p>06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49">
            <text:p>04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1">
            <text:p>05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5">
            <text:p>035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6">
            <text:p>036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6">
            <text:p>06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8">
            <text:p>07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3">
            <text:p>06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4">
            <text:p>07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1v</text:p>
          </table:table-cell>
          <table:table-cell table:style-name="ce5" table:number-columns-repeated="15"/>
        </table:table-row>
        <table:table-row table:style-name="ro1">
          <table:table-cell table:style-name="ce2" table:number-columns-repeated="2"/>
          <table:table-cell table:style-name="ce5" table:number-columns-repeated="19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28">
            <text:p>228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Corroded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3">
            <text:p>033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4">
            <text:p>034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8">
            <text:p>14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4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8">
            <text:p>018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4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9">
            <text:p>14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4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68">
            <text:p>06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1">
            <text:p>06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2">
            <text:p>06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5">
            <text:p>015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4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6">
            <text:p>016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4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7">
            <text:p>037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8">
            <text:p>038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198">
            <text:p>198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199">
            <text:p>199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5">
            <text:p>13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7">
            <text:p>13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5">
            <text:p>24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5">
            <text:p>05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6">
            <text:p>05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0">
            <text:p>080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1">
            <text:p>081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3">
            <text:p>13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2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2">
            <text:p>13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2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1">
            <text:p>021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2">
            <text:p>022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4">
            <text:p>024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6">
            <text:p>026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3">
            <text:p>023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5">
            <text:p>025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200">
            <text:p>200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203">
            <text:p>203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7">
            <text:p>017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,47v</text:p>
          </table:table-cell>
          <table:table-cell table:style-name="ce5" table:number-columns-repeated="15"/>
        </table:table-row>
        <table:table-row table:style-name="ro1">
          <table:table-cell table:style-name="ce2" table:number-columns-repeated="2"/>
          <table:table-cell table:style-name="ce5" table:number-columns-repeated="19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9">
            <text:p>12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30">
            <text:p>13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6">
            <text:p>11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8">
            <text:p>11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5">
            <text:p>23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9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6">
            <text:p>23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9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79">
            <text:p>079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2">
            <text:p>082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3">
            <text:p>003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1.81v</text:p>
          </table:table-cell>
          <table:table-cell table:style-name="ce4" office:value-type="string">
            <text:p>3/29/2015 14:15:00</text:p>
          </table:table-cell>
          <table:table-cell table:style-name="ce4" office:value-type="string">
            <text:p>aborted at 19:42</text:p>
          </table:table-cell>
          <table:table-cell table:style-name="ce4" office:value-type="string">
            <text:p>4.01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5">
            <text:p>11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7">
            <text:p>11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5">
            <text:p>14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3">
            <text:p>07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7">
            <text:p>07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4">
            <text:p>13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8">
            <text:p>13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6v</text:p>
          </table:table-cell>
          <table:table-cell table:style-name="ce5" table:number-columns-repeated="15"/>
        </table:table-row>
        <table:table-row table:style-name="ro1">
          <table:table-cell table:number-columns-repeated="2" table:style-name="ce1" office:value-type="float" office:value="1">
            <text:p>001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1.74v</text:p>
          </table:table-cell>
          <table:table-cell table:style-name="ce4" office:value-type="string">
            <text:p>3/28/2015 13:13:00</text:p>
          </table:table-cell>
          <table:table-cell table:style-name="ce4" office:value-type="string">
            <text:p>aborted around 16:00</text:p>
          </table:table-cell>
          <table:table-cell table:style-name="ce4" office:value-type="string">
            <text:p>3.92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9">
            <text:p>11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9">
            <text:p>05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6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60">
            <text:p>06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6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20">
            <text:p>12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4">
            <text:p>014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1.5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3">
            <text:p>013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1.5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1" office:value-type="float" office:value="45">
            <text:p>04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5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50">
            <text:p>15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4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7">
            <text:p>267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3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8">
            <text:p>268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31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3">
            <text:p>24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2">
            <text:p>22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1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7">
            <text:p>22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1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1" office:value-type="float" office:value="46">
            <text:p>04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1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30">
            <text:p>230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1">
            <text:p>13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6">
            <text:p>13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99">
            <text:p>099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1">
            <text:p>101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2">
            <text:p>102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3">
            <text:p>103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4">
            <text:p>104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5">
            <text:p>105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6">
            <text:p>106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1">
            <text:p>091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2">
            <text:p>092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3">
            <text:p>093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5">
            <text:p>095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6">
            <text:p>096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7">
            <text:p>097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8">
            <text:p>098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9">
            <text:p>089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7">
            <text:p>05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v</text:p>
          </table:table-cell>
          <table:table-cell table:style-name="ce5"/>
          <table:table-cell table:style-name="ce4" office:value-type="string">
            <text:p>Bubbled Surface</text:p>
          </table:table-cell>
          <table:table-cell table:style-name="ce5" table:number-columns-repeated="13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8">
            <text:p>05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v</text:p>
          </table:table-cell>
          <table:table-cell table:style-name="ce5"/>
          <table:table-cell table:style-name="ce4" office:value-type="string">
            <text:p>Bubbled Surface</text:p>
          </table:table-cell>
          <table:table-cell table:style-name="ce5" table:number-columns-repeated="13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2"/>
          <table:table-cell table:style-name="ce4" office:value-type="string">
            <text:p>* Two were disposed off as I cut in to the shell</text:p>
          </table:table-cell>
          <table:table-cell table:style-name="ce5" table:number-columns-repeated="2"/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7">
            <text:p>00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8">
            <text:p>00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4">
            <text:p>264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9">
            <text:p>269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22">
            <text:p>12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.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50">
            <text:p>25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21">
            <text:p>12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51">
            <text:p>25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4">
            <text:p>094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0">
            <text:p>100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2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1">
            <text:p>15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2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07">
            <text:p>107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08">
            <text:p>108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09">
            <text:p>109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0">
            <text:p>110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1">
            <text:p>111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2">
            <text:p>112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3">
            <text:p>113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4">
            <text:p>114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7">
            <text:p>107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2">
            <text:p>24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1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6">
            <text:p>07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5">
            <text:p>07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1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4">
            <text:p>214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0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5">
            <text:p>215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0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0">
            <text:p>24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0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4">
            <text:p>084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3">
            <text:p>083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0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6">
            <text:p>086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float" office:value="0">
            <text:p>0</text:p>
          </table:table-cell>
          <table:table-cell table:style-name="ce5" table:number-columns-repeated="15"/>
        </table:table-row>
        <table:table-row table:style-name="ro1" table:number-rows-repeated="697">
          <table:table-cell table:style-name="ce2" table:number-columns-repeated="2"/>
          <table:table-cell table:style-name="ce5" table:number-columns-repeated="19"/>
        </table:table-row>
        <table:table-row table:style-name="ro1" table:number-rows-repeated="104757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Batteries" table:style-name="ta1" table:print="false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Cell</text:p>
          </table:table-cell>
          <table:table-cell office:value-type="string">
            <text:p>Voltage</text:p>
          </table:table-cell>
          <table:table-cell office:value-type="string">
            <text:p>Capacity (mAH)</text:p>
          </table:table-cell>
          <table:table-cell office:value-type="string">
            <text:p><text:s/>Weight (g)</text:p>
          </table:table-cell>
          <table:table-cell office:value-type="string">
            <text:p>Weight Overhead (g)</text:p>
          </table:table-cell>
          <table:table-cell/>
        </table:table-row>
        <table:table-row table:style-name="ro3">
          <table:table-cell office:value-type="float" office:value="18650">
            <text:p>18650</text:p>
          </table:table-cell>
          <table:table-cell office:value-type="float" office:value="3.7">
            <text:p>3.7</text:p>
          </table:table-cell>
          <table:table-cell office:value-type="float" office:value="2000">
            <text:p>2000</text:p>
          </table:table-cell>
          <table:table-cell office:value-type="float" office:value="44.5">
            <text:p>44.5</text:p>
          </table:table-cell>
          <table:table-cell office:value-type="float" office:value="10">
            <text:p>10</text:p>
          </table:table-cell>
          <table:table-cell/>
        </table:table-row>
        <table:table-row table:style-name="ro3" table:number-rows-repeated="3">
          <table:table-cell table:number-columns-repeated="6"/>
        </table:table-row>
        <table:table-row table:style-name="ro3">
          <table:table-cell office:value-type="string">
            <text:p>Series</text:p>
          </table:table-cell>
          <table:table-cell office:value-type="string">
            <text:p>Parallel</text:p>
          </table:table-cell>
          <table:table-cell office:value-type="string">
            <text:p>Total Cells</text:p>
          </table:table-cell>
          <table:table-cell office:value-type="string">
            <text:p>Total Voltage</text:p>
          </table:table-cell>
          <table:table-cell office:value-type="string">
            <text:p>Capacity (Amp Hour)</text:p>
          </table:table-cell>
          <table:table-cell office:value-type="string">
            <text:p>Estimated Weight (Kg)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A7]*[.B7]" office:value-type="float" office:value="40">
            <text:p>40</text:p>
          </table:table-cell>
          <table:table-cell table:formula="of:=[.A7]*[.$B$2]" office:value-type="float" office:value="37">
            <text:p>37</text:p>
          </table:table-cell>
          <table:table-cell table:formula="of:=[.B7]*[.$C$2] /1000" office:value-type="float" office:value="8">
            <text:p>8</text:p>
          </table:table-cell>
          <table:table-cell table:formula="of:=([.$D$2]+[.$E$2])*[.C7] / 1000" office:value-type="float" office:value="2.18">
            <text:p>2.1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A8]*[.B8]" office:value-type="float" office:value="50">
            <text:p>50</text:p>
          </table:table-cell>
          <table:table-cell table:formula="of:=[.A8]*[.$B$2]" office:value-type="float" office:value="37">
            <text:p>37</text:p>
          </table:table-cell>
          <table:table-cell table:formula="of:=[.B8]*[.$C$2] /1000" office:value-type="float" office:value="10">
            <text:p>10</text:p>
          </table:table-cell>
          <table:table-cell table:formula="of:=([.$D$2]+[.$E$2])*[.C8] / 1000" office:value-type="float" office:value="2.725">
            <text:p>2.72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A9]*[.B9]" office:value-type="float" office:value="60">
            <text:p>60</text:p>
          </table:table-cell>
          <table:table-cell table:formula="of:=[.A9]*[.$B$2]" office:value-type="float" office:value="37">
            <text:p>37</text:p>
          </table:table-cell>
          <table:table-cell table:formula="of:=[.B9]*[.$C$2] /1000" office:value-type="float" office:value="12">
            <text:p>12</text:p>
          </table:table-cell>
          <table:table-cell table:formula="of:=([.$D$2]+[.$E$2])*[.C9] / 1000" office:value-type="float" office:value="3.27">
            <text:p>3.2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10]*[.B10]" office:value-type="float" office:value="70">
            <text:p>70</text:p>
          </table:table-cell>
          <table:table-cell table:formula="of:=[.A10]*[.$B$2]" office:value-type="float" office:value="37">
            <text:p>37</text:p>
          </table:table-cell>
          <table:table-cell table:formula="of:=[.B10]*[.$C$2] /1000" office:value-type="float" office:value="14">
            <text:p>14</text:p>
          </table:table-cell>
          <table:table-cell table:formula="of:=([.$D$2]+[.$E$2])*[.C10] / 1000" office:value-type="float" office:value="3.815">
            <text:p>3.81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A11]*[.B11]" office:value-type="float" office:value="80">
            <text:p>80</text:p>
          </table:table-cell>
          <table:table-cell table:formula="of:=[.A11]*[.$B$2]" office:value-type="float" office:value="37">
            <text:p>37</text:p>
          </table:table-cell>
          <table:table-cell table:formula="of:=[.B11]*[.$C$2] /1000" office:value-type="float" office:value="16">
            <text:p>16</text:p>
          </table:table-cell>
          <table:table-cell table:formula="of:=([.$D$2]+[.$E$2])*[.C11] / 1000" office:value-type="float" office:value="4.36">
            <text:p>4.3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A12]*[.B12]" office:value-type="float" office:value="90">
            <text:p>90</text:p>
          </table:table-cell>
          <table:table-cell table:formula="of:=[.A12]*[.$B$2]" office:value-type="float" office:value="37">
            <text:p>37</text:p>
          </table:table-cell>
          <table:table-cell table:formula="of:=[.B12]*[.$C$2] /1000" office:value-type="float" office:value="18">
            <text:p>18</text:p>
          </table:table-cell>
          <table:table-cell table:formula="of:=([.$D$2]+[.$E$2])*[.C12] / 1000" office:value-type="float" office:value="4.905">
            <text:p>4.905</text:p>
          </table:table-cell>
        </table:table-row>
        <table:table-row table:style-name="ro3">
          <table:table-cell table:number-columns-repeated="2" office:value-type="float" office:value="10">
            <text:p>10</text:p>
          </table:table-cell>
          <table:table-cell table:formula="of:=[.A13]*[.B13]" office:value-type="float" office:value="100">
            <text:p>100</text:p>
          </table:table-cell>
          <table:table-cell table:formula="of:=[.A13]*[.$B$2]" office:value-type="float" office:value="37">
            <text:p>37</text:p>
          </table:table-cell>
          <table:table-cell table:formula="of:=[.B13]*[.$C$2] /1000" office:value-type="float" office:value="20">
            <text:p>20</text:p>
          </table:table-cell>
          <table:table-cell table:formula="of:=([.$D$2]+[.$E$2])*[.C13] / 1000" office:value-type="float" office:value="5.45">
            <text:p>5.4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A14]*[.B14]" office:value-type="float" office:value="110">
            <text:p>110</text:p>
          </table:table-cell>
          <table:table-cell table:formula="of:=[.A14]*[.$B$2]" office:value-type="float" office:value="37">
            <text:p>37</text:p>
          </table:table-cell>
          <table:table-cell table:formula="of:=[.B14]*[.$C$2] /1000" office:value-type="float" office:value="22">
            <text:p>22</text:p>
          </table:table-cell>
          <table:table-cell table:formula="of:=([.$D$2]+[.$E$2])*[.C14] / 1000" office:value-type="float" office:value="5.995">
            <text:p>5.99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A15]*[.B15]" office:value-type="float" office:value="120">
            <text:p>120</text:p>
          </table:table-cell>
          <table:table-cell table:formula="of:=[.A15]*[.$B$2]" office:value-type="float" office:value="37">
            <text:p>37</text:p>
          </table:table-cell>
          <table:table-cell table:formula="of:=[.B15]*[.$C$2] /1000" office:value-type="float" office:value="24">
            <text:p>24</text:p>
          </table:table-cell>
          <table:table-cell table:formula="of:=([.$D$2]+[.$E$2])*[.C15] / 1000" office:value-type="float" office:value="6.54">
            <text:p>6.5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A16]*[.B16]" office:value-type="float" office:value="130">
            <text:p>130</text:p>
          </table:table-cell>
          <table:table-cell table:formula="of:=[.A16]*[.$B$2]" office:value-type="float" office:value="37">
            <text:p>37</text:p>
          </table:table-cell>
          <table:table-cell table:formula="of:=[.B16]*[.$C$2] /1000" office:value-type="float" office:value="26">
            <text:p>26</text:p>
          </table:table-cell>
          <table:table-cell table:formula="of:=([.$D$2]+[.$E$2])*[.C16] / 1000" office:value-type="float" office:value="7.085">
            <text:p>7.08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[.A17]*[.B17]" office:value-type="float" office:value="140">
            <text:p>140</text:p>
          </table:table-cell>
          <table:table-cell table:formula="of:=[.A17]*[.$B$2]" office:value-type="float" office:value="37">
            <text:p>37</text:p>
          </table:table-cell>
          <table:table-cell table:formula="of:=[.B17]*[.$C$2] /1000" office:value-type="float" office:value="28">
            <text:p>28</text:p>
          </table:table-cell>
          <table:table-cell table:formula="of:=([.$D$2]+[.$E$2])*[.C17] / 1000" office:value-type="float" office:value="7.63">
            <text:p>7.6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A18]*[.B18]" office:value-type="float" office:value="150">
            <text:p>150</text:p>
          </table:table-cell>
          <table:table-cell table:formula="of:=[.A18]*[.$B$2]" office:value-type="float" office:value="37">
            <text:p>37</text:p>
          </table:table-cell>
          <table:table-cell table:formula="of:=[.B18]*[.$C$2] /1000" office:value-type="float" office:value="30">
            <text:p>30</text:p>
          </table:table-cell>
          <table:table-cell table:formula="of:=([.$D$2]+[.$E$2])*[.C18] / 1000" office:value-type="float" office:value="8.175">
            <text:p>8.17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[.A19]*[.B19]" office:value-type="float" office:value="160">
            <text:p>160</text:p>
          </table:table-cell>
          <table:table-cell table:formula="of:=[.A19]*[.$B$2]" office:value-type="float" office:value="37">
            <text:p>37</text:p>
          </table:table-cell>
          <table:table-cell table:formula="of:=[.B19]*[.$C$2] /1000" office:value-type="float" office:value="32">
            <text:p>32</text:p>
          </table:table-cell>
          <table:table-cell table:formula="of:=([.$D$2]+[.$E$2])*[.C19] / 1000" office:value-type="float" office:value="8.72">
            <text:p>8.7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[.A20]*[.B20]" office:value-type="float" office:value="160">
            <text:p>160</text:p>
          </table:table-cell>
          <table:table-cell table:formula="of:=[.A20]*[.$B$2]" office:value-type="float" office:value="37">
            <text:p>37</text:p>
          </table:table-cell>
          <table:table-cell table:formula="of:=[.B20]*[.$C$2] /1000" office:value-type="float" office:value="32">
            <text:p>32</text:p>
          </table:table-cell>
          <table:table-cell table:formula="of:=([.$D$2]+[.$E$2])*[.C20] / 1000" office:value-type="float" office:value="8.72">
            <text:p>8.7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[.A21]*[.B21]" office:value-type="float" office:value="160">
            <text:p>160</text:p>
          </table:table-cell>
          <table:table-cell table:formula="of:=[.A21]*[.$B$2]" office:value-type="float" office:value="37">
            <text:p>37</text:p>
          </table:table-cell>
          <table:table-cell table:formula="of:=[.B21]*[.$C$2] /1000" office:value-type="float" office:value="32">
            <text:p>32</text:p>
          </table:table-cell>
          <table:table-cell table:formula="of:=([.$D$2]+[.$E$2])*[.C21] / 1000" office:value-type="float" office:value="8.72">
            <text:p>8.7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[.A22]*[.B22]" office:value-type="float" office:value="170">
            <text:p>170</text:p>
          </table:table-cell>
          <table:table-cell table:formula="of:=[.A22]*[.$B$2]" office:value-type="float" office:value="37">
            <text:p>37</text:p>
          </table:table-cell>
          <table:table-cell table:formula="of:=[.B22]*[.$C$2] /1000" office:value-type="float" office:value="34">
            <text:p>34</text:p>
          </table:table-cell>
          <table:table-cell table:formula="of:=([.$D$2]+[.$E$2])*[.C22] / 1000" office:value-type="float" office:value="9.265">
            <text:p>9.26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[.A23]*[.B23]" office:value-type="float" office:value="180">
            <text:p>180</text:p>
          </table:table-cell>
          <table:table-cell table:formula="of:=[.A23]*[.$B$2]" office:value-type="float" office:value="37">
            <text:p>37</text:p>
          </table:table-cell>
          <table:table-cell table:formula="of:=[.B23]*[.$C$2] /1000" office:value-type="float" office:value="36">
            <text:p>36</text:p>
          </table:table-cell>
          <table:table-cell table:formula="of:=([.$D$2]+[.$E$2])*[.C23] / 1000" office:value-type="float" office:value="9.81">
            <text:p>9.8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[.A24]*[.B24]" office:value-type="float" office:value="104">
            <text:p>104</text:p>
          </table:table-cell>
          <table:table-cell table:formula="of:=[.A24]*[.$B$2]" office:value-type="float" office:value="48.1">
            <text:p>48.1</text:p>
          </table:table-cell>
          <table:table-cell table:formula="of:=[.B24]*[.$C$2] /1000" office:value-type="float" office:value="16">
            <text:p>16</text:p>
          </table:table-cell>
          <table:table-cell table:formula="of:=([.$D$2]+[.$E$2])*[.C24] / 1000" office:value-type="float" office:value="5.668">
            <text:p>5.66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[.A25]*[.B25]" office:value-type="float" office:value="117">
            <text:p>117</text:p>
          </table:table-cell>
          <table:table-cell table:formula="of:=[.A25]*[.$B$2]" office:value-type="float" office:value="48.1">
            <text:p>48.1</text:p>
          </table:table-cell>
          <table:table-cell table:formula="of:=[.B25]*[.$C$2] /1000" office:value-type="float" office:value="18">
            <text:p>18</text:p>
          </table:table-cell>
          <table:table-cell table:formula="of:=([.$D$2]+[.$E$2])*[.C25] / 1000" office:value-type="float" office:value="6.3765">
            <text:p>6.376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A26]*[.B26]" office:value-type="float" office:value="130">
            <text:p>130</text:p>
          </table:table-cell>
          <table:table-cell table:formula="of:=[.A26]*[.$B$2]" office:value-type="float" office:value="48.1">
            <text:p>48.1</text:p>
          </table:table-cell>
          <table:table-cell table:formula="of:=[.B26]*[.$C$2] /1000" office:value-type="float" office:value="20">
            <text:p>20</text:p>
          </table:table-cell>
          <table:table-cell table:formula="of:=([.$D$2]+[.$E$2])*[.C26] / 1000" office:value-type="float" office:value="7.085">
            <text:p>7.08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A27]*[.B27]" office:value-type="float" office:value="143">
            <text:p>143</text:p>
          </table:table-cell>
          <table:table-cell table:formula="of:=[.A27]*[.$B$2]" office:value-type="float" office:value="48.1">
            <text:p>48.1</text:p>
          </table:table-cell>
          <table:table-cell table:formula="of:=[.B27]*[.$C$2] /1000" office:value-type="float" office:value="22">
            <text:p>22</text:p>
          </table:table-cell>
          <table:table-cell table:formula="of:=([.$D$2]+[.$E$2])*[.C27] / 1000" office:value-type="float" office:value="7.7935">
            <text:p>7.793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[.A28]*[.B28]" office:value-type="float" office:value="156">
            <text:p>156</text:p>
          </table:table-cell>
          <table:table-cell table:formula="of:=[.A28]*[.$B$2]" office:value-type="float" office:value="48.1">
            <text:p>48.1</text:p>
          </table:table-cell>
          <table:table-cell table:formula="of:=[.B28]*[.$C$2] /1000" office:value-type="float" office:value="24">
            <text:p>24</text:p>
          </table:table-cell>
          <table:table-cell table:formula="of:=([.$D$2]+[.$E$2])*[.C28] / 1000" office:value-type="float" office:value="8.502">
            <text:p>8.502</text:p>
          </table:table-cell>
        </table:table-row>
        <table:table-row table:style-name="ro3">
          <table:table-cell table:number-columns-repeated="2" office:value-type="float" office:value="13">
            <text:p>13</text:p>
          </table:table-cell>
          <table:table-cell table:formula="of:=[.A29]*[.B29]" office:value-type="float" office:value="169">
            <text:p>169</text:p>
          </table:table-cell>
          <table:table-cell table:formula="of:=[.A29]*[.$B$2]" office:value-type="float" office:value="48.1">
            <text:p>48.1</text:p>
          </table:table-cell>
          <table:table-cell table:formula="of:=[.B29]*[.$C$2] /1000" office:value-type="float" office:value="26">
            <text:p>26</text:p>
          </table:table-cell>
          <table:table-cell table:formula="of:=([.$D$2]+[.$E$2])*[.C29] / 1000" office:value-type="float" office:value="9.2105">
            <text:p>9.210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A30]*[.B30]" office:value-type="float" office:value="182">
            <text:p>182</text:p>
          </table:table-cell>
          <table:table-cell table:formula="of:=[.A30]*[.$B$2]" office:value-type="float" office:value="48.1">
            <text:p>48.1</text:p>
          </table:table-cell>
          <table:table-cell table:formula="of:=[.B30]*[.$C$2] /1000" office:value-type="float" office:value="28">
            <text:p>28</text:p>
          </table:table-cell>
          <table:table-cell table:formula="of:=([.$D$2]+[.$E$2])*[.C30] / 1000" office:value-type="float" office:value="9.919">
            <text:p>9.919</text:p>
          </table:table-cell>
        </table:table-row>
      </table:table>
      <table:table table:name="Motor and Speed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9" table:default-cell-style-name="ce9"/>
        <table:table-column table:style-name="co2" table:number-columns-repeated="3" table:default-cell-style-name="ce9"/>
        <table:table-column table:style-name="co2" table:default-cell-style-name="ce11"/>
        <table:table-column table:style-name="co2" table:default-cell-style-name="ce9"/>
        <table:table-column table:style-name="co2" table:default-cell-style-name="Default"/>
        <table:table-row table:style-name="ro3">
          <table:table-cell office:value-type="string">
            <text:p>Wheel Diameter (mm)</text:p>
          </table:table-cell>
          <table:table-cell office:value-type="float" office:value="406">
            <text:p>406</text:p>
          </table:table-cell>
          <table:table-cell table:number-columns-repeated="6"/>
          <table:table-cell table:style-name="Default" table:number-columns-repeated="6"/>
          <table:table-cell/>
        </table:table-row>
        <table:table-row table:style-name="ro3">
          <table:table-cell office:value-type="string">
            <text:p>Wheel Circumference</text:p>
          </table:table-cell>
          <table:table-cell table:style-name="ce8" table:formula="of:=2*PI()*[.$B$1]/2" office:value-type="float" office:value="1275.48661735746">
            <text:p>1275.49</text:p>
          </table:table-cell>
          <table:table-cell table:style-name="ce8"/>
          <table:table-cell table:number-columns-repeated="5"/>
          <table:table-cell table:style-name="Default" table:number-columns-repeated="6"/>
          <table:table-cell/>
        </table:table-row>
        <table:table-row table:style-name="ro3">
          <table:table-cell table:number-columns-repeated="8"/>
          <table:table-cell table:style-name="Default" table:number-columns-repeated="6"/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Voltage</text:p>
          </table:table-cell>
          <table:table-cell office:value-type="string">
            <text:p>Power</text:p>
          </table:table-cell>
          <table:table-cell office:value-type="string">
            <text:p>No Load</text:p>
          </table:table-cell>
          <table:table-cell table:number-columns-repeated="3"/>
          <table:table-cell office:value-type="string">
            <text:p>With Load</text:p>
          </table:table-cell>
          <table:table-cell table:style-name="Default" table:number-columns-repeated="3"/>
          <table:table-cell table:style-name="Default" office:value-type="string">
            <text:p>Resistance</text:p>
          </table:table-cell>
          <table:table-cell table:style-name="Default" office:value-type="string">
            <text:p>Kv</text:p>
          </table:table-cell>
          <table:table-cell table:style-name="Default"/>
          <table:table-cell/>
        </table:table-row>
        <table:table-row table:style-name="ro2">
          <table:table-cell table:number-columns-repeated="3"/>
          <table:table-cell office:value-type="string">
            <text:p>Min Current (A)</text:p>
          </table:table-cell>
          <table:table-cell office:value-type="string">
            <text:p>Max Current (A)</text:p>
          </table:table-cell>
          <table:table-cell office:value-type="string">
            <text:p>Expected Current (A)</text:p>
          </table:table-cell>
          <table:table-cell office:value-type="string">
            <text:p>Speed (rpm)</text:p>
          </table:table-cell>
          <table:table-cell office:value-type="string">
            <text:p>Torque (Nm)</text:p>
          </table:table-cell>
          <table:table-cell table:style-name="Default" office:value-type="string">
            <text:p>Speed (rpm)</text:p>
          </table:table-cell>
          <table:table-cell table:style-name="Default" office:value-type="string">
            <text:p>Current (A)</text:p>
          </table:table-cell>
          <table:table-cell table:style-name="Default" office:value-type="string">
            <text:p>Efficiency (%)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>
            <text:p>Sinclair Original</text:p>
          </table:table-cell>
          <table:table-cell office:value-type="string">
            <text:p>12v</text:p>
          </table:table-cell>
          <table:table-cell table:number-columns-repeated="6"/>
          <table:table-cell table:style-name="Default" table:number-columns-repeated="3"/>
          <table:table-cell/>
          <table:table-cell table:style-name="ce9"/>
          <table:table-cell table:style-name="ce11"/>
          <table:table-cell table:style-name="ce9"/>
        </table:table-row>
        <table:table-row table:style-name="ro3">
          <table:table-cell office:value-type="string">
            <text:p>MY1020 1000W</text:p>
          </table:table-cell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  <table:table-cell office:value-type="float" office:value="1.2">
            <text:p>1.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3700">
            <text:p>3700</text:p>
          </table:table-cell>
          <table:table-cell office:value-type="float" office:value="3.2">
            <text:p>3.2</text:p>
          </table:table-cell>
          <table:table-cell table:style-name="Default" office:value-type="float" office:value="3000">
            <text:p>3000</text:p>
          </table:table-cell>
          <table:table-cell table:style-name="Default" office:value-type="float" office:value="35.6">
            <text:p>35.6</text:p>
          </table:table-cell>
          <table:table-cell table:style-name="Default" office:value-type="float" office:value="78">
            <text:p>78</text:p>
          </table:table-cell>
          <table:table-cell table:style-name="ce10" office:value-type="float" office:value="0.337">
            <text:p>0.337</text:p>
          </table:table-cell>
          <table:table-cell table:formula="of:=[.G7]/[.B7]" office:value-type="float" office:value="102.777777777778">
            <text:p>102.78</text:p>
          </table:table-cell>
          <table:table-cell table:number-columns-repeated="2"/>
        </table:table-row>
        <table:table-row table:style-name="ro3">
          <table:table-cell office:value-type="string">
            <text:p>MY1020 1000W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office:value-type="float" office:value="1.2">
            <text:p>1.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3700">
            <text:p>3700</text:p>
          </table:table-cell>
          <table:table-cell office:value-type="float" office:value="3.2">
            <text:p>3.2</text:p>
          </table:table-cell>
          <table:table-cell table:style-name="Default" office:value-type="float" office:value="3000">
            <text:p>3000</text:p>
          </table:table-cell>
          <table:table-cell table:style-name="Default" office:value-type="float" office:value="26.7">
            <text:p>26.7</text:p>
          </table:table-cell>
          <table:table-cell table:style-name="Default" office:value-type="float" office:value="78">
            <text:p>78</text:p>
          </table:table-cell>
          <table:table-cell table:style-name="ce10" office:value-type="float" office:value="0.337">
            <text:p>0.337</text:p>
          </table:table-cell>
          <table:table-cell table:formula="of:=[.G8]/[.B8]" office:value-type="float" office:value="77.0833333333333">
            <text:p>77.08</text:p>
          </table:table-cell>
          <table:table-cell table:number-columns-repeated="2"/>
        </table:table-row>
        <table:table-row table:style-name="ro3" table:number-rows-repeated="7">
          <table:table-cell table:number-columns-repeated="15"/>
        </table:table-row>
        <table:table-row table:style-name="ro3">
          <table:table-cell table:style-name="ce4"/>
          <table:table-cell table:number-columns-repeated="14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9"/>
          <table:table-cell table:number-columns-repeated="3"/>
          <table:table-cell table:style-name="ce11"/>
          <table:table-cell table:style-name="ce9"/>
          <table:table-cell table:style-name="Default"/>
          <table:table-cell/>
        </table:table-row>
      </table:table>
      <table:table table:name="Motor Performance" table:style-name="ta1" table:print="false">
        <table:table-column table:style-name="co1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13" table:default-cell-style-name="Default"/>
        <table:table-row table:style-name="ro2">
          <table:table-cell office:value-type="string">
            <text:p>Voltage</text:p>
          </table:table-cell>
          <table:table-cell table:style-name="Default" office:value-type="float" office:value="36">
            <text:p>36</text:p>
          </table:table-cell>
          <table:table-cell/>
          <table:table-cell office:value-type="string">
            <text:p>Kv</text:p>
          </table:table-cell>
          <table:table-cell table:formula="of:=[.B4]/[.B1]" office:value-type="float" office:value="91.6666666666667">
            <text:p>91.6666666667</text:p>
          </table:table-cell>
          <table:table-cell table:number-columns-repeated="2"/>
        </table:table-row>
        <table:table-row table:style-name="ro3">
          <table:table-cell office:value-type="string">
            <text:p>Rated Power</text:p>
          </table:table-cell>
          <table:table-cell table:style-name="Default" office:value-type="float" office:value="750">
            <text:p>750</text:p>
          </table:table-cell>
          <table:table-cell/>
          <table:table-cell office:value-type="string">
            <text:p>Resistance</text:p>
          </table:table-cell>
          <table:table-cell table:formula="of:=[.B1]/[.B3]" office:value-type="float" office:value="14.4">
            <text:p>14.4</text:p>
          </table:table-cell>
          <table:table-cell table:number-columns-repeated="2"/>
        </table:table-row>
        <table:table-row table:style-name="ro3">
          <table:table-cell office:value-type="string">
            <text:p>No-load current</text:p>
          </table:table-cell>
          <table:table-cell table:style-name="Default" office:value-type="float" office:value="2.5">
            <text:p>2.5</text:p>
          </table:table-cell>
          <table:table-cell table:number-columns-repeated="5"/>
        </table:table-row>
        <table:table-row table:style-name="ro3">
          <table:table-cell office:value-type="string">
            <text:p>No-load speed</text:p>
          </table:table-cell>
          <table:table-cell table:style-name="Default" office:value-type="float" office:value="3300">
            <text:p>3300</text:p>
          </table:table-cell>
          <table:table-cell table:number-columns-repeated="5"/>
        </table:table-row>
        <table:table-row table:style-name="ro3">
          <table:table-cell office:value-type="string">
            <text:p>Rated Torque</text:p>
          </table:table-cell>
          <table:table-cell table:style-name="Default" office:value-type="float" office:value="2.56">
            <text:p>2.56</text:p>
          </table:table-cell>
          <table:table-cell table:number-columns-repeated="5"/>
        </table:table-row>
        <table:table-row table:style-name="ro3">
          <table:table-cell office:value-type="string">
            <text:p>Rated Current</text:p>
          </table:table-cell>
          <table:table-cell table:style-name="Default" office:value-type="float" office:value="26.7">
            <text:p>26.7</text:p>
          </table:table-cell>
          <table:table-cell table:number-columns-repeated="5"/>
        </table:table-row>
        <table:table-row table:style-name="ro3">
          <table:table-cell office:value-type="string">
            <text:p>Rated Speed</text:p>
          </table:table-cell>
          <table:table-cell table:style-name="Default" office:value-type="float" office:value="2800">
            <text:p>2800</text:p>
          </table:table-cell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>
            <text:p>RPM</text:p>
          </table:table-cell>
          <table:table-cell table:style-name="Default" office:value-type="string">
            <text:p>BackEMF</text:p>
          </table:table-cell>
          <table:table-cell table:number-columns-repeated="5"/>
        </table:table-row>
        <table:table-row table:style-name="ro3">
          <table:table-cell office:value-type="float" office:value="0">
            <text:p>0</text:p>
          </table:table-cell>
          <table:table-cell table:formula="of:=[.A10]/[.$E$1]" office:value-type="float" office:value="0">
            <text:p>.00</text:p>
          </table:table-cell>
          <table:table-cell table:number-columns-repeated="5"/>
        </table:table-row>
        <table:table-row table:style-name="ro3">
          <table:table-cell office:value-type="float" office:value="100">
            <text:p>100</text:p>
          </table:table-cell>
          <table:table-cell table:formula="of:=[.A11]/[.$E$1]" office:value-type="float" office:value="1.09090909090909">
            <text:p>1.09</text:p>
          </table:table-cell>
          <table:table-cell table:number-columns-repeated="5"/>
        </table:table-row>
        <table:table-row table:style-name="ro3">
          <table:table-cell office:value-type="float" office:value="200">
            <text:p>200</text:p>
          </table:table-cell>
          <table:table-cell table:formula="of:=[.A12]/[.$E$1]" office:value-type="float" office:value="2.18181818181818">
            <text:p>2.18</text:p>
          </table:table-cell>
          <table:table-cell table:number-columns-repeated="5"/>
        </table:table-row>
        <table:table-row table:style-name="ro3">
          <table:table-cell office:value-type="float" office:value="300">
            <text:p>300</text:p>
          </table:table-cell>
          <table:table-cell table:formula="of:=[.A13]/[.$E$1]" office:value-type="float" office:value="3.27272727272727">
            <text:p>3.27</text:p>
          </table:table-cell>
          <table:table-cell table:number-columns-repeated="5"/>
        </table:table-row>
        <table:table-row table:style-name="ro3">
          <table:table-cell office:value-type="float" office:value="400">
            <text:p>400</text:p>
          </table:table-cell>
          <table:table-cell table:formula="of:=[.A14]/[.$E$1]" office:value-type="float" office:value="4.36363636363636">
            <text:p>4.36</text:p>
          </table:table-cell>
          <table:table-cell table:number-columns-repeated="5"/>
        </table:table-row>
        <table:table-row table:style-name="ro3">
          <table:table-cell office:value-type="float" office:value="500">
            <text:p>500</text:p>
          </table:table-cell>
          <table:table-cell table:formula="of:=[.A15]/[.$E$1]" office:value-type="float" office:value="5.45454545454545">
            <text:p>5.45</text:p>
          </table:table-cell>
          <table:table-cell table:number-columns-repeated="5"/>
        </table:table-row>
        <table:table-row table:style-name="ro3">
          <table:table-cell office:value-type="float" office:value="600">
            <text:p>600</text:p>
          </table:table-cell>
          <table:table-cell table:formula="of:=[.A16]/[.$E$1]" office:value-type="float" office:value="6.54545454545455">
            <text:p>6.55</text:p>
          </table:table-cell>
          <table:table-cell table:number-columns-repeated="5"/>
        </table:table-row>
        <table:table-row table:style-name="ro3">
          <table:table-cell office:value-type="float" office:value="700">
            <text:p>700</text:p>
          </table:table-cell>
          <table:table-cell table:formula="of:=[.A17]/[.$E$1]" office:value-type="float" office:value="7.63636363636364">
            <text:p>7.64</text:p>
          </table:table-cell>
          <table:table-cell table:number-columns-repeated="5"/>
        </table:table-row>
        <table:table-row table:style-name="ro3">
          <table:table-cell office:value-type="float" office:value="800">
            <text:p>800</text:p>
          </table:table-cell>
          <table:table-cell table:formula="of:=[.A18]/[.$E$1]" office:value-type="float" office:value="8.72727272727273">
            <text:p>8.73</text:p>
          </table:table-cell>
          <table:table-cell table:number-columns-repeated="5"/>
        </table:table-row>
        <table:table-row table:style-name="ro3">
          <table:table-cell office:value-type="float" office:value="900">
            <text:p>900</text:p>
          </table:table-cell>
          <table:table-cell table:formula="of:=[.A19]/[.$E$1]" office:value-type="float" office:value="9.81818181818182">
            <text:p>9.82</text:p>
          </table:table-cell>
          <table:table-cell table:number-columns-repeated="5"/>
        </table:table-row>
        <table:table-row table:style-name="ro3">
          <table:table-cell office:value-type="float" office:value="1000">
            <text:p>1000</text:p>
          </table:table-cell>
          <table:table-cell table:formula="of:=[.A20]/[.$E$1]" office:value-type="float" office:value="10.9090909090909">
            <text:p>10.91</text:p>
          </table:table-cell>
          <table:table-cell table:number-columns-repeated="5"/>
        </table:table-row>
        <table:table-row table:style-name="ro3">
          <table:table-cell office:value-type="float" office:value="1100">
            <text:p>1100</text:p>
          </table:table-cell>
          <table:table-cell table:formula="of:=[.A21]/[.$E$1]" office:value-type="float" office:value="12">
            <text:p>12.00</text:p>
          </table:table-cell>
          <table:table-cell table:number-columns-repeated="5"/>
        </table:table-row>
        <table:table-row table:style-name="ro3">
          <table:table-cell office:value-type="float" office:value="1200">
            <text:p>1200</text:p>
          </table:table-cell>
          <table:table-cell table:formula="of:=[.A22]/[.$E$1]" office:value-type="float" office:value="13.0909090909091">
            <text:p>13.09</text:p>
          </table:table-cell>
          <table:table-cell table:number-columns-repeated="5"/>
        </table:table-row>
        <table:table-row table:style-name="ro3">
          <table:table-cell office:value-type="float" office:value="1300">
            <text:p>1300</text:p>
          </table:table-cell>
          <table:table-cell table:formula="of:=[.A23]/[.$E$1]" office:value-type="float" office:value="14.1818181818182">
            <text:p>14.18</text:p>
          </table:table-cell>
          <table:table-cell table:number-columns-repeated="5"/>
        </table:table-row>
        <table:table-row table:style-name="ro3">
          <table:table-cell office:value-type="float" office:value="1400">
            <text:p>1400</text:p>
          </table:table-cell>
          <table:table-cell table:formula="of:=[.A24]/[.$E$1]" office:value-type="float" office:value="15.2727272727273">
            <text:p>15.27</text:p>
          </table:table-cell>
          <table:table-cell table:number-columns-repeated="5"/>
        </table:table-row>
        <table:table-row table:style-name="ro3">
          <table:table-cell office:value-type="float" office:value="1500">
            <text:p>1500</text:p>
          </table:table-cell>
          <table:table-cell table:formula="of:=[.A25]/[.$E$1]" office:value-type="float" office:value="16.3636363636364">
            <text:p>16.36</text:p>
          </table:table-cell>
          <table:table-cell table:number-columns-repeated="5"/>
        </table:table-row>
        <table:table-row table:style-name="ro3">
          <table:table-cell office:value-type="float" office:value="1600">
            <text:p>1600</text:p>
          </table:table-cell>
          <table:table-cell table:formula="of:=[.A26]/[.$E$1]" office:value-type="float" office:value="17.4545454545455">
            <text:p>17.45</text:p>
          </table:table-cell>
          <table:table-cell table:number-columns-repeated="5"/>
        </table:table-row>
        <table:table-row table:style-name="ro3">
          <table:table-cell office:value-type="float" office:value="1700">
            <text:p>1700</text:p>
          </table:table-cell>
          <table:table-cell table:formula="of:=[.A27]/[.$E$1]" office:value-type="float" office:value="18.5454545454545">
            <text:p>18.55</text:p>
          </table:table-cell>
          <table:table-cell table:number-columns-repeated="5"/>
        </table:table-row>
        <table:table-row table:style-name="ro3">
          <table:table-cell office:value-type="float" office:value="1800">
            <text:p>1800</text:p>
          </table:table-cell>
          <table:table-cell table:formula="of:=[.A28]/[.$E$1]" office:value-type="float" office:value="19.6363636363636">
            <text:p>19.64</text:p>
          </table:table-cell>
          <table:table-cell table:number-columns-repeated="5"/>
        </table:table-row>
        <table:table-row table:style-name="ro3">
          <table:table-cell office:value-type="float" office:value="1900">
            <text:p>1900</text:p>
          </table:table-cell>
          <table:table-cell table:formula="of:=[.A29]/[.$E$1]" office:value-type="float" office:value="20.7272727272727">
            <text:p>20.73</text:p>
          </table:table-cell>
          <table:table-cell table:number-columns-repeated="5"/>
        </table:table-row>
        <table:table-row table:style-name="ro3">
          <table:table-cell office:value-type="float" office:value="2000">
            <text:p>2000</text:p>
          </table:table-cell>
          <table:table-cell table:formula="of:=[.A30]/[.$E$1]" office:value-type="float" office:value="21.8181818181818">
            <text:p>21.82</text:p>
          </table:table-cell>
          <table:table-cell table:number-columns-repeated="5"/>
        </table:table-row>
        <table:table-row table:style-name="ro3">
          <table:table-cell office:value-type="float" office:value="2100">
            <text:p>2100</text:p>
          </table:table-cell>
          <table:table-cell table:formula="of:=[.A31]/[.$E$1]" office:value-type="float" office:value="22.9090909090909">
            <text:p>22.91</text:p>
          </table:table-cell>
          <table:table-cell table:number-columns-repeated="5"/>
        </table:table-row>
        <table:table-row table:style-name="ro3">
          <table:table-cell office:value-type="float" office:value="2200">
            <text:p>2200</text:p>
          </table:table-cell>
          <table:table-cell table:formula="of:=[.A32]/[.$E$1]" office:value-type="float" office:value="24">
            <text:p>24.00</text:p>
          </table:table-cell>
          <table:table-cell table:number-columns-repeated="5"/>
        </table:table-row>
        <table:table-row table:style-name="ro3">
          <table:table-cell office:value-type="float" office:value="2300">
            <text:p>2300</text:p>
          </table:table-cell>
          <table:table-cell table:formula="of:=[.A33]/[.$E$1]" office:value-type="float" office:value="25.0909090909091">
            <text:p>25.09</text:p>
          </table:table-cell>
          <table:table-cell table:number-columns-repeated="5"/>
        </table:table-row>
        <table:table-row table:style-name="ro3">
          <table:table-cell office:value-type="float" office:value="2400">
            <text:p>2400</text:p>
          </table:table-cell>
          <table:table-cell table:formula="of:=[.A34]/[.$E$1]" office:value-type="float" office:value="26.1818181818182">
            <text:p>26.18</text:p>
          </table:table-cell>
          <table:table-cell table:number-columns-repeated="5"/>
        </table:table-row>
        <table:table-row table:style-name="ro3">
          <table:table-cell office:value-type="float" office:value="2500">
            <text:p>2500</text:p>
          </table:table-cell>
          <table:table-cell table:formula="of:=[.A35]/[.$E$1]" office:value-type="float" office:value="27.2727272727273">
            <text:p>27.27</text:p>
          </table:table-cell>
          <table:table-cell table:number-columns-repeated="5"/>
        </table:table-row>
        <table:table-row table:style-name="ro3">
          <table:table-cell office:value-type="float" office:value="2600">
            <text:p>2600</text:p>
          </table:table-cell>
          <table:table-cell table:formula="of:=[.A36]/[.$E$1]" office:value-type="float" office:value="28.3636363636364">
            <text:p>28.36</text:p>
          </table:table-cell>
          <table:table-cell table:number-columns-repeated="5"/>
        </table:table-row>
        <table:table-row table:style-name="ro3">
          <table:table-cell office:value-type="float" office:value="2700">
            <text:p>2700</text:p>
          </table:table-cell>
          <table:table-cell table:formula="of:=[.A37]/[.$E$1]" office:value-type="float" office:value="29.4545454545455">
            <text:p>29.45</text:p>
          </table:table-cell>
          <table:table-cell table:number-columns-repeated="5"/>
        </table:table-row>
        <table:table-row table:style-name="ro3">
          <table:table-cell office:value-type="float" office:value="2800">
            <text:p>2800</text:p>
          </table:table-cell>
          <table:table-cell table:formula="of:=[.A38]/[.$E$1]" office:value-type="float" office:value="30.5454545454545">
            <text:p>30.55</text:p>
          </table:table-cell>
          <table:table-cell table:number-columns-repeated="5"/>
        </table:table-row>
        <table:table-row table:style-name="ro3">
          <table:table-cell office:value-type="float" office:value="2900">
            <text:p>2900</text:p>
          </table:table-cell>
          <table:table-cell table:formula="of:=[.A39]/[.$E$1]" office:value-type="float" office:value="31.6363636363636">
            <text:p>31.64</text:p>
          </table:table-cell>
          <table:table-cell table:number-columns-repeated="5"/>
        </table:table-row>
        <table:table-row table:style-name="ro3">
          <table:table-cell office:value-type="float" office:value="3000">
            <text:p>3000</text:p>
          </table:table-cell>
          <table:table-cell table:formula="of:=[.A40]/[.$E$1]" office:value-type="float" office:value="32.7272727272727">
            <text:p>32.73</text:p>
          </table:table-cell>
          <table:table-cell table:number-columns-repeated="5"/>
        </table:table-row>
        <table:table-row table:style-name="ro3">
          <table:table-cell office:value-type="float" office:value="3100">
            <text:p>3100</text:p>
          </table:table-cell>
          <table:table-cell table:formula="of:=[.A41]/[.$E$1]" office:value-type="float" office:value="33.8181818181818">
            <text:p>33.82</text:p>
          </table:table-cell>
          <table:table-cell table:number-columns-repeated="5"/>
        </table:table-row>
        <table:table-row table:style-name="ro3">
          <table:table-cell office:value-type="float" office:value="3200">
            <text:p>3200</text:p>
          </table:table-cell>
          <table:table-cell table:formula="of:=[.A42]/[.$E$1]" office:value-type="float" office:value="34.9090909090909">
            <text:p>34.91</text:p>
          </table:table-cell>
          <table:table-cell table:number-columns-repeated="5"/>
        </table:table-row>
        <table:table-row table:style-name="ro3">
          <table:table-cell office:value-type="float" office:value="3300">
            <text:p>3300</text:p>
          </table:table-cell>
          <table:table-cell table:formula="of:=[.A43]/[.$E$1]" office:value-type="float" office:value="36">
            <text:p>36.00</text:p>
          </table:table-cell>
          <table:table-cell table:number-columns-repeated="5"/>
        </table:table-row>
        <table:table-row table:style-name="ro3">
          <table:table-cell office:value-type="float" office:value="3400">
            <text:p>3400</text:p>
          </table:table-cell>
          <table:table-cell table:formula="of:=[.A44]/[.$E$1]" office:value-type="float" office:value="37.0909090909091">
            <text:p>37.09</text:p>
          </table:table-cell>
          <table:table-cell table:number-columns-repeated="5"/>
        </table:table-row>
        <table:table-row table:style-name="ro3">
          <table:table-cell office:value-type="float" office:value="3500">
            <text:p>3500</text:p>
          </table:table-cell>
          <table:table-cell table:formula="of:=[.A45]/[.$E$1]" office:value-type="float" office:value="38.1818181818182">
            <text:p>38.18</text:p>
          </table:table-cell>
          <table:table-cell table:number-columns-repeated="5"/>
        </table:table-row>
        <table:table-row table:style-name="ro3">
          <table:table-cell office:value-type="float" office:value="3600">
            <text:p>3600</text:p>
          </table:table-cell>
          <table:table-cell table:formula="of:=[.A46]/[.$E$1]" office:value-type="float" office:value="39.2727272727273">
            <text:p>39.27</text:p>
          </table:table-cell>
          <table:table-cell table:number-columns-repeated="5"/>
        </table:table-row>
        <table:table-row table:style-name="ro3">
          <table:table-cell office:value-type="float" office:value="3700">
            <text:p>3700</text:p>
          </table:table-cell>
          <table:table-cell table:formula="of:=[.A47]/[.$E$1]" office:value-type="float" office:value="40.3636363636364">
            <text:p>40.36</text:p>
          </table:table-cell>
          <table:table-cell table:number-columns-repeated="5"/>
        </table:table-row>
      </table:table>
      <table:table table:name="RPM to Speed" table:style-name="ta1" table:print="false">
        <table:table-column table:style-name="co12" table:default-cell-style-name="Default"/>
        <table:table-column table:style-name="co2" table:number-columns-repeated="2" table:default-cell-style-name="ce8"/>
        <table:table-column table:style-name="co14" table:default-cell-style-name="ce14"/>
        <table:table-column table:style-name="co2" table:default-cell-style-name="ce14"/>
        <table:table-column table:style-name="co15" table:default-cell-style-name="ce8"/>
        <table:table-column table:style-name="co2" table:default-cell-style-name="ce8"/>
        <table:table-column table:style-name="co2" table:number-columns-repeated="2" table:default-cell-style-name="Default"/>
        <table:table-column table:style-name="co2" table:default-cell-style-name="ce8"/>
        <table:table-column table:style-name="co16" table:default-cell-style-name="ce8"/>
        <table:table-column table:style-name="co2" table:number-columns-repeated="2" table:default-cell-style-name="Default"/>
        <table:table-column table:style-name="co2" table:default-cell-style-name="ce8"/>
        <table:table-column table:style-name="co16" table:default-cell-style-name="ce8"/>
        <table:table-row table:style-name="ro4">
          <table:table-cell office:value-type="string">
            <text:p>Wheel Dia</text:p>
          </table:table-cell>
          <table:table-cell table:style-name="Default" office:value-type="string">
            <text:p>mm</text:p>
          </table:table-cell>
          <table:table-cell table:style-name="Default" office:value-type="string">
            <text:p>inches</text:p>
          </table:table-cell>
          <table:table-cell table:style-name="Default" office:value-type="string">
            <text:p>Circumference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Front</text:p>
          </table:table-cell>
          <table:table-cell table:style-name="Default" office:value-type="float" office:value="203">
            <text:p>203</text:p>
          </table:table-cell>
          <table:table-cell office:value-type="float" office:value="7.99">
            <text:p>7.99</text:p>
          </table:table-cell>
          <table:table-cell table:style-name="ce8" table:formula="of:=[.B2]*PI()" office:value-type="float" office:value="637.743308678728">
            <text:p>637.74</text:p>
          </table:table-cell>
          <table:table-cell table:style-name="ce8" table:formula="of:=[.C2]*PI()" office:value-type="float" office:value="25.1013253021824">
            <text:p>25.1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Rear</text:p>
          </table:table-cell>
          <table:table-cell table:style-name="Default" office:value-type="float" office:value="305">
            <text:p>305</text:p>
          </table:table-cell>
          <table:table-cell office:value-type="float" office:value="12">
            <text:p>12.00</text:p>
          </table:table-cell>
          <table:table-cell table:style-name="ce8" table:formula="of:=[.B3]*PI()" office:value-type="float" office:value="958.185759344887">
            <text:p>958.19</text:p>
          </table:table-cell>
          <table:table-cell table:style-name="ce8" table:formula="of:=[.C3]*PI()" office:value-type="float" office:value="37.6991118430775">
            <text:p>37.7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Front Wheel</text:p>
          </table:table-cell>
          <table:table-cell table:style-name="Default" office:value-type="string">
            <text:p>Distance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RPM</text:p>
          </table:table-cell>
          <table:table-cell table:style-name="Default" office:value-type="string">
            <text:p>mm/minute</text:p>
          </table:table-cell>
          <table:table-cell table:style-name="Default" office:value-type="string">
            <text:p>inches/minute</text:p>
          </table:table-cell>
          <table:table-cell table:style-name="Default" office:value-type="string">
            <text:p>mm/hour</text:p>
          </table:table-cell>
          <table:table-cell table:style-name="Default" office:value-type="string">
            <text:p>inches/hour</text:p>
          </table:table-cell>
          <table:table-cell table:style-name="Default" office:value-type="string">
            <text:p>KM/H</text:p>
          </table:table-cell>
          <table:table-cell table:style-name="Default" office:value-type="string">
            <text:p>MP/H</text:p>
          </table:table-cell>
          <table:table-cell/>
          <table:table-cell office:value-type="string">
            <text:p>KM/H</text:p>
          </table:table-cell>
          <table:table-cell table:style-name="Default" office:value-type="string">
            <text:p>RPM</text:p>
          </table:table-cell>
          <table:table-cell office:value-type="string">
            <text:p>Frequency (Hz)</text:p>
          </table:table-cell>
          <table:table-cell/>
          <table:table-cell office:value-type="string">
            <text:p>MP/H</text:p>
          </table:table-cell>
          <table:table-cell table:style-name="Default" office:value-type="string">
            <text:p>RPM</text:p>
          </table:table-cell>
          <table:table-cell office:value-type="string">
            <text:p>Frequency (Hz)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7]*[.$D$2]" office:value-type="float" office:value="0">
            <text:p>0.00</text:p>
          </table:table-cell>
          <table:table-cell table:formula="of:=[.A7]*[.$E$2]" office:value-type="float" office:value="0">
            <text:p>0.00</text:p>
          </table:table-cell>
          <table:table-cell table:formula="of:=[.B7]*60" office:value-type="float" office:value="0">
            <text:p>0</text:p>
          </table:table-cell>
          <table:table-cell table:formula="of:=[.C7]*60" office:value-type="float" office:value="0">
            <text:p>0</text:p>
          </table:table-cell>
          <table:table-cell table:formula="of:=[.D7]/(1000*1000)" office:value-type="float" office:value="0">
            <text:p>0.00</text:p>
          </table:table-cell>
          <table:table-cell table:formula="of:=[.E7]/63360" office:value-type="float" office:value="0">
            <text:p>0.00</text:p>
          </table:table-cell>
          <table:table-cell/>
          <table:table-cell office:value-type="float" office:value="0.5">
            <text:p>0.5</text:p>
          </table:table-cell>
          <table:table-cell table:formula="of:=[.I7] / ([.$D$2]*6) * 100000" office:value-type="float" office:value="13.0669082998272">
            <text:p>13.07</text:p>
          </table:table-cell>
          <table:table-cell table:formula="of:=[.J7]/60" office:value-type="float" office:value="0.21778180499712">
            <text:p>0.22</text:p>
          </table:table-cell>
          <table:table-cell/>
          <table:table-cell office:value-type="float" office:value="0.5">
            <text:p>0.5</text:p>
          </table:table-cell>
          <table:table-cell table:formula="of:=[.M7] / ([.$E$2]*6) * 6336" office:value-type="float" office:value="21.0347459205308">
            <text:p>21.03</text:p>
          </table:table-cell>
          <table:table-cell table:formula="of:=[.N7]/60" office:value-type="float" office:value="0.350579098675514">
            <text:p>0.3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8]*[.$D$2]" office:value-type="float" office:value="15943.5827169682">
            <text:p>15943.58</text:p>
          </table:table-cell>
          <table:table-cell table:formula="of:=[.A8]*[.$E$2]" office:value-type="float" office:value="627.533132554561">
            <text:p>627.53</text:p>
          </table:table-cell>
          <table:table-cell table:formula="of:=[.B8]*60" office:value-type="float" office:value="956614.963018092">
            <text:p>956615</text:p>
          </table:table-cell>
          <table:table-cell table:formula="of:=[.C8]*60" office:value-type="float" office:value="37651.9879532737">
            <text:p>37652</text:p>
          </table:table-cell>
          <table:table-cell table:formula="of:=[.D8]/(1000*1000)" office:value-type="float" office:value="0.956614963018092">
            <text:p>0.96</text:p>
          </table:table-cell>
          <table:table-cell table:formula="of:=[.E8]/63360" office:value-type="float" office:value="0.594254860373638">
            <text:p>0.59</text:p>
          </table:table-cell>
          <table:table-cell/>
          <table:table-cell office:value-type="float" office:value="1">
            <text:p>1</text:p>
          </table:table-cell>
          <table:table-cell table:formula="of:=[.I8] / ([.$D$2]*6) * 100000" office:value-type="float" office:value="26.1338165996544">
            <text:p>26.13</text:p>
          </table:table-cell>
          <table:table-cell table:formula="of:=[.J8]/60" office:value-type="float" office:value="0.43556360999424">
            <text:p>0.44</text:p>
          </table:table-cell>
          <table:table-cell/>
          <table:table-cell office:value-type="float" office:value="1">
            <text:p>1</text:p>
          </table:table-cell>
          <table:table-cell table:formula="of:=[.M8] / ([.$E$2]*6) * 6336" office:value-type="float" office:value="42.0694918410617">
            <text:p>42.07</text:p>
          </table:table-cell>
          <table:table-cell table:formula="of:=[.N8]/60" office:value-type="float" office:value="0.701158197351028">
            <text:p>0.7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9]*[.$D$2]" office:value-type="float" office:value="31887.1654339364">
            <text:p>31887.17</text:p>
          </table:table-cell>
          <table:table-cell table:formula="of:=[.A9]*[.$E$2]" office:value-type="float" office:value="1255.06626510912">
            <text:p>1255.07</text:p>
          </table:table-cell>
          <table:table-cell table:formula="of:=[.B9]*60" office:value-type="float" office:value="1913229.92603618">
            <text:p>1913230</text:p>
          </table:table-cell>
          <table:table-cell table:formula="of:=[.C9]*60" office:value-type="float" office:value="75303.9759065474">
            <text:p>75304</text:p>
          </table:table-cell>
          <table:table-cell table:formula="of:=[.D9]/(1000*1000)" office:value-type="float" office:value="1.91322992603618">
            <text:p>1.91</text:p>
          </table:table-cell>
          <table:table-cell table:formula="of:=[.E9]/63360" office:value-type="float" office:value="1.18850972074728">
            <text:p>1.19</text:p>
          </table:table-cell>
          <table:table-cell/>
          <table:table-cell office:value-type="float" office:value="1.5">
            <text:p>1.5</text:p>
          </table:table-cell>
          <table:table-cell table:formula="of:=[.I9] / ([.$D$2]*6) * 100000" office:value-type="float" office:value="39.2007248994816">
            <text:p>39.20</text:p>
          </table:table-cell>
          <table:table-cell table:formula="of:=[.J9]/60" office:value-type="float" office:value="0.65334541499136">
            <text:p>0.65</text:p>
          </table:table-cell>
          <table:table-cell/>
          <table:table-cell office:value-type="float" office:value="1.5">
            <text:p>1.5</text:p>
          </table:table-cell>
          <table:table-cell table:formula="of:=[.M9] / ([.$E$2]*6) * 6336" office:value-type="float" office:value="63.1042377615925">
            <text:p>63.10</text:p>
          </table:table-cell>
          <table:table-cell table:formula="of:=[.N9]/60" office:value-type="float" office:value="1.05173729602654">
            <text:p>1.0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[.A10]*[.$D$2]" office:value-type="float" office:value="47830.7481509046">
            <text:p>47830.75</text:p>
          </table:table-cell>
          <table:table-cell table:formula="of:=[.A10]*[.$E$2]" office:value-type="float" office:value="1882.59939766368">
            <text:p>1882.60</text:p>
          </table:table-cell>
          <table:table-cell table:formula="of:=[.B10]*60" office:value-type="float" office:value="2869844.88905428">
            <text:p>2869845</text:p>
          </table:table-cell>
          <table:table-cell table:formula="of:=[.C10]*60" office:value-type="float" office:value="112955.963859821">
            <text:p>112956</text:p>
          </table:table-cell>
          <table:table-cell table:formula="of:=[.D10]/(1000*1000)" office:value-type="float" office:value="2.86984488905428">
            <text:p>2.87</text:p>
          </table:table-cell>
          <table:table-cell table:formula="of:=[.E10]/63360" office:value-type="float" office:value="1.78276458112091">
            <text:p>1.78</text:p>
          </table:table-cell>
          <table:table-cell/>
          <table:table-cell office:value-type="float" office:value="2">
            <text:p>2</text:p>
          </table:table-cell>
          <table:table-cell table:formula="of:=[.I10] / ([.$D$2]*6) * 100000" office:value-type="float" office:value="52.2676331993088">
            <text:p>52.27</text:p>
          </table:table-cell>
          <table:table-cell table:formula="of:=[.J10]/60" office:value-type="float" office:value="0.87112721998848">
            <text:p>0.87</text:p>
          </table:table-cell>
          <table:table-cell/>
          <table:table-cell office:value-type="float" office:value="2">
            <text:p>2</text:p>
          </table:table-cell>
          <table:table-cell table:formula="of:=[.M10] / ([.$E$2]*6) * 6336" office:value-type="float" office:value="84.1389836821234">
            <text:p>84.14</text:p>
          </table:table-cell>
          <table:table-cell table:formula="of:=[.N10]/60" office:value-type="float" office:value="1.40231639470206">
            <text:p>1.4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11]*[.$D$2]" office:value-type="float" office:value="63774.3308678728">
            <text:p>63774.33</text:p>
          </table:table-cell>
          <table:table-cell table:formula="of:=[.A11]*[.$E$2]" office:value-type="float" office:value="2510.13253021824">
            <text:p>2510.13</text:p>
          </table:table-cell>
          <table:table-cell table:formula="of:=[.B11]*60" office:value-type="float" office:value="3826459.85207237">
            <text:p>3826460</text:p>
          </table:table-cell>
          <table:table-cell table:formula="of:=[.C11]*60" office:value-type="float" office:value="150607.951813095">
            <text:p>150608</text:p>
          </table:table-cell>
          <table:table-cell table:formula="of:=[.D11]/(1000*1000)" office:value-type="float" office:value="3.82645985207237">
            <text:p>3.83</text:p>
          </table:table-cell>
          <table:table-cell table:formula="of:=[.E11]/63360" office:value-type="float" office:value="2.37701944149455">
            <text:p>2.38</text:p>
          </table:table-cell>
          <table:table-cell/>
          <table:table-cell office:value-type="float" office:value="2.5">
            <text:p>2.5</text:p>
          </table:table-cell>
          <table:table-cell table:formula="of:=[.I11] / ([.$D$2]*6) * 100000" office:value-type="float" office:value="65.334541499136">
            <text:p>65.33</text:p>
          </table:table-cell>
          <table:table-cell table:formula="of:=[.J11]/60" office:value-type="float" office:value="1.0889090249856">
            <text:p>1.09</text:p>
          </table:table-cell>
          <table:table-cell/>
          <table:table-cell office:value-type="float" office:value="2.5">
            <text:p>2.5</text:p>
          </table:table-cell>
          <table:table-cell table:formula="of:=[.M11] / ([.$E$2]*6) * 6336" office:value-type="float" office:value="105.173729602654">
            <text:p>105.17</text:p>
          </table:table-cell>
          <table:table-cell table:formula="of:=[.N11]/60" office:value-type="float" office:value="1.75289549337757">
            <text:p>1.7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12]*[.$D$2]" office:value-type="float" office:value="79717.913584841">
            <text:p>79717.91</text:p>
          </table:table-cell>
          <table:table-cell table:formula="of:=[.A12]*[.$E$2]" office:value-type="float" office:value="3137.66566277281">
            <text:p>3137.67</text:p>
          </table:table-cell>
          <table:table-cell table:formula="of:=[.B12]*60" office:value-type="float" office:value="4783074.81509046">
            <text:p>4783075</text:p>
          </table:table-cell>
          <table:table-cell table:formula="of:=[.C12]*60" office:value-type="float" office:value="188259.939766368">
            <text:p>188260</text:p>
          </table:table-cell>
          <table:table-cell table:formula="of:=[.D12]/(1000*1000)" office:value-type="float" office:value="4.78307481509046">
            <text:p>4.78</text:p>
          </table:table-cell>
          <table:table-cell table:formula="of:=[.E12]/63360" office:value-type="float" office:value="2.97127430186819">
            <text:p>2.97</text:p>
          </table:table-cell>
          <table:table-cell/>
          <table:table-cell office:value-type="float" office:value="3">
            <text:p>3</text:p>
          </table:table-cell>
          <table:table-cell table:formula="of:=[.I12] / ([.$D$2]*6) * 100000" office:value-type="float" office:value="78.4014497989632">
            <text:p>78.40</text:p>
          </table:table-cell>
          <table:table-cell table:formula="of:=[.J12]/60" office:value-type="float" office:value="1.30669082998272">
            <text:p>1.31</text:p>
          </table:table-cell>
          <table:table-cell/>
          <table:table-cell office:value-type="float" office:value="3">
            <text:p>3</text:p>
          </table:table-cell>
          <table:table-cell table:formula="of:=[.M12] / ([.$E$2]*6) * 6336" office:value-type="float" office:value="126.208475523185">
            <text:p>126.21</text:p>
          </table:table-cell>
          <table:table-cell table:formula="of:=[.N12]/60" office:value-type="float" office:value="2.10347459205308">
            <text:p>2.1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3]*[.$D$2]" office:value-type="float" office:value="95661.4963018092">
            <text:p>95661.50</text:p>
          </table:table-cell>
          <table:table-cell table:formula="of:=[.A13]*[.$E$2]" office:value-type="float" office:value="3765.19879532737">
            <text:p>3765.20</text:p>
          </table:table-cell>
          <table:table-cell table:formula="of:=[.B13]*60" office:value-type="float" office:value="5739689.77810855">
            <text:p>5739690</text:p>
          </table:table-cell>
          <table:table-cell table:formula="of:=[.C13]*60" office:value-type="float" office:value="225911.927719642">
            <text:p>225912</text:p>
          </table:table-cell>
          <table:table-cell table:formula="of:=[.D13]/(1000*1000)" office:value-type="float" office:value="5.73968977810855">
            <text:p>5.74</text:p>
          </table:table-cell>
          <table:table-cell table:formula="of:=[.E13]/63360" office:value-type="float" office:value="3.56552916224183">
            <text:p>3.57</text:p>
          </table:table-cell>
          <table:table-cell/>
          <table:table-cell office:value-type="float" office:value="3.5">
            <text:p>3.5</text:p>
          </table:table-cell>
          <table:table-cell table:formula="of:=[.I13] / ([.$D$2]*6) * 100000" office:value-type="float" office:value="91.4683580987904">
            <text:p>91.47</text:p>
          </table:table-cell>
          <table:table-cell table:formula="of:=[.J13]/60" office:value-type="float" office:value="1.52447263497984">
            <text:p>1.52</text:p>
          </table:table-cell>
          <table:table-cell/>
          <table:table-cell office:value-type="float" office:value="3.5">
            <text:p>3.5</text:p>
          </table:table-cell>
          <table:table-cell table:formula="of:=[.M13] / ([.$E$2]*6) * 6336" office:value-type="float" office:value="147.243221443716">
            <text:p>147.24</text:p>
          </table:table-cell>
          <table:table-cell table:formula="of:=[.N13]/60" office:value-type="float" office:value="2.4540536907286">
            <text:p>2.45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14]*[.$D$2]" office:value-type="float" office:value="111605.079018777">
            <text:p>111605.08</text:p>
          </table:table-cell>
          <table:table-cell table:formula="of:=[.A14]*[.$E$2]" office:value-type="float" office:value="4392.73192788193">
            <text:p>4392.73</text:p>
          </table:table-cell>
          <table:table-cell table:formula="of:=[.B14]*60" office:value-type="float" office:value="6696304.74112664">
            <text:p>6696305</text:p>
          </table:table-cell>
          <table:table-cell table:formula="of:=[.C14]*60" office:value-type="float" office:value="263563.915672916">
            <text:p>263564</text:p>
          </table:table-cell>
          <table:table-cell table:formula="of:=[.D14]/(1000*1000)" office:value-type="float" office:value="6.69630474112664">
            <text:p>6.70</text:p>
          </table:table-cell>
          <table:table-cell table:formula="of:=[.E14]/63360" office:value-type="float" office:value="4.15978402261546">
            <text:p>4.16</text:p>
          </table:table-cell>
          <table:table-cell/>
          <table:table-cell office:value-type="float" office:value="4">
            <text:p>4</text:p>
          </table:table-cell>
          <table:table-cell table:formula="of:=[.I14] / ([.$D$2]*6) * 100000" office:value-type="float" office:value="104.535266398618">
            <text:p>104.54</text:p>
          </table:table-cell>
          <table:table-cell table:formula="of:=[.J14]/60" office:value-type="float" office:value="1.74225443997696">
            <text:p>1.74</text:p>
          </table:table-cell>
          <table:table-cell/>
          <table:table-cell office:value-type="float" office:value="4">
            <text:p>4</text:p>
          </table:table-cell>
          <table:table-cell table:formula="of:=[.M14] / ([.$E$2]*6) * 6336" office:value-type="float" office:value="168.277967364247">
            <text:p>168.28</text:p>
          </table:table-cell>
          <table:table-cell table:formula="of:=[.N14]/60" office:value-type="float" office:value="2.80463278940411">
            <text:p>2.8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15]*[.$D$2]" office:value-type="float" office:value="127548.661735746">
            <text:p>127548.66</text:p>
          </table:table-cell>
          <table:table-cell table:formula="of:=[.A15]*[.$E$2]" office:value-type="float" office:value="5020.26506043649">
            <text:p>5020.27</text:p>
          </table:table-cell>
          <table:table-cell table:formula="of:=[.B15]*60" office:value-type="float" office:value="7652919.70414474">
            <text:p>7652920</text:p>
          </table:table-cell>
          <table:table-cell table:formula="of:=[.C15]*60" office:value-type="float" office:value="301215.903626189">
            <text:p>301216</text:p>
          </table:table-cell>
          <table:table-cell table:formula="of:=[.D15]/(1000*1000)" office:value-type="float" office:value="7.65291970414474">
            <text:p>7.65</text:p>
          </table:table-cell>
          <table:table-cell table:formula="of:=[.E15]/63360" office:value-type="float" office:value="4.7540388829891">
            <text:p>4.75</text:p>
          </table:table-cell>
          <table:table-cell/>
          <table:table-cell office:value-type="float" office:value="4.5">
            <text:p>4.5</text:p>
          </table:table-cell>
          <table:table-cell table:formula="of:=[.I15] / ([.$D$2]*6) * 100000" office:value-type="float" office:value="117.602174698445">
            <text:p>117.60</text:p>
          </table:table-cell>
          <table:table-cell table:formula="of:=[.J15]/60" office:value-type="float" office:value="1.96003624497408">
            <text:p>1.96</text:p>
          </table:table-cell>
          <table:table-cell/>
          <table:table-cell office:value-type="float" office:value="4.5">
            <text:p>4.5</text:p>
          </table:table-cell>
          <table:table-cell table:formula="of:=[.M15] / ([.$E$2]*6) * 6336" office:value-type="float" office:value="189.312713284778">
            <text:p>189.31</text:p>
          </table:table-cell>
          <table:table-cell table:formula="of:=[.N15]/60" office:value-type="float" office:value="3.15521188807963">
            <text:p>3.16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[.A16]*[.$D$2]" office:value-type="float" office:value="143492.244452714">
            <text:p>143492.24</text:p>
          </table:table-cell>
          <table:table-cell table:formula="of:=[.A16]*[.$E$2]" office:value-type="float" office:value="5647.79819299105">
            <text:p>5647.80</text:p>
          </table:table-cell>
          <table:table-cell table:formula="of:=[.B16]*60" office:value-type="float" office:value="8609534.66716283">
            <text:p>8609535</text:p>
          </table:table-cell>
          <table:table-cell table:formula="of:=[.C16]*60" office:value-type="float" office:value="338867.891579463">
            <text:p>338868</text:p>
          </table:table-cell>
          <table:table-cell table:formula="of:=[.D16]/(1000*1000)" office:value-type="float" office:value="8.60953466716283">
            <text:p>8.61</text:p>
          </table:table-cell>
          <table:table-cell table:formula="of:=[.E16]/63360" office:value-type="float" office:value="5.34829374336274">
            <text:p>5.35</text:p>
          </table:table-cell>
          <table:table-cell/>
          <table:table-cell office:value-type="float" office:value="5">
            <text:p>5</text:p>
          </table:table-cell>
          <table:table-cell table:formula="of:=[.I16] / ([.$D$2]*6) * 100000" office:value-type="float" office:value="130.669082998272">
            <text:p>130.67</text:p>
          </table:table-cell>
          <table:table-cell table:formula="of:=[.J16]/60" office:value-type="float" office:value="2.1778180499712">
            <text:p>2.18</text:p>
          </table:table-cell>
          <table:table-cell/>
          <table:table-cell office:value-type="float" office:value="5">
            <text:p>5</text:p>
          </table:table-cell>
          <table:table-cell table:formula="of:=[.M16] / ([.$E$2]*6) * 6336" office:value-type="float" office:value="210.347459205308">
            <text:p>210.35</text:p>
          </table:table-cell>
          <table:table-cell table:formula="of:=[.N16]/60" office:value-type="float" office:value="3.50579098675514">
            <text:p>3.5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17]*[.$D$2]" office:value-type="float" office:value="159435.827169682">
            <text:p>159435.83</text:p>
          </table:table-cell>
          <table:table-cell table:formula="of:=[.A17]*[.$E$2]" office:value-type="float" office:value="6275.33132554561">
            <text:p>6275.33</text:p>
          </table:table-cell>
          <table:table-cell table:formula="of:=[.B17]*60" office:value-type="float" office:value="9566149.63018092">
            <text:p>9566150</text:p>
          </table:table-cell>
          <table:table-cell table:formula="of:=[.C17]*60" office:value-type="float" office:value="376519.879532737">
            <text:p>376520</text:p>
          </table:table-cell>
          <table:table-cell table:formula="of:=[.D17]/(1000*1000)" office:value-type="float" office:value="9.56614963018092">
            <text:p>9.57</text:p>
          </table:table-cell>
          <table:table-cell table:formula="of:=[.E17]/63360" office:value-type="float" office:value="5.94254860373638">
            <text:p>5.94</text:p>
          </table:table-cell>
          <table:table-cell/>
          <table:table-cell office:value-type="float" office:value="5.5">
            <text:p>5.5</text:p>
          </table:table-cell>
          <table:table-cell table:formula="of:=[.I17] / ([.$D$2]*6) * 100000" office:value-type="float" office:value="143.735991298099">
            <text:p>143.74</text:p>
          </table:table-cell>
          <table:table-cell table:formula="of:=[.J17]/60" office:value-type="float" office:value="2.39559985496832">
            <text:p>2.40</text:p>
          </table:table-cell>
          <table:table-cell/>
          <table:table-cell office:value-type="float" office:value="5.5">
            <text:p>5.5</text:p>
          </table:table-cell>
          <table:table-cell table:formula="of:=[.M17] / ([.$E$2]*6) * 6336" office:value-type="float" office:value="231.382205125839">
            <text:p>231.38</text:p>
          </table:table-cell>
          <table:table-cell table:formula="of:=[.N17]/60" office:value-type="float" office:value="3.85637008543065">
            <text:p>3.86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table:formula="of:=[.A18]*[.$D$2]" office:value-type="float" office:value="175379.40988665">
            <text:p>175379.41</text:p>
          </table:table-cell>
          <table:table-cell table:formula="of:=[.A18]*[.$E$2]" office:value-type="float" office:value="6902.86445810017">
            <text:p>6902.86</text:p>
          </table:table-cell>
          <table:table-cell table:formula="of:=[.B18]*60" office:value-type="float" office:value="10522764.593199">
            <text:p>10522765</text:p>
          </table:table-cell>
          <table:table-cell table:formula="of:=[.C18]*60" office:value-type="float" office:value="414171.86748601">
            <text:p>414172</text:p>
          </table:table-cell>
          <table:table-cell table:formula="of:=[.D18]/(1000*1000)" office:value-type="float" office:value="10.522764593199">
            <text:p>10.52</text:p>
          </table:table-cell>
          <table:table-cell table:formula="of:=[.E18]/63360" office:value-type="float" office:value="6.53680346411001">
            <text:p>6.54</text:p>
          </table:table-cell>
          <table:table-cell/>
          <table:table-cell office:value-type="float" office:value="6">
            <text:p>6</text:p>
          </table:table-cell>
          <table:table-cell table:formula="of:=[.I18] / ([.$D$2]*6) * 100000" office:value-type="float" office:value="156.802899597926">
            <text:p>156.80</text:p>
          </table:table-cell>
          <table:table-cell table:formula="of:=[.J18]/60" office:value-type="float" office:value="2.61338165996544">
            <text:p>2.61</text:p>
          </table:table-cell>
          <table:table-cell/>
          <table:table-cell office:value-type="float" office:value="6">
            <text:p>6</text:p>
          </table:table-cell>
          <table:table-cell table:formula="of:=[.M18] / ([.$E$2]*6) * 6336" office:value-type="float" office:value="252.41695104637">
            <text:p>252.42</text:p>
          </table:table-cell>
          <table:table-cell table:formula="of:=[.N18]/60" office:value-type="float" office:value="4.20694918410617">
            <text:p>4.21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[.A19]*[.$D$2]" office:value-type="float" office:value="191322.992603618">
            <text:p>191322.99</text:p>
          </table:table-cell>
          <table:table-cell table:formula="of:=[.A19]*[.$E$2]" office:value-type="float" office:value="7530.39759065474">
            <text:p>7530.40</text:p>
          </table:table-cell>
          <table:table-cell table:formula="of:=[.B19]*60" office:value-type="float" office:value="11479379.5562171">
            <text:p>11479380</text:p>
          </table:table-cell>
          <table:table-cell table:formula="of:=[.C19]*60" office:value-type="float" office:value="451823.855439284">
            <text:p>451824</text:p>
          </table:table-cell>
          <table:table-cell table:formula="of:=[.D19]/(1000*1000)" office:value-type="float" office:value="11.4793795562171">
            <text:p>11.48</text:p>
          </table:table-cell>
          <table:table-cell table:formula="of:=[.E19]/63360" office:value-type="float" office:value="7.13105832448365">
            <text:p>7.13</text:p>
          </table:table-cell>
          <table:table-cell/>
          <table:table-cell office:value-type="float" office:value="6.5">
            <text:p>6.5</text:p>
          </table:table-cell>
          <table:table-cell table:formula="of:=[.I19] / ([.$D$2]*6) * 100000" office:value-type="float" office:value="169.869807897754">
            <text:p>169.87</text:p>
          </table:table-cell>
          <table:table-cell table:formula="of:=[.J19]/60" office:value-type="float" office:value="2.83116346496256">
            <text:p>2.83</text:p>
          </table:table-cell>
          <table:table-cell/>
          <table:table-cell office:value-type="float" office:value="6.5">
            <text:p>6.5</text:p>
          </table:table-cell>
          <table:table-cell table:formula="of:=[.M19] / ([.$E$2]*6) * 6336" office:value-type="float" office:value="273.451696966901">
            <text:p>273.45</text:p>
          </table:table-cell>
          <table:table-cell table:formula="of:=[.N19]/60" office:value-type="float" office:value="4.55752828278168">
            <text:p>4.56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table:formula="of:=[.A20]*[.$D$2]" office:value-type="float" office:value="207266.575320587">
            <text:p>207266.58</text:p>
          </table:table-cell>
          <table:table-cell table:formula="of:=[.A20]*[.$E$2]" office:value-type="float" office:value="8157.9307232093">
            <text:p>8157.93</text:p>
          </table:table-cell>
          <table:table-cell table:formula="of:=[.B20]*60" office:value-type="float" office:value="12435994.5192352">
            <text:p>12435995</text:p>
          </table:table-cell>
          <table:table-cell table:formula="of:=[.C20]*60" office:value-type="float" office:value="489475.843392558">
            <text:p>489476</text:p>
          </table:table-cell>
          <table:table-cell table:formula="of:=[.D20]/(1000*1000)" office:value-type="float" office:value="12.4359945192352">
            <text:p>12.44</text:p>
          </table:table-cell>
          <table:table-cell table:formula="of:=[.E20]/63360" office:value-type="float" office:value="7.72531318485729">
            <text:p>7.73</text:p>
          </table:table-cell>
          <table:table-cell/>
          <table:table-cell office:value-type="float" office:value="7">
            <text:p>7</text:p>
          </table:table-cell>
          <table:table-cell table:formula="of:=[.I20] / ([.$D$2]*6) * 100000" office:value-type="float" office:value="182.936716197581">
            <text:p>182.94</text:p>
          </table:table-cell>
          <table:table-cell table:formula="of:=[.J20]/60" office:value-type="float" office:value="3.04894526995968">
            <text:p>3.05</text:p>
          </table:table-cell>
          <table:table-cell/>
          <table:table-cell office:value-type="float" office:value="7">
            <text:p>7</text:p>
          </table:table-cell>
          <table:table-cell table:formula="of:=[.M20] / ([.$E$2]*6) * 6336" office:value-type="float" office:value="294.486442887432">
            <text:p>294.49</text:p>
          </table:table-cell>
          <table:table-cell table:formula="of:=[.N20]/60" office:value-type="float" office:value="4.9081073814572">
            <text:p>4.91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table:formula="of:=[.A21]*[.$D$2]" office:value-type="float" office:value="223210.158037555">
            <text:p>223210.16</text:p>
          </table:table-cell>
          <table:table-cell table:formula="of:=[.A21]*[.$E$2]" office:value-type="float" office:value="8785.46385576386">
            <text:p>8785.46</text:p>
          </table:table-cell>
          <table:table-cell table:formula="of:=[.B21]*60" office:value-type="float" office:value="13392609.4822533">
            <text:p>13392609</text:p>
          </table:table-cell>
          <table:table-cell table:formula="of:=[.C21]*60" office:value-type="float" office:value="527127.831345831">
            <text:p>527128</text:p>
          </table:table-cell>
          <table:table-cell table:formula="of:=[.D21]/(1000*1000)" office:value-type="float" office:value="13.3926094822533">
            <text:p>13.39</text:p>
          </table:table-cell>
          <table:table-cell table:formula="of:=[.E21]/63360" office:value-type="float" office:value="8.31956804523093">
            <text:p>8.32</text:p>
          </table:table-cell>
          <table:table-cell/>
          <table:table-cell office:value-type="float" office:value="7.5">
            <text:p>7.5</text:p>
          </table:table-cell>
          <table:table-cell table:formula="of:=[.I21] / ([.$D$2]*6) * 100000" office:value-type="float" office:value="196.003624497408">
            <text:p>196.00</text:p>
          </table:table-cell>
          <table:table-cell table:formula="of:=[.J21]/60" office:value-type="float" office:value="3.2667270749568">
            <text:p>3.27</text:p>
          </table:table-cell>
          <table:table-cell/>
          <table:table-cell office:value-type="float" office:value="7.5">
            <text:p>7.5</text:p>
          </table:table-cell>
          <table:table-cell table:formula="of:=[.M21] / ([.$E$2]*6) * 6336" office:value-type="float" office:value="315.521188807963">
            <text:p>315.52</text:p>
          </table:table-cell>
          <table:table-cell table:formula="of:=[.N21]/60" office:value-type="float" office:value="5.25868648013271">
            <text:p>5.26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table:formula="of:=[.A22]*[.$D$2]" office:value-type="float" office:value="239153.740754523">
            <text:p>239153.74</text:p>
          </table:table-cell>
          <table:table-cell table:formula="of:=[.A22]*[.$E$2]" office:value-type="float" office:value="9412.99698831842">
            <text:p>9413.00</text:p>
          </table:table-cell>
          <table:table-cell table:formula="of:=[.B22]*60" office:value-type="float" office:value="14349224.4452714">
            <text:p>14349224</text:p>
          </table:table-cell>
          <table:table-cell table:formula="of:=[.C22]*60" office:value-type="float" office:value="564779.819299105">
            <text:p>564780</text:p>
          </table:table-cell>
          <table:table-cell table:formula="of:=[.D22]/(1000*1000)" office:value-type="float" office:value="14.3492244452714">
            <text:p>14.35</text:p>
          </table:table-cell>
          <table:table-cell table:formula="of:=[.E22]/63360" office:value-type="float" office:value="8.91382290560456">
            <text:p>8.91</text:p>
          </table:table-cell>
          <table:table-cell/>
          <table:table-cell office:value-type="float" office:value="8">
            <text:p>8</text:p>
          </table:table-cell>
          <table:table-cell table:formula="of:=[.I22] / ([.$D$2]*6) * 100000" office:value-type="float" office:value="209.070532797235">
            <text:p>209.07</text:p>
          </table:table-cell>
          <table:table-cell table:formula="of:=[.J22]/60" office:value-type="float" office:value="3.48450887995392">
            <text:p>3.48</text:p>
          </table:table-cell>
          <table:table-cell/>
          <table:table-cell office:value-type="float" office:value="8">
            <text:p>8</text:p>
          </table:table-cell>
          <table:table-cell table:formula="of:=[.M22] / ([.$E$2]*6) * 6336" office:value-type="float" office:value="336.555934728494">
            <text:p>336.56</text:p>
          </table:table-cell>
          <table:table-cell table:formula="of:=[.N22]/60" office:value-type="float" office:value="5.60926557880823">
            <text:p>5.61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formula="of:=[.A23]*[.$D$2]" office:value-type="float" office:value="255097.323471491">
            <text:p>255097.32</text:p>
          </table:table-cell>
          <table:table-cell table:formula="of:=[.A23]*[.$E$2]" office:value-type="float" office:value="10040.530120873">
            <text:p>10040.53</text:p>
          </table:table-cell>
          <table:table-cell table:formula="of:=[.B23]*60" office:value-type="float" office:value="15305839.4082895">
            <text:p>15305839</text:p>
          </table:table-cell>
          <table:table-cell table:formula="of:=[.C23]*60" office:value-type="float" office:value="602431.807252379">
            <text:p>602432</text:p>
          </table:table-cell>
          <table:table-cell table:formula="of:=[.D23]/(1000*1000)" office:value-type="float" office:value="15.3058394082895">
            <text:p>15.31</text:p>
          </table:table-cell>
          <table:table-cell table:formula="of:=[.E23]/63360" office:value-type="float" office:value="9.5080777659782">
            <text:p>9.51</text:p>
          </table:table-cell>
          <table:table-cell/>
          <table:table-cell office:value-type="float" office:value="8.5">
            <text:p>8.5</text:p>
          </table:table-cell>
          <table:table-cell table:formula="of:=[.I23] / ([.$D$2]*6) * 100000" office:value-type="float" office:value="222.137441097062">
            <text:p>222.14</text:p>
          </table:table-cell>
          <table:table-cell table:formula="of:=[.J23]/60" office:value-type="float" office:value="3.70229068495104">
            <text:p>3.70</text:p>
          </table:table-cell>
          <table:table-cell/>
          <table:table-cell office:value-type="float" office:value="8.5">
            <text:p>8.5</text:p>
          </table:table-cell>
          <table:table-cell table:formula="of:=[.M23] / ([.$E$2]*6) * 6336" office:value-type="float" office:value="357.590680649024">
            <text:p>357.59</text:p>
          </table:table-cell>
          <table:table-cell table:formula="of:=[.N23]/60" office:value-type="float" office:value="5.95984467748374">
            <text:p>5.96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table:formula="of:=[.A24]*[.$D$2]" office:value-type="float" office:value="271040.906188459">
            <text:p>271040.91</text:p>
          </table:table-cell>
          <table:table-cell table:formula="of:=[.A24]*[.$E$2]" office:value-type="float" office:value="10668.0632534275">
            <text:p>10668.06</text:p>
          </table:table-cell>
          <table:table-cell table:formula="of:=[.B24]*60" office:value-type="float" office:value="16262454.3713076">
            <text:p>16262454</text:p>
          </table:table-cell>
          <table:table-cell table:formula="of:=[.C24]*60" office:value-type="float" office:value="640083.795205652">
            <text:p>640084</text:p>
          </table:table-cell>
          <table:table-cell table:formula="of:=[.D24]/(1000*1000)" office:value-type="float" office:value="16.2624543713076">
            <text:p>16.26</text:p>
          </table:table-cell>
          <table:table-cell table:formula="of:=[.E24]/63360" office:value-type="float" office:value="10.1023326263518">
            <text:p>10.10</text:p>
          </table:table-cell>
          <table:table-cell/>
          <table:table-cell office:value-type="float" office:value="9">
            <text:p>9</text:p>
          </table:table-cell>
          <table:table-cell table:formula="of:=[.I24] / ([.$D$2]*6) * 100000" office:value-type="float" office:value="235.20434939689">
            <text:p>235.20</text:p>
          </table:table-cell>
          <table:table-cell table:formula="of:=[.J24]/60" office:value-type="float" office:value="3.92007248994816">
            <text:p>3.92</text:p>
          </table:table-cell>
          <table:table-cell/>
          <table:table-cell office:value-type="float" office:value="9">
            <text:p>9</text:p>
          </table:table-cell>
          <table:table-cell table:formula="of:=[.M24] / ([.$E$2]*6) * 6336" office:value-type="float" office:value="378.625426569555">
            <text:p>378.63</text:p>
          </table:table-cell>
          <table:table-cell table:formula="of:=[.N24]/60" office:value-type="float" office:value="6.31042377615925">
            <text:p>6.31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table:formula="of:=[.A25]*[.$D$2]" office:value-type="float" office:value="286984.488905428">
            <text:p>286984.49</text:p>
          </table:table-cell>
          <table:table-cell table:formula="of:=[.A25]*[.$E$2]" office:value-type="float" office:value="11295.5963859821">
            <text:p>11295.60</text:p>
          </table:table-cell>
          <table:table-cell table:formula="of:=[.B25]*60" office:value-type="float" office:value="17219069.3343257">
            <text:p>17219069</text:p>
          </table:table-cell>
          <table:table-cell table:formula="of:=[.C25]*60" office:value-type="float" office:value="677735.783158926">
            <text:p>677736</text:p>
          </table:table-cell>
          <table:table-cell table:formula="of:=[.D25]/(1000*1000)" office:value-type="float" office:value="17.2190693343257">
            <text:p>17.22</text:p>
          </table:table-cell>
          <table:table-cell table:formula="of:=[.E25]/63360" office:value-type="float" office:value="10.6965874867255">
            <text:p>10.70</text:p>
          </table:table-cell>
          <table:table-cell/>
          <table:table-cell office:value-type="float" office:value="9.5">
            <text:p>9.5</text:p>
          </table:table-cell>
          <table:table-cell table:formula="of:=[.I25] / ([.$D$2]*6) * 100000" office:value-type="float" office:value="248.271257696717">
            <text:p>248.27</text:p>
          </table:table-cell>
          <table:table-cell table:formula="of:=[.J25]/60" office:value-type="float" office:value="4.13785429494528">
            <text:p>4.14</text:p>
          </table:table-cell>
          <table:table-cell/>
          <table:table-cell office:value-type="float" office:value="9.5">
            <text:p>9.5</text:p>
          </table:table-cell>
          <table:table-cell table:formula="of:=[.M25] / ([.$E$2]*6) * 6336" office:value-type="float" office:value="399.660172490086">
            <text:p>399.66</text:p>
          </table:table-cell>
          <table:table-cell table:formula="of:=[.N25]/60" office:value-type="float" office:value="6.66100287483477">
            <text:p>6.66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table:formula="of:=[.A26]*[.$D$2]" office:value-type="float" office:value="302928.071622396">
            <text:p>302928.07</text:p>
          </table:table-cell>
          <table:table-cell table:formula="of:=[.A26]*[.$E$2]" office:value-type="float" office:value="11923.1295185367">
            <text:p>11923.13</text:p>
          </table:table-cell>
          <table:table-cell table:formula="of:=[.B26]*60" office:value-type="float" office:value="18175684.2973437">
            <text:p>18175684</text:p>
          </table:table-cell>
          <table:table-cell table:formula="of:=[.C26]*60" office:value-type="float" office:value="715387.7711122">
            <text:p>715388</text:p>
          </table:table-cell>
          <table:table-cell table:formula="of:=[.D26]/(1000*1000)" office:value-type="float" office:value="18.1756842973437">
            <text:p>18.18</text:p>
          </table:table-cell>
          <table:table-cell table:formula="of:=[.E26]/63360" office:value-type="float" office:value="11.2908423470991">
            <text:p>11.29</text:p>
          </table:table-cell>
          <table:table-cell/>
          <table:table-cell office:value-type="float" office:value="10">
            <text:p>10</text:p>
          </table:table-cell>
          <table:table-cell table:formula="of:=[.I26] / ([.$D$2]*6) * 100000" office:value-type="float" office:value="261.338165996544">
            <text:p>261.34</text:p>
          </table:table-cell>
          <table:table-cell table:formula="of:=[.J26]/60" office:value-type="float" office:value="4.3556360999424">
            <text:p>4.36</text:p>
          </table:table-cell>
          <table:table-cell/>
          <table:table-cell office:value-type="float" office:value="10">
            <text:p>10</text:p>
          </table:table-cell>
          <table:table-cell table:formula="of:=[.M26] / ([.$E$2]*6) * 6336" office:value-type="float" office:value="420.694918410617">
            <text:p>420.69</text:p>
          </table:table-cell>
          <table:table-cell table:formula="of:=[.N26]/60" office:value-type="float" office:value="7.01158197351028">
            <text:p>7.0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[.A27]*[.$D$2]" office:value-type="float" office:value="318871.654339364">
            <text:p>318871.65</text:p>
          </table:table-cell>
          <table:table-cell table:formula="of:=[.A27]*[.$E$2]" office:value-type="float" office:value="12550.6626510912">
            <text:p>12550.66</text:p>
          </table:table-cell>
          <table:table-cell table:formula="of:=[.B27]*60" office:value-type="float" office:value="19132299.2603618">
            <text:p>19132299</text:p>
          </table:table-cell>
          <table:table-cell table:formula="of:=[.C27]*60" office:value-type="float" office:value="753039.759065474">
            <text:p>753040</text:p>
          </table:table-cell>
          <table:table-cell table:formula="of:=[.D27]/(1000*1000)" office:value-type="float" office:value="19.1322992603618">
            <text:p>19.13</text:p>
          </table:table-cell>
          <table:table-cell table:formula="of:=[.E27]/63360" office:value-type="float" office:value="11.8850972074728">
            <text:p>11.89</text:p>
          </table:table-cell>
          <table:table-cell/>
          <table:table-cell office:value-type="float" office:value="10.5">
            <text:p>10.5</text:p>
          </table:table-cell>
          <table:table-cell table:formula="of:=[.I27] / ([.$D$2]*6) * 100000" office:value-type="float" office:value="274.405074296371">
            <text:p>274.41</text:p>
          </table:table-cell>
          <table:table-cell table:formula="of:=[.J27]/60" office:value-type="float" office:value="4.57341790493952">
            <text:p>4.57</text:p>
          </table:table-cell>
          <table:table-cell/>
          <table:table-cell office:value-type="float" office:value="10.5">
            <text:p>10.5</text:p>
          </table:table-cell>
          <table:table-cell table:formula="of:=[.M27] / ([.$E$2]*6) * 6336" office:value-type="float" office:value="441.729664331148">
            <text:p>441.73</text:p>
          </table:table-cell>
          <table:table-cell table:formula="of:=[.N27]/60" office:value-type="float" office:value="7.3621610721858">
            <text:p>7.36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table:formula="of:=[.A28]*[.$D$2]" office:value-type="float" office:value="334815.237056332">
            <text:p>334815.24</text:p>
          </table:table-cell>
          <table:table-cell table:formula="of:=[.A28]*[.$E$2]" office:value-type="float" office:value="13178.1957836458">
            <text:p>13178.20</text:p>
          </table:table-cell>
          <table:table-cell table:formula="of:=[.B28]*60" office:value-type="float" office:value="20088914.2233799">
            <text:p>20088914</text:p>
          </table:table-cell>
          <table:table-cell table:formula="of:=[.C28]*60" office:value-type="float" office:value="790691.747018747">
            <text:p>790692</text:p>
          </table:table-cell>
          <table:table-cell table:formula="of:=[.D28]/(1000*1000)" office:value-type="float" office:value="20.0889142233799">
            <text:p>20.09</text:p>
          </table:table-cell>
          <table:table-cell table:formula="of:=[.E28]/63360" office:value-type="float" office:value="12.4793520678464">
            <text:p>12.48</text:p>
          </table:table-cell>
          <table:table-cell/>
          <table:table-cell office:value-type="float" office:value="11">
            <text:p>11</text:p>
          </table:table-cell>
          <table:table-cell table:formula="of:=[.I28] / ([.$D$2]*6) * 100000" office:value-type="float" office:value="287.471982596198">
            <text:p>287.47</text:p>
          </table:table-cell>
          <table:table-cell table:formula="of:=[.J28]/60" office:value-type="float" office:value="4.79119970993664">
            <text:p>4.79</text:p>
          </table:table-cell>
          <table:table-cell/>
          <table:table-cell office:value-type="float" office:value="11">
            <text:p>11</text:p>
          </table:table-cell>
          <table:table-cell table:formula="of:=[.M28] / ([.$E$2]*6) * 6336" office:value-type="float" office:value="462.764410251679">
            <text:p>462.76</text:p>
          </table:table-cell>
          <table:table-cell table:formula="of:=[.N28]/60" office:value-type="float" office:value="7.71274017086131">
            <text:p>7.71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table:formula="of:=[.A29]*[.$D$2]" office:value-type="float" office:value="350758.8197733">
            <text:p>350758.82</text:p>
          </table:table-cell>
          <table:table-cell table:formula="of:=[.A29]*[.$E$2]" office:value-type="float" office:value="13805.7289162003">
            <text:p>13805.73</text:p>
          </table:table-cell>
          <table:table-cell table:formula="of:=[.B29]*60" office:value-type="float" office:value="21045529.186398">
            <text:p>21045529</text:p>
          </table:table-cell>
          <table:table-cell table:formula="of:=[.C29]*60" office:value-type="float" office:value="828343.734972021">
            <text:p>828344</text:p>
          </table:table-cell>
          <table:table-cell table:formula="of:=[.D29]/(1000*1000)" office:value-type="float" office:value="21.045529186398">
            <text:p>21.05</text:p>
          </table:table-cell>
          <table:table-cell table:formula="of:=[.E29]/63360" office:value-type="float" office:value="13.07360692822">
            <text:p>13.07</text:p>
          </table:table-cell>
          <table:table-cell/>
          <table:table-cell office:value-type="float" office:value="11.5">
            <text:p>11.5</text:p>
          </table:table-cell>
          <table:table-cell table:formula="of:=[.I29] / ([.$D$2]*6) * 100000" office:value-type="float" office:value="300.538890896026">
            <text:p>300.54</text:p>
          </table:table-cell>
          <table:table-cell table:formula="of:=[.J29]/60" office:value-type="float" office:value="5.00898151493376">
            <text:p>5.01</text:p>
          </table:table-cell>
          <table:table-cell/>
          <table:table-cell office:value-type="float" office:value="11.5">
            <text:p>11.5</text:p>
          </table:table-cell>
          <table:table-cell table:formula="of:=[.M29] / ([.$E$2]*6) * 6336" office:value-type="float" office:value="483.799156172209">
            <text:p>483.80</text:p>
          </table:table-cell>
          <table:table-cell table:formula="of:=[.N29]/60" office:value-type="float" office:value="8.06331926953683">
            <text:p>8.06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table:formula="of:=[.A30]*[.$D$2]" office:value-type="float" office:value="366702.402490269">
            <text:p>366702.40</text:p>
          </table:table-cell>
          <table:table-cell table:formula="of:=[.A30]*[.$E$2]" office:value-type="float" office:value="14433.2620487549">
            <text:p>14433.26</text:p>
          </table:table-cell>
          <table:table-cell table:formula="of:=[.B30]*60" office:value-type="float" office:value="22002144.1494161">
            <text:p>22002144</text:p>
          </table:table-cell>
          <table:table-cell table:formula="of:=[.C30]*60" office:value-type="float" office:value="865995.722925295">
            <text:p>865996</text:p>
          </table:table-cell>
          <table:table-cell table:formula="of:=[.D30]/(1000*1000)" office:value-type="float" office:value="22.0021441494161">
            <text:p>22.00</text:p>
          </table:table-cell>
          <table:table-cell table:formula="of:=[.E30]/63360" office:value-type="float" office:value="13.6678617885937">
            <text:p>13.67</text:p>
          </table:table-cell>
          <table:table-cell/>
          <table:table-cell office:value-type="float" office:value="12">
            <text:p>12</text:p>
          </table:table-cell>
          <table:table-cell table:formula="of:=[.I30] / ([.$D$2]*6) * 100000" office:value-type="float" office:value="313.605799195853">
            <text:p>313.61</text:p>
          </table:table-cell>
          <table:table-cell table:formula="of:=[.J30]/60" office:value-type="float" office:value="5.22676331993088">
            <text:p>5.23</text:p>
          </table:table-cell>
          <table:table-cell/>
          <table:table-cell office:value-type="float" office:value="12">
            <text:p>12</text:p>
          </table:table-cell>
          <table:table-cell table:formula="of:=[.M30] / ([.$E$2]*6) * 6336" office:value-type="float" office:value="504.83390209274">
            <text:p>504.83</text:p>
          </table:table-cell>
          <table:table-cell table:formula="of:=[.N30]/60" office:value-type="float" office:value="8.41389836821234">
            <text:p>8.4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formula="of:=[.A31]*[.$D$2]" office:value-type="float" office:value="382645.985207237">
            <text:p>382645.99</text:p>
          </table:table-cell>
          <table:table-cell table:formula="of:=[.A31]*[.$E$2]" office:value-type="float" office:value="15060.7951813095">
            <text:p>15060.80</text:p>
          </table:table-cell>
          <table:table-cell table:formula="of:=[.B31]*60" office:value-type="float" office:value="22958759.1124342">
            <text:p>22958759</text:p>
          </table:table-cell>
          <table:table-cell table:formula="of:=[.C31]*60" office:value-type="float" office:value="903647.710878568">
            <text:p>903648</text:p>
          </table:table-cell>
          <table:table-cell table:formula="of:=[.D31]/(1000*1000)" office:value-type="float" office:value="22.9587591124342">
            <text:p>22.96</text:p>
          </table:table-cell>
          <table:table-cell table:formula="of:=[.E31]/63360" office:value-type="float" office:value="14.2621166489673">
            <text:p>14.26</text:p>
          </table:table-cell>
          <table:table-cell/>
          <table:table-cell office:value-type="float" office:value="12.5">
            <text:p>12.5</text:p>
          </table:table-cell>
          <table:table-cell table:formula="of:=[.I31] / ([.$D$2]*6) * 100000" office:value-type="float" office:value="326.67270749568">
            <text:p>326.67</text:p>
          </table:table-cell>
          <table:table-cell table:formula="of:=[.J31]/60" office:value-type="float" office:value="5.444545124928">
            <text:p>5.44</text:p>
          </table:table-cell>
          <table:table-cell/>
          <table:table-cell office:value-type="float" office:value="12.5">
            <text:p>12.5</text:p>
          </table:table-cell>
          <table:table-cell table:formula="of:=[.M31] / ([.$E$2]*6) * 6336" office:value-type="float" office:value="525.868648013271">
            <text:p>525.87</text:p>
          </table:table-cell>
          <table:table-cell table:formula="of:=[.N31]/60" office:value-type="float" office:value="8.76447746688785">
            <text:p>8.76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table:formula="of:=[.A32]*[.$D$2]" office:value-type="float" office:value="398589.567924205">
            <text:p>398589.57</text:p>
          </table:table-cell>
          <table:table-cell table:formula="of:=[.A32]*[.$E$2]" office:value-type="float" office:value="15688.328313864">
            <text:p>15688.33</text:p>
          </table:table-cell>
          <table:table-cell table:formula="of:=[.B32]*60" office:value-type="float" office:value="23915374.0754523">
            <text:p>23915374</text:p>
          </table:table-cell>
          <table:table-cell table:formula="of:=[.C32]*60" office:value-type="float" office:value="941299.698831842">
            <text:p>941300</text:p>
          </table:table-cell>
          <table:table-cell table:formula="of:=[.D32]/(1000*1000)" office:value-type="float" office:value="23.9153740754523">
            <text:p>23.92</text:p>
          </table:table-cell>
          <table:table-cell table:formula="of:=[.E32]/63360" office:value-type="float" office:value="14.8563715093409">
            <text:p>14.86</text:p>
          </table:table-cell>
          <table:table-cell/>
          <table:table-cell office:value-type="float" office:value="13">
            <text:p>13</text:p>
          </table:table-cell>
          <table:table-cell table:formula="of:=[.I32] / ([.$D$2]*6) * 100000" office:value-type="float" office:value="339.739615795507">
            <text:p>339.74</text:p>
          </table:table-cell>
          <table:table-cell table:formula="of:=[.J32]/60" office:value-type="float" office:value="5.66232692992512">
            <text:p>5.66</text:p>
          </table:table-cell>
          <table:table-cell/>
          <table:table-cell office:value-type="float" office:value="13">
            <text:p>13</text:p>
          </table:table-cell>
          <table:table-cell table:formula="of:=[.M32] / ([.$E$2]*6) * 6336" office:value-type="float" office:value="546.903393933802">
            <text:p>546.90</text:p>
          </table:table-cell>
          <table:table-cell table:formula="of:=[.N32]/60" office:value-type="float" office:value="9.11505656556337">
            <text:p>9.12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table:formula="of:=[.A33]*[.$D$2]" office:value-type="float" office:value="414533.150641173">
            <text:p>414533.15</text:p>
          </table:table-cell>
          <table:table-cell table:formula="of:=[.A33]*[.$E$2]" office:value-type="float" office:value="16315.8614464186">
            <text:p>16315.86</text:p>
          </table:table-cell>
          <table:table-cell table:formula="of:=[.B33]*60" office:value-type="float" office:value="24871989.0384704">
            <text:p>24871989</text:p>
          </table:table-cell>
          <table:table-cell table:formula="of:=[.C33]*60" office:value-type="float" office:value="978951.686785116">
            <text:p>978952</text:p>
          </table:table-cell>
          <table:table-cell table:formula="of:=[.D33]/(1000*1000)" office:value-type="float" office:value="24.8719890384704">
            <text:p>24.87</text:p>
          </table:table-cell>
          <table:table-cell table:formula="of:=[.E33]/63360" office:value-type="float" office:value="15.4506263697146">
            <text:p>15.45</text:p>
          </table:table-cell>
          <table:table-cell/>
          <table:table-cell office:value-type="float" office:value="13.5">
            <text:p>13.5</text:p>
          </table:table-cell>
          <table:table-cell table:formula="of:=[.I33] / ([.$D$2]*6) * 100000" office:value-type="float" office:value="352.806524095334">
            <text:p>352.81</text:p>
          </table:table-cell>
          <table:table-cell table:formula="of:=[.J33]/60" office:value-type="float" office:value="5.88010873492224">
            <text:p>5.88</text:p>
          </table:table-cell>
          <table:table-cell/>
          <table:table-cell office:value-type="float" office:value="13.5">
            <text:p>13.5</text:p>
          </table:table-cell>
          <table:table-cell table:formula="of:=[.M33] / ([.$E$2]*6) * 6336" office:value-type="float" office:value="567.938139854333">
            <text:p>567.94</text:p>
          </table:table-cell>
          <table:table-cell table:formula="of:=[.N33]/60" office:value-type="float" office:value="9.46563566423888">
            <text:p>9.47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table:formula="of:=[.A34]*[.$D$2]" office:value-type="float" office:value="430476.733358141">
            <text:p>430476.73</text:p>
          </table:table-cell>
          <table:table-cell table:formula="of:=[.A34]*[.$E$2]" office:value-type="float" office:value="16943.3945789732">
            <text:p>16943.39</text:p>
          </table:table-cell>
          <table:table-cell table:formula="of:=[.B34]*60" office:value-type="float" office:value="25828604.0014885">
            <text:p>25828604</text:p>
          </table:table-cell>
          <table:table-cell table:formula="of:=[.C34]*60" office:value-type="float" office:value="1016603.67473839">
            <text:p>1016604</text:p>
          </table:table-cell>
          <table:table-cell table:formula="of:=[.D34]/(1000*1000)" office:value-type="float" office:value="25.8286040014885">
            <text:p>25.83</text:p>
          </table:table-cell>
          <table:table-cell table:formula="of:=[.E34]/63360" office:value-type="float" office:value="16.0448812300882">
            <text:p>16.04</text:p>
          </table:table-cell>
          <table:table-cell/>
          <table:table-cell office:value-type="float" office:value="14">
            <text:p>14</text:p>
          </table:table-cell>
          <table:table-cell table:formula="of:=[.I34] / ([.$D$2]*6) * 100000" office:value-type="float" office:value="365.873432395162">
            <text:p>365.87</text:p>
          </table:table-cell>
          <table:table-cell table:formula="of:=[.J34]/60" office:value-type="float" office:value="6.09789053991936">
            <text:p>6.10</text:p>
          </table:table-cell>
          <table:table-cell/>
          <table:table-cell office:value-type="float" office:value="14">
            <text:p>14</text:p>
          </table:table-cell>
          <table:table-cell table:formula="of:=[.M34] / ([.$E$2]*6) * 6336" office:value-type="float" office:value="588.972885774864">
            <text:p>588.97</text:p>
          </table:table-cell>
          <table:table-cell table:formula="of:=[.N34]/60" office:value-type="float" office:value="9.8162147629144">
            <text:p>9.82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formula="of:=[.A35]*[.$D$2]" office:value-type="float" office:value="446420.31607511">
            <text:p>446420.32</text:p>
          </table:table-cell>
          <table:table-cell table:formula="of:=[.A35]*[.$E$2]" office:value-type="float" office:value="17570.9277115277">
            <text:p>17570.93</text:p>
          </table:table-cell>
          <table:table-cell table:formula="of:=[.B35]*60" office:value-type="float" office:value="26785218.9645066">
            <text:p>26785219</text:p>
          </table:table-cell>
          <table:table-cell table:formula="of:=[.C35]*60" office:value-type="float" office:value="1054255.66269166">
            <text:p>1054256</text:p>
          </table:table-cell>
          <table:table-cell table:formula="of:=[.D35]/(1000*1000)" office:value-type="float" office:value="26.7852189645066">
            <text:p>26.79</text:p>
          </table:table-cell>
          <table:table-cell table:formula="of:=[.E35]/63360" office:value-type="float" office:value="16.6391360904619">
            <text:p>16.64</text:p>
          </table:table-cell>
          <table:table-cell/>
          <table:table-cell office:value-type="float" office:value="14.5">
            <text:p>14.5</text:p>
          </table:table-cell>
          <table:table-cell table:formula="of:=[.I35] / ([.$D$2]*6) * 100000" office:value-type="float" office:value="378.940340694989">
            <text:p>378.94</text:p>
          </table:table-cell>
          <table:table-cell table:formula="of:=[.J35]/60" office:value-type="float" office:value="6.31567234491648">
            <text:p>6.32</text:p>
          </table:table-cell>
          <table:table-cell/>
          <table:table-cell office:value-type="float" office:value="14.5">
            <text:p>14.5</text:p>
          </table:table-cell>
          <table:table-cell table:formula="of:=[.M35] / ([.$E$2]*6) * 6336" office:value-type="float" office:value="610.007631695394">
            <text:p>610.01</text:p>
          </table:table-cell>
          <table:table-cell table:formula="of:=[.N35]/60" office:value-type="float" office:value="10.1667938615899">
            <text:p>10.17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table:formula="of:=[.A36]*[.$D$2]" office:value-type="float" office:value="462363.898792078">
            <text:p>462363.90</text:p>
          </table:table-cell>
          <table:table-cell table:formula="of:=[.A36]*[.$E$2]" office:value-type="float" office:value="18198.4608440823">
            <text:p>18198.46</text:p>
          </table:table-cell>
          <table:table-cell table:formula="of:=[.B36]*60" office:value-type="float" office:value="27741833.9275247">
            <text:p>27741834</text:p>
          </table:table-cell>
          <table:table-cell table:formula="of:=[.C36]*60" office:value-type="float" office:value="1091907.65064494">
            <text:p>1091908</text:p>
          </table:table-cell>
          <table:table-cell table:formula="of:=[.D36]/(1000*1000)" office:value-type="float" office:value="27.7418339275247">
            <text:p>27.74</text:p>
          </table:table-cell>
          <table:table-cell table:formula="of:=[.E36]/63360" office:value-type="float" office:value="17.2333909508355">
            <text:p>17.23</text:p>
          </table:table-cell>
          <table:table-cell/>
          <table:table-cell office:value-type="float" office:value="15">
            <text:p>15</text:p>
          </table:table-cell>
          <table:table-cell table:formula="of:=[.I36] / ([.$D$2]*6) * 100000" office:value-type="float" office:value="392.007248994816">
            <text:p>392.01</text:p>
          </table:table-cell>
          <table:table-cell table:formula="of:=[.J36]/60" office:value-type="float" office:value="6.5334541499136">
            <text:p>6.53</text:p>
          </table:table-cell>
          <table:table-cell/>
          <table:table-cell office:value-type="float" office:value="15">
            <text:p>15</text:p>
          </table:table-cell>
          <table:table-cell table:formula="of:=[.M36] / ([.$E$2]*6) * 6336" office:value-type="float" office:value="631.042377615925">
            <text:p>631.04</text:p>
          </table:table-cell>
          <table:table-cell table:formula="of:=[.N36]/60" office:value-type="float" office:value="10.5173729602654">
            <text:p>10.52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table:formula="of:=[.A37]*[.$D$2]" office:value-type="float" office:value="478307.481509046">
            <text:p>478307.48</text:p>
          </table:table-cell>
          <table:table-cell table:formula="of:=[.A37]*[.$E$2]" office:value-type="float" office:value="18825.9939766368">
            <text:p>18825.99</text:p>
          </table:table-cell>
          <table:table-cell table:formula="of:=[.B37]*60" office:value-type="float" office:value="28698448.8905428">
            <text:p>28698449</text:p>
          </table:table-cell>
          <table:table-cell table:formula="of:=[.C37]*60" office:value-type="float" office:value="1129559.63859821">
            <text:p>1129560</text:p>
          </table:table-cell>
          <table:table-cell table:formula="of:=[.D37]/(1000*1000)" office:value-type="float" office:value="28.6984488905428">
            <text:p>28.70</text:p>
          </table:table-cell>
          <table:table-cell table:formula="of:=[.E37]/63360" office:value-type="float" office:value="17.8276458112091">
            <text:p>17.83</text:p>
          </table:table-cell>
          <table:table-cell/>
          <table:table-cell office:value-type="float" office:value="15.5">
            <text:p>15.5</text:p>
          </table:table-cell>
          <table:table-cell table:formula="of:=[.I37] / ([.$D$2]*6) * 100000" office:value-type="float" office:value="405.074157294643">
            <text:p>405.07</text:p>
          </table:table-cell>
          <table:table-cell table:formula="of:=[.J37]/60" office:value-type="float" office:value="6.75123595491072">
            <text:p>6.75</text:p>
          </table:table-cell>
          <table:table-cell/>
          <table:table-cell office:value-type="float" office:value="15.5">
            <text:p>15.5</text:p>
          </table:table-cell>
          <table:table-cell table:formula="of:=[.M37] / ([.$E$2]*6) * 6336" office:value-type="float" office:value="652.077123536456">
            <text:p>652.08</text:p>
          </table:table-cell>
          <table:table-cell table:formula="of:=[.N37]/60" office:value-type="float" office:value="10.8679520589409">
            <text:p>10.87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table:formula="of:=[.A38]*[.$D$2]" office:value-type="float" office:value="494251.064226014">
            <text:p>494251.06</text:p>
          </table:table-cell>
          <table:table-cell table:formula="of:=[.A38]*[.$E$2]" office:value-type="float" office:value="19453.5271091914">
            <text:p>19453.53</text:p>
          </table:table-cell>
          <table:table-cell table:formula="of:=[.B38]*60" office:value-type="float" office:value="29655063.8535608">
            <text:p>29655064</text:p>
          </table:table-cell>
          <table:table-cell table:formula="of:=[.C38]*60" office:value-type="float" office:value="1167211.62655148">
            <text:p>1167212</text:p>
          </table:table-cell>
          <table:table-cell table:formula="of:=[.D38]/(1000*1000)" office:value-type="float" office:value="29.6550638535609">
            <text:p>29.66</text:p>
          </table:table-cell>
          <table:table-cell table:formula="of:=[.E38]/63360" office:value-type="float" office:value="18.4219006715828">
            <text:p>18.42</text:p>
          </table:table-cell>
          <table:table-cell/>
          <table:table-cell office:value-type="float" office:value="16">
            <text:p>16</text:p>
          </table:table-cell>
          <table:table-cell table:formula="of:=[.I38] / ([.$D$2]*6) * 100000" office:value-type="float" office:value="418.141065594471">
            <text:p>418.14</text:p>
          </table:table-cell>
          <table:table-cell table:formula="of:=[.J38]/60" office:value-type="float" office:value="6.96901775990784">
            <text:p>6.97</text:p>
          </table:table-cell>
          <table:table-cell/>
          <table:table-cell office:value-type="float" office:value="16">
            <text:p>16</text:p>
          </table:table-cell>
          <table:table-cell table:formula="of:=[.M38] / ([.$E$2]*6) * 6336" office:value-type="float" office:value="673.111869456987">
            <text:p>673.11</text:p>
          </table:table-cell>
          <table:table-cell table:formula="of:=[.N38]/60" office:value-type="float" office:value="11.2185311576165">
            <text:p>11.22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formula="of:=[.A39]*[.$D$2]" office:value-type="float" office:value="510194.646942982">
            <text:p>510194.65</text:p>
          </table:table-cell>
          <table:table-cell table:formula="of:=[.A39]*[.$E$2]" office:value-type="float" office:value="20081.060241746">
            <text:p>20081.06</text:p>
          </table:table-cell>
          <table:table-cell table:formula="of:=[.B39]*60" office:value-type="float" office:value="30611678.8165789">
            <text:p>30611679</text:p>
          </table:table-cell>
          <table:table-cell table:formula="of:=[.C39]*60" office:value-type="float" office:value="1204863.61450476">
            <text:p>1204864</text:p>
          </table:table-cell>
          <table:table-cell table:formula="of:=[.D39]/(1000*1000)" office:value-type="float" office:value="30.6116788165789">
            <text:p>30.61</text:p>
          </table:table-cell>
          <table:table-cell table:formula="of:=[.E39]/63360" office:value-type="float" office:value="19.0161555319564">
            <text:p>19.02</text:p>
          </table:table-cell>
          <table:table-cell/>
          <table:table-cell office:value-type="float" office:value="16.5">
            <text:p>16.5</text:p>
          </table:table-cell>
          <table:table-cell table:formula="of:=[.I39] / ([.$D$2]*6) * 100000" office:value-type="float" office:value="431.207973894298">
            <text:p>431.21</text:p>
          </table:table-cell>
          <table:table-cell table:formula="of:=[.J39]/60" office:value-type="float" office:value="7.18679956490496">
            <text:p>7.19</text:p>
          </table:table-cell>
          <table:table-cell/>
          <table:table-cell office:value-type="float" office:value="16.5">
            <text:p>16.5</text:p>
          </table:table-cell>
          <table:table-cell table:formula="of:=[.M39] / ([.$E$2]*6) * 6336" office:value-type="float" office:value="694.146615377518">
            <text:p>694.15</text:p>
          </table:table-cell>
          <table:table-cell table:formula="of:=[.N39]/60" office:value-type="float" office:value="11.569110256292">
            <text:p>11.57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table:formula="of:=[.A40]*[.$D$2]" office:value-type="float" office:value="526138.229659951">
            <text:p>526138.23</text:p>
          </table:table-cell>
          <table:table-cell table:formula="of:=[.A40]*[.$E$2]" office:value-type="float" office:value="20708.5933743005">
            <text:p>20708.59</text:p>
          </table:table-cell>
          <table:table-cell table:formula="of:=[.B40]*60" office:value-type="float" office:value="31568293.779597">
            <text:p>31568294</text:p>
          </table:table-cell>
          <table:table-cell table:formula="of:=[.C40]*60" office:value-type="float" office:value="1242515.60245803">
            <text:p>1242516</text:p>
          </table:table-cell>
          <table:table-cell table:formula="of:=[.D40]/(1000*1000)" office:value-type="float" office:value="31.568293779597">
            <text:p>31.57</text:p>
          </table:table-cell>
          <table:table-cell table:formula="of:=[.E40]/63360" office:value-type="float" office:value="19.61041039233">
            <text:p>19.61</text:p>
          </table:table-cell>
          <table:table-cell/>
          <table:table-cell office:value-type="float" office:value="17">
            <text:p>17</text:p>
          </table:table-cell>
          <table:table-cell table:formula="of:=[.I40] / ([.$D$2]*6) * 100000" office:value-type="float" office:value="444.274882194125">
            <text:p>444.27</text:p>
          </table:table-cell>
          <table:table-cell table:formula="of:=[.J40]/60" office:value-type="float" office:value="7.40458136990208">
            <text:p>7.40</text:p>
          </table:table-cell>
          <table:table-cell/>
          <table:table-cell office:value-type="float" office:value="17">
            <text:p>17</text:p>
          </table:table-cell>
          <table:table-cell table:formula="of:=[.M40] / ([.$E$2]*6) * 6336" office:value-type="float" office:value="715.181361298049">
            <text:p>715.18</text:p>
          </table:table-cell>
          <table:table-cell table:formula="of:=[.N40]/60" office:value-type="float" office:value="11.9196893549675">
            <text:p>11.92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table:formula="of:=[.A41]*[.$D$2]" office:value-type="float" office:value="542081.812376919">
            <text:p>542081.81</text:p>
          </table:table-cell>
          <table:table-cell table:formula="of:=[.A41]*[.$E$2]" office:value-type="float" office:value="21336.1265068551">
            <text:p>21336.13</text:p>
          </table:table-cell>
          <table:table-cell table:formula="of:=[.B41]*60" office:value-type="float" office:value="32524908.7426151">
            <text:p>32524909</text:p>
          </table:table-cell>
          <table:table-cell table:formula="of:=[.C41]*60" office:value-type="float" office:value="1280167.59041131">
            <text:p>1280168</text:p>
          </table:table-cell>
          <table:table-cell table:formula="of:=[.D41]/(1000*1000)" office:value-type="float" office:value="32.5249087426151">
            <text:p>32.52</text:p>
          </table:table-cell>
          <table:table-cell table:formula="of:=[.E41]/63360" office:value-type="float" office:value="20.2046652527037">
            <text:p>20.20</text:p>
          </table:table-cell>
          <table:table-cell/>
          <table:table-cell office:value-type="float" office:value="17.5">
            <text:p>17.5</text:p>
          </table:table-cell>
          <table:table-cell table:formula="of:=[.I41] / ([.$D$2]*6) * 100000" office:value-type="float" office:value="457.341790493952">
            <text:p>457.34</text:p>
          </table:table-cell>
          <table:table-cell table:formula="of:=[.J41]/60" office:value-type="float" office:value="7.6223631748992">
            <text:p>7.62</text:p>
          </table:table-cell>
          <table:table-cell/>
          <table:table-cell office:value-type="float" office:value="17.5">
            <text:p>17.5</text:p>
          </table:table-cell>
          <table:table-cell table:formula="of:=[.M41] / ([.$E$2]*6) * 6336" office:value-type="float" office:value="736.21610721858">
            <text:p>736.22</text:p>
          </table:table-cell>
          <table:table-cell table:formula="of:=[.N41]/60" office:value-type="float" office:value="12.270268453643">
            <text:p>12.27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table:formula="of:=[.A42]*[.$D$2]" office:value-type="float" office:value="558025.395093887">
            <text:p>558025.40</text:p>
          </table:table-cell>
          <table:table-cell table:formula="of:=[.A42]*[.$E$2]" office:value-type="float" office:value="21963.6596394096">
            <text:p>21963.66</text:p>
          </table:table-cell>
          <table:table-cell table:formula="of:=[.B42]*60" office:value-type="float" office:value="33481523.7056332">
            <text:p>33481524</text:p>
          </table:table-cell>
          <table:table-cell table:formula="of:=[.C42]*60" office:value-type="float" office:value="1317819.57836458">
            <text:p>1317820</text:p>
          </table:table-cell>
          <table:table-cell table:formula="of:=[.D42]/(1000*1000)" office:value-type="float" office:value="33.4815237056332">
            <text:p>33.48</text:p>
          </table:table-cell>
          <table:table-cell table:formula="of:=[.E42]/63360" office:value-type="float" office:value="20.7989201130773">
            <text:p>20.80</text:p>
          </table:table-cell>
          <table:table-cell/>
          <table:table-cell office:value-type="float" office:value="18">
            <text:p>18</text:p>
          </table:table-cell>
          <table:table-cell table:formula="of:=[.I42] / ([.$D$2]*6) * 100000" office:value-type="float" office:value="470.408698793779">
            <text:p>470.41</text:p>
          </table:table-cell>
          <table:table-cell table:formula="of:=[.J42]/60" office:value-type="float" office:value="7.84014497989632">
            <text:p>7.84</text:p>
          </table:table-cell>
          <table:table-cell/>
          <table:table-cell office:value-type="float" office:value="18">
            <text:p>18</text:p>
          </table:table-cell>
          <table:table-cell table:formula="of:=[.M42] / ([.$E$2]*6) * 6336" office:value-type="float" office:value="757.25085313911">
            <text:p>757.25</text:p>
          </table:table-cell>
          <table:table-cell table:formula="of:=[.N42]/60" office:value-type="float" office:value="12.6208475523185">
            <text:p>12.62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formula="of:=[.A43]*[.$D$2]" office:value-type="float" office:value="573968.977810855">
            <text:p>573968.98</text:p>
          </table:table-cell>
          <table:table-cell table:formula="of:=[.A43]*[.$E$2]" office:value-type="float" office:value="22591.1927719642">
            <text:p>22591.19</text:p>
          </table:table-cell>
          <table:table-cell table:formula="of:=[.B43]*60" office:value-type="float" office:value="34438138.6686513">
            <text:p>34438139</text:p>
          </table:table-cell>
          <table:table-cell table:formula="of:=[.C43]*60" office:value-type="float" office:value="1355471.56631785">
            <text:p>1355472</text:p>
          </table:table-cell>
          <table:table-cell table:formula="of:=[.D43]/(1000*1000)" office:value-type="float" office:value="34.4381386686513">
            <text:p>34.44</text:p>
          </table:table-cell>
          <table:table-cell table:formula="of:=[.E43]/63360" office:value-type="float" office:value="21.393174973451">
            <text:p>21.39</text:p>
          </table:table-cell>
          <table:table-cell/>
          <table:table-cell office:value-type="float" office:value="18.5">
            <text:p>18.5</text:p>
          </table:table-cell>
          <table:table-cell table:formula="of:=[.I43] / ([.$D$2]*6) * 100000" office:value-type="float" office:value="483.475607093607">
            <text:p>483.48</text:p>
          </table:table-cell>
          <table:table-cell table:formula="of:=[.J43]/60" office:value-type="float" office:value="8.05792678489344">
            <text:p>8.06</text:p>
          </table:table-cell>
          <table:table-cell/>
          <table:table-cell office:value-type="float" office:value="18.5">
            <text:p>18.5</text:p>
          </table:table-cell>
          <table:table-cell table:formula="of:=[.M43] / ([.$E$2]*6) * 6336" office:value-type="float" office:value="778.285599059641">
            <text:p>778.29</text:p>
          </table:table-cell>
          <table:table-cell table:formula="of:=[.N43]/60" office:value-type="float" office:value="12.971426650994">
            <text:p>12.97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table:formula="of:=[.A44]*[.$D$2]" office:value-type="float" office:value="589912.560527823">
            <text:p>589912.56</text:p>
          </table:table-cell>
          <table:table-cell table:formula="of:=[.A44]*[.$E$2]" office:value-type="float" office:value="23218.7259045188">
            <text:p>23218.73</text:p>
          </table:table-cell>
          <table:table-cell table:formula="of:=[.B44]*60" office:value-type="float" office:value="35394753.6316694">
            <text:p>35394754</text:p>
          </table:table-cell>
          <table:table-cell table:formula="of:=[.C44]*60" office:value-type="float" office:value="1393123.55427113">
            <text:p>1393124</text:p>
          </table:table-cell>
          <table:table-cell table:formula="of:=[.D44]/(1000*1000)" office:value-type="float" office:value="35.3947536316694">
            <text:p>35.39</text:p>
          </table:table-cell>
          <table:table-cell table:formula="of:=[.E44]/63360" office:value-type="float" office:value="21.9874298338246">
            <text:p>21.99</text:p>
          </table:table-cell>
          <table:table-cell/>
          <table:table-cell office:value-type="float" office:value="19">
            <text:p>19</text:p>
          </table:table-cell>
          <table:table-cell table:formula="of:=[.I44] / ([.$D$2]*6) * 100000" office:value-type="float" office:value="496.542515393434">
            <text:p>496.54</text:p>
          </table:table-cell>
          <table:table-cell table:formula="of:=[.J44]/60" office:value-type="float" office:value="8.27570858989056">
            <text:p>8.28</text:p>
          </table:table-cell>
          <table:table-cell/>
          <table:table-cell office:value-type="float" office:value="19">
            <text:p>19</text:p>
          </table:table-cell>
          <table:table-cell table:formula="of:=[.M44] / ([.$E$2]*6) * 6336" office:value-type="float" office:value="799.320344980172">
            <text:p>799.32</text:p>
          </table:table-cell>
          <table:table-cell table:formula="of:=[.N44]/60" office:value-type="float" office:value="13.3220057496695">
            <text:p>13.32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table:formula="of:=[.A45]*[.$D$2]" office:value-type="float" office:value="605856.143244792">
            <text:p>605856.14</text:p>
          </table:table-cell>
          <table:table-cell table:formula="of:=[.A45]*[.$E$2]" office:value-type="float" office:value="23846.2590370733">
            <text:p>23846.26</text:p>
          </table:table-cell>
          <table:table-cell table:formula="of:=[.B45]*60" office:value-type="float" office:value="36351368.5946875">
            <text:p>36351369</text:p>
          </table:table-cell>
          <table:table-cell table:formula="of:=[.C45]*60" office:value-type="float" office:value="1430775.5422244">
            <text:p>1430776</text:p>
          </table:table-cell>
          <table:table-cell table:formula="of:=[.D45]/(1000*1000)" office:value-type="float" office:value="36.3513685946875">
            <text:p>36.35</text:p>
          </table:table-cell>
          <table:table-cell table:formula="of:=[.E45]/63360" office:value-type="float" office:value="22.5816846941982">
            <text:p>22.58</text:p>
          </table:table-cell>
          <table:table-cell/>
          <table:table-cell office:value-type="float" office:value="19.5">
            <text:p>19.5</text:p>
          </table:table-cell>
          <table:table-cell table:formula="of:=[.I45] / ([.$D$2]*6) * 100000" office:value-type="float" office:value="509.609423693261">
            <text:p>509.61</text:p>
          </table:table-cell>
          <table:table-cell table:formula="of:=[.J45]/60" office:value-type="float" office:value="8.49349039488768">
            <text:p>8.49</text:p>
          </table:table-cell>
          <table:table-cell/>
          <table:table-cell office:value-type="float" office:value="19.5">
            <text:p>19.5</text:p>
          </table:table-cell>
          <table:table-cell table:formula="of:=[.M45] / ([.$E$2]*6) * 6336" office:value-type="float" office:value="820.355090900703">
            <text:p>820.36</text:p>
          </table:table-cell>
          <table:table-cell table:formula="of:=[.N45]/60" office:value-type="float" office:value="13.6725848483451">
            <text:p>13.67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table:formula="of:=[.A46]*[.$D$2]" office:value-type="float" office:value="621799.72596176">
            <text:p>621799.73</text:p>
          </table:table-cell>
          <table:table-cell table:formula="of:=[.A46]*[.$E$2]" office:value-type="float" office:value="24473.7921696279">
            <text:p>24473.79</text:p>
          </table:table-cell>
          <table:table-cell table:formula="of:=[.B46]*60" office:value-type="float" office:value="37307983.5577056">
            <text:p>37307984</text:p>
          </table:table-cell>
          <table:table-cell table:formula="of:=[.C46]*60" office:value-type="float" office:value="1468427.53017767">
            <text:p>1468428</text:p>
          </table:table-cell>
          <table:table-cell table:formula="of:=[.D46]/(1000*1000)" office:value-type="float" office:value="37.3079835577056">
            <text:p>37.31</text:p>
          </table:table-cell>
          <table:table-cell table:formula="of:=[.E46]/63360" office:value-type="float" office:value="23.1759395545719">
            <text:p>23.18</text:p>
          </table:table-cell>
          <table:table-cell/>
          <table:table-cell office:value-type="float" office:value="20">
            <text:p>20</text:p>
          </table:table-cell>
          <table:table-cell table:formula="of:=[.I46] / ([.$D$2]*6) * 100000" office:value-type="float" office:value="522.676331993088">
            <text:p>522.68</text:p>
          </table:table-cell>
          <table:table-cell table:formula="of:=[.J46]/60" office:value-type="float" office:value="8.7112721998848">
            <text:p>8.71</text:p>
          </table:table-cell>
          <table:table-cell/>
          <table:table-cell office:value-type="float" office:value="20">
            <text:p>20</text:p>
          </table:table-cell>
          <table:table-cell table:formula="of:=[.M46] / ([.$E$2]*6) * 6336" office:value-type="float" office:value="841.389836821234">
            <text:p>841.39</text:p>
          </table:table-cell>
          <table:table-cell table:formula="of:=[.N46]/60" office:value-type="float" office:value="14.0231639470206">
            <text:p>14.0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[.A47]*[.$D$2]" office:value-type="float" office:value="637743.308678728">
            <text:p>637743.31</text:p>
          </table:table-cell>
          <table:table-cell table:formula="of:=[.A47]*[.$E$2]" office:value-type="float" office:value="25101.3253021824">
            <text:p>25101.33</text:p>
          </table:table-cell>
          <table:table-cell table:formula="of:=[.B47]*60" office:value-type="float" office:value="38264598.5207237">
            <text:p>38264599</text:p>
          </table:table-cell>
          <table:table-cell table:formula="of:=[.C47]*60" office:value-type="float" office:value="1506079.51813095">
            <text:p>1506080</text:p>
          </table:table-cell>
          <table:table-cell table:formula="of:=[.D47]/(1000*1000)" office:value-type="float" office:value="38.2645985207237">
            <text:p>38.26</text:p>
          </table:table-cell>
          <table:table-cell table:formula="of:=[.E47]/63360" office:value-type="float" office:value="23.7701944149455">
            <text:p>23.77</text:p>
          </table:table-cell>
          <table:table-cell/>
          <table:table-cell office:value-type="float" office:value="20.5">
            <text:p>20.5</text:p>
          </table:table-cell>
          <table:table-cell table:formula="of:=[.I47] / ([.$D$2]*6) * 100000" office:value-type="float" office:value="535.743240292915">
            <text:p>535.74</text:p>
          </table:table-cell>
          <table:table-cell table:formula="of:=[.J47]/60" office:value-type="float" office:value="8.92905400488192">
            <text:p>8.93</text:p>
          </table:table-cell>
          <table:table-cell/>
          <table:table-cell office:value-type="float" office:value="20.5">
            <text:p>20.5</text:p>
          </table:table-cell>
          <table:table-cell table:formula="of:=[.M47] / ([.$E$2]*6) * 6336" office:value-type="float" office:value="862.424582741765">
            <text:p>862.42</text:p>
          </table:table-cell>
          <table:table-cell table:formula="of:=[.N47]/60" office:value-type="float" office:value="14.3737430456961">
            <text:p>14.37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table:formula="of:=[.A48]*[.$D$2]" office:value-type="float" office:value="653686.891395696">
            <text:p>653686.89</text:p>
          </table:table-cell>
          <table:table-cell table:formula="of:=[.A48]*[.$E$2]" office:value-type="float" office:value="25728.858434737">
            <text:p>25728.86</text:p>
          </table:table-cell>
          <table:table-cell table:formula="of:=[.B48]*60" office:value-type="float" office:value="39221213.4837418">
            <text:p>39221213</text:p>
          </table:table-cell>
          <table:table-cell table:formula="of:=[.C48]*60" office:value-type="float" office:value="1543731.50608422">
            <text:p>1543732</text:p>
          </table:table-cell>
          <table:table-cell table:formula="of:=[.D48]/(1000*1000)" office:value-type="float" office:value="39.2212134837418">
            <text:p>39.22</text:p>
          </table:table-cell>
          <table:table-cell table:formula="of:=[.E48]/63360" office:value-type="float" office:value="24.3644492753191">
            <text:p>24.36</text:p>
          </table:table-cell>
          <table:table-cell/>
          <table:table-cell office:value-type="float" office:value="21">
            <text:p>21</text:p>
          </table:table-cell>
          <table:table-cell table:formula="of:=[.I48] / ([.$D$2]*6) * 100000" office:value-type="float" office:value="548.810148592743">
            <text:p>548.81</text:p>
          </table:table-cell>
          <table:table-cell table:formula="of:=[.J48]/60" office:value-type="float" office:value="9.14683580987904">
            <text:p>9.15</text:p>
          </table:table-cell>
          <table:table-cell/>
          <table:table-cell office:value-type="float" office:value="21">
            <text:p>21</text:p>
          </table:table-cell>
          <table:table-cell table:formula="of:=[.M48] / ([.$E$2]*6) * 6336" office:value-type="float" office:value="883.459328662295">
            <text:p>883.46</text:p>
          </table:table-cell>
          <table:table-cell table:formula="of:=[.N48]/60" office:value-type="float" office:value="14.7243221443716">
            <text:p>14.72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table:formula="of:=[.A49]*[.$D$2]" office:value-type="float" office:value="669630.474112664">
            <text:p>669630.47</text:p>
          </table:table-cell>
          <table:table-cell table:formula="of:=[.A49]*[.$E$2]" office:value-type="float" office:value="26356.3915672916">
            <text:p>26356.39</text:p>
          </table:table-cell>
          <table:table-cell table:formula="of:=[.B49]*60" office:value-type="float" office:value="40177828.4467599">
            <text:p>40177828</text:p>
          </table:table-cell>
          <table:table-cell table:formula="of:=[.C49]*60" office:value-type="float" office:value="1581383.49403749">
            <text:p>1581383</text:p>
          </table:table-cell>
          <table:table-cell table:formula="of:=[.D49]/(1000*1000)" office:value-type="float" office:value="40.1778284467599">
            <text:p>40.18</text:p>
          </table:table-cell>
          <table:table-cell table:formula="of:=[.E49]/63360" office:value-type="float" office:value="24.9587041356928">
            <text:p>24.96</text:p>
          </table:table-cell>
          <table:table-cell/>
          <table:table-cell office:value-type="float" office:value="21.5">
            <text:p>21.5</text:p>
          </table:table-cell>
          <table:table-cell table:formula="of:=[.I49] / ([.$D$2]*6) * 100000" office:value-type="float" office:value="561.87705689257">
            <text:p>561.88</text:p>
          </table:table-cell>
          <table:table-cell table:formula="of:=[.J49]/60" office:value-type="float" office:value="9.36461761487616">
            <text:p>9.36</text:p>
          </table:table-cell>
          <table:table-cell/>
          <table:table-cell office:value-type="float" office:value="21.5">
            <text:p>21.5</text:p>
          </table:table-cell>
          <table:table-cell table:formula="of:=[.M49] / ([.$E$2]*6) * 6336" office:value-type="float" office:value="904.494074582826">
            <text:p>904.49</text:p>
          </table:table-cell>
          <table:table-cell table:formula="of:=[.N49]/60" office:value-type="float" office:value="15.0749012430471">
            <text:p>15.07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table:formula="of:=[.A50]*[.$D$2]" office:value-type="float" office:value="685574.056829633">
            <text:p>685574.06</text:p>
          </table:table-cell>
          <table:table-cell table:formula="of:=[.A50]*[.$E$2]" office:value-type="float" office:value="26983.9246998461">
            <text:p>26983.92</text:p>
          </table:table-cell>
          <table:table-cell table:formula="of:=[.B50]*60" office:value-type="float" office:value="41134443.409778">
            <text:p>41134443</text:p>
          </table:table-cell>
          <table:table-cell table:formula="of:=[.C50]*60" office:value-type="float" office:value="1619035.48199077">
            <text:p>1619035</text:p>
          </table:table-cell>
          <table:table-cell table:formula="of:=[.D50]/(1000*1000)" office:value-type="float" office:value="41.134443409778">
            <text:p>41.13</text:p>
          </table:table-cell>
          <table:table-cell table:formula="of:=[.E50]/63360" office:value-type="float" office:value="25.5529589960664">
            <text:p>25.55</text:p>
          </table:table-cell>
          <table:table-cell/>
          <table:table-cell office:value-type="float" office:value="22">
            <text:p>22</text:p>
          </table:table-cell>
          <table:table-cell table:formula="of:=[.I50] / ([.$D$2]*6) * 100000" office:value-type="float" office:value="574.943965192397">
            <text:p>574.94</text:p>
          </table:table-cell>
          <table:table-cell table:formula="of:=[.J50]/60" office:value-type="float" office:value="9.58239941987328">
            <text:p>9.58</text:p>
          </table:table-cell>
          <table:table-cell/>
          <table:table-cell office:value-type="float" office:value="22">
            <text:p>22</text:p>
          </table:table-cell>
          <table:table-cell table:formula="of:=[.M50] / ([.$E$2]*6) * 6336" office:value-type="float" office:value="925.528820503357">
            <text:p>925.53</text:p>
          </table:table-cell>
          <table:table-cell table:formula="of:=[.N50]/60" office:value-type="float" office:value="15.4254803417226">
            <text:p>15.43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table:formula="of:=[.A51]*[.$D$2]" office:value-type="float" office:value="701517.639546601">
            <text:p>701517.64</text:p>
          </table:table-cell>
          <table:table-cell table:formula="of:=[.A51]*[.$E$2]" office:value-type="float" office:value="27611.4578324007">
            <text:p>27611.46</text:p>
          </table:table-cell>
          <table:table-cell table:formula="of:=[.B51]*60" office:value-type="float" office:value="42091058.372796">
            <text:p>42091058</text:p>
          </table:table-cell>
          <table:table-cell table:formula="of:=[.C51]*60" office:value-type="float" office:value="1656687.46994404">
            <text:p>1656687</text:p>
          </table:table-cell>
          <table:table-cell table:formula="of:=[.D51]/(1000*1000)" office:value-type="float" office:value="42.091058372796">
            <text:p>42.09</text:p>
          </table:table-cell>
          <table:table-cell table:formula="of:=[.E51]/63360" office:value-type="float" office:value="26.14721385644">
            <text:p>26.15</text:p>
          </table:table-cell>
          <table:table-cell/>
          <table:table-cell office:value-type="float" office:value="22.5">
            <text:p>22.5</text:p>
          </table:table-cell>
          <table:table-cell table:formula="of:=[.I51] / ([.$D$2]*6) * 100000" office:value-type="float" office:value="588.010873492224">
            <text:p>588.01</text:p>
          </table:table-cell>
          <table:table-cell table:formula="of:=[.J51]/60" office:value-type="float" office:value="9.8001812248704">
            <text:p>9.80</text:p>
          </table:table-cell>
          <table:table-cell/>
          <table:table-cell office:value-type="float" office:value="22.5">
            <text:p>22.5</text:p>
          </table:table-cell>
          <table:table-cell table:formula="of:=[.M51] / ([.$E$2]*6) * 6336" office:value-type="float" office:value="946.563566423888">
            <text:p>946.56</text:p>
          </table:table-cell>
          <table:table-cell table:formula="of:=[.N51]/60" office:value-type="float" office:value="15.7760594403981">
            <text:p>15.78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table:formula="of:=[.A52]*[.$D$2]" office:value-type="float" office:value="717461.222263569">
            <text:p>717461.22</text:p>
          </table:table-cell>
          <table:table-cell table:formula="of:=[.A52]*[.$E$2]" office:value-type="float" office:value="28238.9909649553">
            <text:p>28238.99</text:p>
          </table:table-cell>
          <table:table-cell table:formula="of:=[.B52]*60" office:value-type="float" office:value="43047673.3358141">
            <text:p>43047673</text:p>
          </table:table-cell>
          <table:table-cell table:formula="of:=[.C52]*60" office:value-type="float" office:value="1694339.45789732">
            <text:p>1694339</text:p>
          </table:table-cell>
          <table:table-cell table:formula="of:=[.D52]/(1000*1000)" office:value-type="float" office:value="43.0476733358141">
            <text:p>43.05</text:p>
          </table:table-cell>
          <table:table-cell table:formula="of:=[.E52]/63360" office:value-type="float" office:value="26.7414687168137">
            <text:p>26.74</text:p>
          </table:table-cell>
          <table:table-cell/>
          <table:table-cell office:value-type="float" office:value="23">
            <text:p>23</text:p>
          </table:table-cell>
          <table:table-cell table:formula="of:=[.I52] / ([.$D$2]*6) * 100000" office:value-type="float" office:value="601.077781792051">
            <text:p>601.08</text:p>
          </table:table-cell>
          <table:table-cell table:formula="of:=[.J52]/60" office:value-type="float" office:value="10.0179630298675">
            <text:p>10.02</text:p>
          </table:table-cell>
          <table:table-cell/>
          <table:table-cell office:value-type="float" office:value="23">
            <text:p>23</text:p>
          </table:table-cell>
          <table:table-cell table:formula="of:=[.M52] / ([.$E$2]*6) * 6336" office:value-type="float" office:value="967.598312344419">
            <text:p>967.60</text:p>
          </table:table-cell>
          <table:table-cell table:formula="of:=[.N52]/60" office:value-type="float" office:value="16.1266385390737">
            <text:p>16.13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table:formula="of:=[.A53]*[.$D$2]" office:value-type="float" office:value="733404.804980537">
            <text:p>733404.80</text:p>
          </table:table-cell>
          <table:table-cell table:formula="of:=[.A53]*[.$E$2]" office:value-type="float" office:value="28866.5240975098">
            <text:p>28866.52</text:p>
          </table:table-cell>
          <table:table-cell table:formula="of:=[.B53]*60" office:value-type="float" office:value="44004288.2988322">
            <text:p>44004288</text:p>
          </table:table-cell>
          <table:table-cell table:formula="of:=[.C53]*60" office:value-type="float" office:value="1731991.44585059">
            <text:p>1731991</text:p>
          </table:table-cell>
          <table:table-cell table:formula="of:=[.D53]/(1000*1000)" office:value-type="float" office:value="44.0042882988322">
            <text:p>44.00</text:p>
          </table:table-cell>
          <table:table-cell table:formula="of:=[.E53]/63360" office:value-type="float" office:value="27.3357235771873">
            <text:p>27.34</text:p>
          </table:table-cell>
          <table:table-cell/>
          <table:table-cell office:value-type="float" office:value="23.5">
            <text:p>23.5</text:p>
          </table:table-cell>
          <table:table-cell table:formula="of:=[.I53] / ([.$D$2]*6) * 100000" office:value-type="float" office:value="614.144690091879">
            <text:p>614.14</text:p>
          </table:table-cell>
          <table:table-cell table:formula="of:=[.J53]/60" office:value-type="float" office:value="10.2357448348646">
            <text:p>10.24</text:p>
          </table:table-cell>
          <table:table-cell/>
          <table:table-cell office:value-type="float" office:value="23.5">
            <text:p>23.5</text:p>
          </table:table-cell>
          <table:table-cell table:formula="of:=[.M53] / ([.$E$2]*6) * 6336" office:value-type="float" office:value="988.63305826495">
            <text:p>988.63</text:p>
          </table:table-cell>
          <table:table-cell table:formula="of:=[.N53]/60" office:value-type="float" office:value="16.4772176377492">
            <text:p>16.48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table:formula="of:=[.A54]*[.$D$2]" office:value-type="float" office:value="749348.387697505">
            <text:p>749348.39</text:p>
          </table:table-cell>
          <table:table-cell table:formula="of:=[.A54]*[.$E$2]" office:value-type="float" office:value="29494.0572300644">
            <text:p>29494.06</text:p>
          </table:table-cell>
          <table:table-cell table:formula="of:=[.B54]*60" office:value-type="float" office:value="44960903.2618503">
            <text:p>44960903</text:p>
          </table:table-cell>
          <table:table-cell table:formula="of:=[.C54]*60" office:value-type="float" office:value="1769643.43380386">
            <text:p>1769643</text:p>
          </table:table-cell>
          <table:table-cell table:formula="of:=[.D54]/(1000*1000)" office:value-type="float" office:value="44.9609032618503">
            <text:p>44.96</text:p>
          </table:table-cell>
          <table:table-cell table:formula="of:=[.E54]/63360" office:value-type="float" office:value="27.929978437561">
            <text:p>27.93</text:p>
          </table:table-cell>
          <table:table-cell/>
          <table:table-cell office:value-type="float" office:value="24">
            <text:p>24</text:p>
          </table:table-cell>
          <table:table-cell table:formula="of:=[.I54] / ([.$D$2]*6) * 100000" office:value-type="float" office:value="627.211598391706">
            <text:p>627.21</text:p>
          </table:table-cell>
          <table:table-cell table:formula="of:=[.J54]/60" office:value-type="float" office:value="10.4535266398618">
            <text:p>10.45</text:p>
          </table:table-cell>
          <table:table-cell/>
          <table:table-cell office:value-type="float" office:value="24">
            <text:p>24</text:p>
          </table:table-cell>
          <table:table-cell table:formula="of:=[.M54] / ([.$E$2]*6) * 6336" office:value-type="float" office:value="1009.66780418548">
            <text:p>1009.67</text:p>
          </table:table-cell>
          <table:table-cell table:formula="of:=[.N54]/60" office:value-type="float" office:value="16.8277967364247">
            <text:p>16.83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formula="of:=[.A55]*[.$D$2]" office:value-type="float" office:value="765291.970414474">
            <text:p>765291.97</text:p>
          </table:table-cell>
          <table:table-cell table:formula="of:=[.A55]*[.$E$2]" office:value-type="float" office:value="30121.5903626189">
            <text:p>30121.59</text:p>
          </table:table-cell>
          <table:table-cell table:formula="of:=[.B55]*60" office:value-type="float" office:value="45917518.2248684">
            <text:p>45917518</text:p>
          </table:table-cell>
          <table:table-cell table:formula="of:=[.C55]*60" office:value-type="float" office:value="1807295.42175714">
            <text:p>1807295</text:p>
          </table:table-cell>
          <table:table-cell table:formula="of:=[.D55]/(1000*1000)" office:value-type="float" office:value="45.9175182248684">
            <text:p>45.92</text:p>
          </table:table-cell>
          <table:table-cell table:formula="of:=[.E55]/63360" office:value-type="float" office:value="28.5242332979346">
            <text:p>28.52</text:p>
          </table:table-cell>
          <table:table-cell/>
          <table:table-cell office:value-type="float" office:value="24.5">
            <text:p>24.5</text:p>
          </table:table-cell>
          <table:table-cell table:formula="of:=[.I55] / ([.$D$2]*6) * 100000" office:value-type="float" office:value="640.278506691533">
            <text:p>640.28</text:p>
          </table:table-cell>
          <table:table-cell table:formula="of:=[.J55]/60" office:value-type="float" office:value="10.6713084448589">
            <text:p>10.67</text:p>
          </table:table-cell>
          <table:table-cell/>
          <table:table-cell office:value-type="float" office:value="24.5">
            <text:p>24.5</text:p>
          </table:table-cell>
          <table:table-cell table:formula="of:=[.M55] / ([.$E$2]*6) * 6336" office:value-type="float" office:value="1030.70255010601">
            <text:p>1030.70</text:p>
          </table:table-cell>
          <table:table-cell table:formula="of:=[.N55]/60" office:value-type="float" office:value="17.1783758351002">
            <text:p>17.18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table:formula="of:=[.A56]*[.$D$2]" office:value-type="float" office:value="781235.553131442">
            <text:p>781235.55</text:p>
          </table:table-cell>
          <table:table-cell table:formula="of:=[.A56]*[.$E$2]" office:value-type="float" office:value="30749.1234951735">
            <text:p>30749.12</text:p>
          </table:table-cell>
          <table:table-cell table:formula="of:=[.B56]*60" office:value-type="float" office:value="46874133.1878865">
            <text:p>46874133</text:p>
          </table:table-cell>
          <table:table-cell table:formula="of:=[.C56]*60" office:value-type="float" office:value="1844947.40971041">
            <text:p>1844947</text:p>
          </table:table-cell>
          <table:table-cell table:formula="of:=[.D56]/(1000*1000)" office:value-type="float" office:value="46.8741331878865">
            <text:p>46.87</text:p>
          </table:table-cell>
          <table:table-cell table:formula="of:=[.E56]/63360" office:value-type="float" office:value="29.1184881583082">
            <text:p>29.12</text:p>
          </table:table-cell>
          <table:table-cell/>
          <table:table-cell office:value-type="float" office:value="25">
            <text:p>25</text:p>
          </table:table-cell>
          <table:table-cell table:formula="of:=[.I56] / ([.$D$2]*6) * 100000" office:value-type="float" office:value="653.34541499136">
            <text:p>653.35</text:p>
          </table:table-cell>
          <table:table-cell table:formula="of:=[.J56]/60" office:value-type="float" office:value="10.889090249856">
            <text:p>10.89</text:p>
          </table:table-cell>
          <table:table-cell/>
          <table:table-cell office:value-type="float" office:value="25">
            <text:p>25</text:p>
          </table:table-cell>
          <table:table-cell table:formula="of:=[.M56] / ([.$E$2]*6) * 6336" office:value-type="float" office:value="1051.73729602654">
            <text:p>1051.74</text:p>
          </table:table-cell>
          <table:table-cell table:formula="of:=[.N56]/60" office:value-type="float" office:value="17.5289549337757">
            <text:p>17.53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table:formula="of:=[.A57]*[.$D$2]" office:value-type="float" office:value="797179.13584841">
            <text:p>797179.14</text:p>
          </table:table-cell>
          <table:table-cell table:formula="of:=[.A57]*[.$E$2]" office:value-type="float" office:value="31376.6566277281">
            <text:p>31376.66</text:p>
          </table:table-cell>
          <table:table-cell table:formula="of:=[.B57]*60" office:value-type="float" office:value="47830748.1509046">
            <text:p>47830748</text:p>
          </table:table-cell>
          <table:table-cell table:formula="of:=[.C57]*60" office:value-type="float" office:value="1882599.39766368">
            <text:p>1882599</text:p>
          </table:table-cell>
          <table:table-cell table:formula="of:=[.D57]/(1000*1000)" office:value-type="float" office:value="47.8307481509046">
            <text:p>47.83</text:p>
          </table:table-cell>
          <table:table-cell table:formula="of:=[.E57]/63360" office:value-type="float" office:value="29.7127430186819">
            <text:p>29.71</text:p>
          </table:table-cell>
          <table:table-cell/>
          <table:table-cell office:value-type="float" office:value="25.5">
            <text:p>25.5</text:p>
          </table:table-cell>
          <table:table-cell table:formula="of:=[.I57] / ([.$D$2]*6) * 100000" office:value-type="float" office:value="666.412323291187">
            <text:p>666.41</text:p>
          </table:table-cell>
          <table:table-cell table:formula="of:=[.J57]/60" office:value-type="float" office:value="11.1068720548531">
            <text:p>11.11</text:p>
          </table:table-cell>
          <table:table-cell/>
          <table:table-cell office:value-type="float" office:value="25.5">
            <text:p>25.5</text:p>
          </table:table-cell>
          <table:table-cell table:formula="of:=[.M57] / ([.$E$2]*6) * 6336" office:value-type="float" office:value="1072.77204194707">
            <text:p>1072.77</text:p>
          </table:table-cell>
          <table:table-cell table:formula="of:=[.N57]/60" office:value-type="float" office:value="17.8795340324512">
            <text:p>17.88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table:formula="of:=[.A58]*[.$D$2]" office:value-type="float" office:value="813122.718565378">
            <text:p>813122.72</text:p>
          </table:table-cell>
          <table:table-cell table:formula="of:=[.A58]*[.$E$2]" office:value-type="float" office:value="32004.1897602826">
            <text:p>32004.19</text:p>
          </table:table-cell>
          <table:table-cell table:formula="of:=[.B58]*60" office:value-type="float" office:value="48787363.1139227">
            <text:p>48787363</text:p>
          </table:table-cell>
          <table:table-cell table:formula="of:=[.C58]*60" office:value-type="float" office:value="1920251.38561696">
            <text:p>1920251</text:p>
          </table:table-cell>
          <table:table-cell table:formula="of:=[.D58]/(1000*1000)" office:value-type="float" office:value="48.7873631139227">
            <text:p>48.79</text:p>
          </table:table-cell>
          <table:table-cell table:formula="of:=[.E58]/63360" office:value-type="float" office:value="30.3069978790555">
            <text:p>30.31</text:p>
          </table:table-cell>
          <table:table-cell/>
          <table:table-cell office:value-type="float" office:value="26">
            <text:p>26</text:p>
          </table:table-cell>
          <table:table-cell table:formula="of:=[.I58] / ([.$D$2]*6) * 100000" office:value-type="float" office:value="679.479231591015">
            <text:p>679.48</text:p>
          </table:table-cell>
          <table:table-cell table:formula="of:=[.J58]/60" office:value-type="float" office:value="11.3246538598502">
            <text:p>11.32</text:p>
          </table:table-cell>
          <table:table-cell/>
          <table:table-cell office:value-type="float" office:value="26">
            <text:p>26</text:p>
          </table:table-cell>
          <table:table-cell table:formula="of:=[.M58] / ([.$E$2]*6) * 6336" office:value-type="float" office:value="1093.8067878676">
            <text:p>1093.81</text:p>
          </table:table-cell>
          <table:table-cell table:formula="of:=[.N58]/60" office:value-type="float" office:value="18.2301131311267">
            <text:p>18.23</text:p>
          </table:table-cell>
        </table:table-row>
        <table:table-row table:style-name="ro2">
          <table:table-cell table:number-columns-repeated="8"/>
          <table:table-cell office:value-type="float" office:value="26.5">
            <text:p>26.5</text:p>
          </table:table-cell>
          <table:table-cell table:formula="of:=[.I59] / ([.$D$2]*6) * 100000" office:value-type="float" office:value="692.546139890842">
            <text:p>692.55</text:p>
          </table:table-cell>
          <table:table-cell table:formula="of:=[.J59]/60" office:value-type="float" office:value="11.5424356648474">
            <text:p>11.54</text:p>
          </table:table-cell>
          <table:table-cell/>
          <table:table-cell office:value-type="float" office:value="26.5">
            <text:p>26.5</text:p>
          </table:table-cell>
          <table:table-cell table:formula="of:=[.M59] / ([.$E$2]*6) * 6336" office:value-type="float" office:value="1114.84153378814">
            <text:p>1114.84</text:p>
          </table:table-cell>
          <table:table-cell table:formula="of:=[.N59]/60" office:value-type="float" office:value="18.5806922298023">
            <text:p>18.58</text:p>
          </table:table-cell>
        </table:table-row>
        <table:table-row table:style-name="ro2">
          <table:table-cell table:number-columns-repeated="8"/>
          <table:table-cell office:value-type="float" office:value="27">
            <text:p>27</text:p>
          </table:table-cell>
          <table:table-cell table:formula="of:=[.I60] / ([.$D$2]*6) * 100000" office:value-type="float" office:value="705.613048190669">
            <text:p>705.61</text:p>
          </table:table-cell>
          <table:table-cell table:formula="of:=[.J60]/60" office:value-type="float" office:value="11.7602174698445">
            <text:p>11.76</text:p>
          </table:table-cell>
          <table:table-cell/>
          <table:table-cell office:value-type="float" office:value="27">
            <text:p>27</text:p>
          </table:table-cell>
          <table:table-cell table:formula="of:=[.M60] / ([.$E$2]*6) * 6336" office:value-type="float" office:value="1135.87627970867">
            <text:p>1135.88</text:p>
          </table:table-cell>
          <table:table-cell table:formula="of:=[.N60]/60" office:value-type="float" office:value="18.9312713284778">
            <text:p>18.93</text:p>
          </table:table-cell>
        </table:table-row>
        <table:table-row table:style-name="ro2">
          <table:table-cell table:number-columns-repeated="8"/>
          <table:table-cell office:value-type="float" office:value="27.5">
            <text:p>27.5</text:p>
          </table:table-cell>
          <table:table-cell table:formula="of:=[.I61] / ([.$D$2]*6) * 100000" office:value-type="float" office:value="718.679956490496">
            <text:p>718.68</text:p>
          </table:table-cell>
          <table:table-cell table:formula="of:=[.J61]/60" office:value-type="float" office:value="11.9779992748416">
            <text:p>11.98</text:p>
          </table:table-cell>
          <table:table-cell/>
          <table:table-cell office:value-type="float" office:value="27.5">
            <text:p>27.5</text:p>
          </table:table-cell>
          <table:table-cell table:formula="of:=[.M61] / ([.$E$2]*6) * 6336" office:value-type="float" office:value="1156.9110256292">
            <text:p>1156.91</text:p>
          </table:table-cell>
          <table:table-cell table:formula="of:=[.N61]/60" office:value-type="float" office:value="19.2818504271533">
            <text:p>19.28</text:p>
          </table:table-cell>
        </table:table-row>
        <table:table-row table:style-name="ro2">
          <table:table-cell table:number-columns-repeated="8"/>
          <table:table-cell office:value-type="float" office:value="28">
            <text:p>28</text:p>
          </table:table-cell>
          <table:table-cell table:formula="of:=[.I62] / ([.$D$2]*6) * 100000" office:value-type="float" office:value="731.746864790324">
            <text:p>731.75</text:p>
          </table:table-cell>
          <table:table-cell table:formula="of:=[.J62]/60" office:value-type="float" office:value="12.1957810798387">
            <text:p>12.20</text:p>
          </table:table-cell>
          <table:table-cell/>
          <table:table-cell office:value-type="float" office:value="28">
            <text:p>28</text:p>
          </table:table-cell>
          <table:table-cell table:formula="of:=[.M62] / ([.$E$2]*6) * 6336" office:value-type="float" office:value="1177.94577154973">
            <text:p>1177.95</text:p>
          </table:table-cell>
          <table:table-cell table:formula="of:=[.N62]/60" office:value-type="float" office:value="19.6324295258288">
            <text:p>19.63</text:p>
          </table:table-cell>
        </table:table-row>
        <table:table-row table:style-name="ro2">
          <table:table-cell table:number-columns-repeated="8"/>
          <table:table-cell office:value-type="float" office:value="28.5">
            <text:p>28.5</text:p>
          </table:table-cell>
          <table:table-cell table:formula="of:=[.I63] / ([.$D$2]*6) * 100000" office:value-type="float" office:value="744.813773090151">
            <text:p>744.81</text:p>
          </table:table-cell>
          <table:table-cell table:formula="of:=[.J63]/60" office:value-type="float" office:value="12.4135628848358">
            <text:p>12.41</text:p>
          </table:table-cell>
          <table:table-cell/>
          <table:table-cell office:value-type="float" office:value="28.5">
            <text:p>28.5</text:p>
          </table:table-cell>
          <table:table-cell table:formula="of:=[.M63] / ([.$E$2]*6) * 6336" office:value-type="float" office:value="1198.98051747026">
            <text:p>1198.98</text:p>
          </table:table-cell>
          <table:table-cell table:formula="of:=[.N63]/60" office:value-type="float" office:value="19.9830086245043">
            <text:p>19.98</text:p>
          </table:table-cell>
        </table:table-row>
        <table:table-row table:style-name="ro2">
          <table:table-cell table:number-columns-repeated="8"/>
          <table:table-cell office:value-type="float" office:value="29">
            <text:p>29</text:p>
          </table:table-cell>
          <table:table-cell table:formula="of:=[.I64] / ([.$D$2]*6) * 100000" office:value-type="float" office:value="757.880681389978">
            <text:p>757.88</text:p>
          </table:table-cell>
          <table:table-cell table:formula="of:=[.J64]/60" office:value-type="float" office:value="12.631344689833">
            <text:p>12.63</text:p>
          </table:table-cell>
          <table:table-cell/>
          <table:table-cell office:value-type="float" office:value="29">
            <text:p>29</text:p>
          </table:table-cell>
          <table:table-cell table:formula="of:=[.M64] / ([.$E$2]*6) * 6336" office:value-type="float" office:value="1220.01526339079">
            <text:p>1220.02</text:p>
          </table:table-cell>
          <table:table-cell table:formula="of:=[.N64]/60" office:value-type="float" office:value="20.3335877231798">
            <text:p>20.33</text:p>
          </table:table-cell>
        </table:table-row>
        <table:table-row table:style-name="ro2">
          <table:table-cell table:number-columns-repeated="8"/>
          <table:table-cell office:value-type="float" office:value="29.5">
            <text:p>29.5</text:p>
          </table:table-cell>
          <table:table-cell table:formula="of:=[.I65] / ([.$D$2]*6) * 100000" office:value-type="float" office:value="770.947589689805">
            <text:p>770.95</text:p>
          </table:table-cell>
          <table:table-cell table:formula="of:=[.J65]/60" office:value-type="float" office:value="12.8491264948301">
            <text:p>12.85</text:p>
          </table:table-cell>
          <table:table-cell/>
          <table:table-cell office:value-type="float" office:value="29.5">
            <text:p>29.5</text:p>
          </table:table-cell>
          <table:table-cell table:formula="of:=[.M65] / ([.$E$2]*6) * 6336" office:value-type="float" office:value="1241.05000931132">
            <text:p>1241.05</text:p>
          </table:table-cell>
          <table:table-cell table:formula="of:=[.N65]/60" office:value-type="float" office:value="20.6841668218553">
            <text:p>20.68</text:p>
          </table:table-cell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table:formula="of:=[.I66] / ([.$D$2]*6) * 100000" office:value-type="float" office:value="784.014497989632">
            <text:p>784.01</text:p>
          </table:table-cell>
          <table:table-cell table:formula="of:=[.J66]/60" office:value-type="float" office:value="13.0669082998272">
            <text:p>13.07</text:p>
          </table:table-cell>
          <table:table-cell/>
          <table:table-cell office:value-type="float" office:value="30">
            <text:p>30</text:p>
          </table:table-cell>
          <table:table-cell table:formula="of:=[.M66] / ([.$E$2]*6) * 6336" office:value-type="float" office:value="1262.08475523185">
            <text:p>1262.08</text:p>
          </table:table-cell>
          <table:table-cell table:formula="of:=[.N66]/60" office:value-type="float" office:value="21.0347459205308">
            <text:p>21.03</text:p>
          </table:table-cell>
        </table:table-row>
        <table:table-row table:style-name="ro2">
          <table:table-cell table:number-columns-repeated="8"/>
          <table:table-cell office:value-type="float" office:value="50">
            <text:p>50</text:p>
          </table:table-cell>
          <table:table-cell table:formula="of:=[.I67] / ([.$D$2]*6) * 100000" office:value-type="float" office:value="1306.69082998272">
            <text:p>1306.69</text:p>
          </table:table-cell>
          <table:table-cell table:formula="of:=[.J67]/60" office:value-type="float" office:value="21.778180499712">
            <text:p>21.78</text:p>
          </table:table-cell>
          <table:table-cell/>
          <table:table-cell office:value-type="float" office:value="50">
            <text:p>50</text:p>
          </table:table-cell>
          <table:table-cell table:formula="of:=[.M67] / ([.$E$2]*6) * 6336" office:value-type="float" office:value="2103.47459205308">
            <text:p>2103.47</text:p>
          </table:table-cell>
          <table:table-cell table:formula="of:=[.N67]/60" office:value-type="float" office:value="35.0579098675514">
            <text:p>35.06</text:p>
          </table:table-cell>
        </table:table-row>
        <table:table-row table:style-name="ro2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office:value-type="string">
            <text:p>Rear Wheel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RPM</text:p>
          </table:table-cell>
          <table:table-cell table:style-name="Default" office:value-type="string">
            <text:p>mm/minute</text:p>
          </table:table-cell>
          <table:table-cell table:style-name="Default" office:value-type="string">
            <text:p>inches/minute</text:p>
          </table:table-cell>
          <table:table-cell table:style-name="Default" office:value-type="string">
            <text:p>mm/hour</text:p>
          </table:table-cell>
          <table:table-cell table:style-name="Default" office:value-type="string">
            <text:p>inches/hour</text:p>
          </table:table-cell>
          <table:table-cell table:style-name="Default" office:value-type="string">
            <text:p>KM/H</text:p>
          </table:table-cell>
          <table:table-cell table:style-name="Default" office:value-type="string">
            <text:p>MP/H</text:p>
          </table:table-cell>
          <table:table-cell/>
          <table:table-cell office:value-type="string">
            <text:p>KM/H</text:p>
          </table:table-cell>
          <table:table-cell table:style-name="Default" office:value-type="string">
            <text:p>RPM</text:p>
          </table:table-cell>
          <table:table-cell office:value-type="string">
            <text:p>Frequency (Hz)</text:p>
          </table:table-cell>
          <table:table-cell/>
          <table:table-cell office:value-type="string">
            <text:p>MP/H</text:p>
          </table:table-cell>
          <table:table-cell table:style-name="Default" office:value-type="string">
            <text:p>RPM</text:p>
          </table:table-cell>
          <table:table-cell office:value-type="string">
            <text:p>Frequency (Hz)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71]*[.$D$3]" office:value-type="float" office:value="0">
            <text:p>0.00</text:p>
          </table:table-cell>
          <table:table-cell table:formula="of:=[.A71]*[.$E$3]" office:value-type="float" office:value="0">
            <text:p>0.00</text:p>
          </table:table-cell>
          <table:table-cell table:formula="of:=[.B71]*60" office:value-type="float" office:value="0">
            <text:p>0</text:p>
          </table:table-cell>
          <table:table-cell table:formula="of:=[.C71]*60" office:value-type="float" office:value="0">
            <text:p>0</text:p>
          </table:table-cell>
          <table:table-cell table:formula="of:=[.D71]/(1000*1000)" office:value-type="float" office:value="0">
            <text:p>0.00</text:p>
          </table:table-cell>
          <table:table-cell table:formula="of:=[.E71]/63360" office:value-type="float" office:value="0">
            <text:p>0.00</text:p>
          </table:table-cell>
          <table:table-cell/>
          <table:table-cell office:value-type="float" office:value="0.5">
            <text:p>0.5</text:p>
          </table:table-cell>
          <table:table-cell table:formula="of:=[.I71] / ([.$D$3]*6) * 100000" office:value-type="float" office:value="8.69699142578663">
            <text:p>8.70</text:p>
          </table:table-cell>
          <table:table-cell table:formula="of:=[.J71]/60" office:value-type="float" office:value="0.144949857096444">
            <text:p>0.14</text:p>
          </table:table-cell>
          <table:table-cell/>
          <table:table-cell office:value-type="float" office:value="0.5">
            <text:p>0.5</text:p>
          </table:table-cell>
          <table:table-cell table:formula="of:=[.M71] / ([.$E$3]*6) * 6336" office:value-type="float" office:value="14.0056349920868">
            <text:p>14.01</text:p>
          </table:table-cell>
          <table:table-cell table:formula="of:=[.N71]/60" office:value-type="float" office:value="0.233427249868113">
            <text:p>0.2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72]*[.$D$3]" office:value-type="float" office:value="23954.6439836222">
            <text:p>23954.64</text:p>
          </table:table-cell>
          <table:table-cell table:formula="of:=[.A72]*[.$E$3]" office:value-type="float" office:value="942.477796076938">
            <text:p>942.48</text:p>
          </table:table-cell>
          <table:table-cell table:formula="of:=[.B72]*60" office:value-type="float" office:value="1437278.63901733">
            <text:p>1437279</text:p>
          </table:table-cell>
          <table:table-cell table:formula="of:=[.C72]*60" office:value-type="float" office:value="56548.6677646163">
            <text:p>56549</text:p>
          </table:table-cell>
          <table:table-cell table:formula="of:=[.D72]/(1000*1000)" office:value-type="float" office:value="1.43727863901733">
            <text:p>1.44</text:p>
          </table:table-cell>
          <table:table-cell table:formula="of:=[.E72]/63360" office:value-type="float" office:value="0.892497912951646">
            <text:p>0.89</text:p>
          </table:table-cell>
          <table:table-cell/>
          <table:table-cell office:value-type="float" office:value="1">
            <text:p>1</text:p>
          </table:table-cell>
          <table:table-cell table:formula="of:=[.I72] / ([.$D$3]*6) * 100000" office:value-type="float" office:value="17.3939828515733">
            <text:p>17.39</text:p>
          </table:table-cell>
          <table:table-cell table:formula="of:=[.J72]/60" office:value-type="float" office:value="0.289899714192888">
            <text:p>0.29</text:p>
          </table:table-cell>
          <table:table-cell/>
          <table:table-cell office:value-type="float" office:value="1">
            <text:p>1</text:p>
          </table:table-cell>
          <table:table-cell table:formula="of:=[.M72] / ([.$E$3]*6) * 6336" office:value-type="float" office:value="28.0112699841736">
            <text:p>28.01</text:p>
          </table:table-cell>
          <table:table-cell table:formula="of:=[.N72]/60" office:value-type="float" office:value="0.466854499736226">
            <text:p>0.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.A73]*[.$D$3]" office:value-type="float" office:value="47909.2879672444">
            <text:p>47909.29</text:p>
          </table:table-cell>
          <table:table-cell table:formula="of:=[.A73]*[.$E$3]" office:value-type="float" office:value="1884.95559215388">
            <text:p>1884.96</text:p>
          </table:table-cell>
          <table:table-cell table:formula="of:=[.B73]*60" office:value-type="float" office:value="2874557.27803466">
            <text:p>2874557</text:p>
          </table:table-cell>
          <table:table-cell table:formula="of:=[.C73]*60" office:value-type="float" office:value="113097.335529233">
            <text:p>113097</text:p>
          </table:table-cell>
          <table:table-cell table:formula="of:=[.D73]/(1000*1000)" office:value-type="float" office:value="2.87455727803466">
            <text:p>2.87</text:p>
          </table:table-cell>
          <table:table-cell table:formula="of:=[.E73]/63360" office:value-type="float" office:value="1.78499582590329">
            <text:p>1.78</text:p>
          </table:table-cell>
          <table:table-cell/>
          <table:table-cell office:value-type="float" office:value="1.5">
            <text:p>1.5</text:p>
          </table:table-cell>
          <table:table-cell table:formula="of:=[.I73] / ([.$D$3]*6) * 100000" office:value-type="float" office:value="26.0909742773599">
            <text:p>26.09</text:p>
          </table:table-cell>
          <table:table-cell table:formula="of:=[.J73]/60" office:value-type="float" office:value="0.434849571289332">
            <text:p>0.43</text:p>
          </table:table-cell>
          <table:table-cell/>
          <table:table-cell office:value-type="float" office:value="1.5">
            <text:p>1.5</text:p>
          </table:table-cell>
          <table:table-cell table:formula="of:=[.M73] / ([.$E$3]*6) * 6336" office:value-type="float" office:value="42.0169049762604">
            <text:p>42.02</text:p>
          </table:table-cell>
          <table:table-cell table:formula="of:=[.N73]/60" office:value-type="float" office:value="0.70028174960434">
            <text:p>0.7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[.A74]*[.$D$3]" office:value-type="float" office:value="71863.9319508665">
            <text:p>71863.93</text:p>
          </table:table-cell>
          <table:table-cell table:formula="of:=[.A74]*[.$E$3]" office:value-type="float" office:value="2827.43338823081">
            <text:p>2827.43</text:p>
          </table:table-cell>
          <table:table-cell table:formula="of:=[.B74]*60" office:value-type="float" office:value="4311835.91705199">
            <text:p>4311836</text:p>
          </table:table-cell>
          <table:table-cell table:formula="of:=[.C74]*60" office:value-type="float" office:value="169646.003293849">
            <text:p>169646</text:p>
          </table:table-cell>
          <table:table-cell table:formula="of:=[.D74]/(1000*1000)" office:value-type="float" office:value="4.31183591705199">
            <text:p>4.31</text:p>
          </table:table-cell>
          <table:table-cell table:formula="of:=[.E74]/63360" office:value-type="float" office:value="2.67749373885494">
            <text:p>2.68</text:p>
          </table:table-cell>
          <table:table-cell/>
          <table:table-cell office:value-type="float" office:value="2">
            <text:p>2</text:p>
          </table:table-cell>
          <table:table-cell table:formula="of:=[.I74] / ([.$D$3]*6) * 100000" office:value-type="float" office:value="34.7879657031465">
            <text:p>34.79</text:p>
          </table:table-cell>
          <table:table-cell table:formula="of:=[.J74]/60" office:value-type="float" office:value="0.579799428385775">
            <text:p>0.58</text:p>
          </table:table-cell>
          <table:table-cell/>
          <table:table-cell office:value-type="float" office:value="2">
            <text:p>2</text:p>
          </table:table-cell>
          <table:table-cell table:formula="of:=[.M74] / ([.$E$3]*6) * 6336" office:value-type="float" office:value="56.0225399683472">
            <text:p>56.02</text:p>
          </table:table-cell>
          <table:table-cell table:formula="of:=[.N74]/60" office:value-type="float" office:value="0.933708999472453">
            <text:p>0.9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75]*[.$D$3]" office:value-type="float" office:value="95818.5759344887">
            <text:p>95818.58</text:p>
          </table:table-cell>
          <table:table-cell table:formula="of:=[.A75]*[.$E$3]" office:value-type="float" office:value="3769.91118430775">
            <text:p>3769.91</text:p>
          </table:table-cell>
          <table:table-cell table:formula="of:=[.B75]*60" office:value-type="float" office:value="5749114.55606932">
            <text:p>5749115</text:p>
          </table:table-cell>
          <table:table-cell table:formula="of:=[.C75]*60" office:value-type="float" office:value="226194.671058465">
            <text:p>226195</text:p>
          </table:table-cell>
          <table:table-cell table:formula="of:=[.D75]/(1000*1000)" office:value-type="float" office:value="5.74911455606932">
            <text:p>5.75</text:p>
          </table:table-cell>
          <table:table-cell table:formula="of:=[.E75]/63360" office:value-type="float" office:value="3.56999165180658">
            <text:p>3.57</text:p>
          </table:table-cell>
          <table:table-cell/>
          <table:table-cell office:value-type="float" office:value="2.5">
            <text:p>2.5</text:p>
          </table:table-cell>
          <table:table-cell table:formula="of:=[.I75] / ([.$D$3]*6) * 100000" office:value-type="float" office:value="43.4849571289332">
            <text:p>43.48</text:p>
          </table:table-cell>
          <table:table-cell table:formula="of:=[.J75]/60" office:value-type="float" office:value="0.724749285482219">
            <text:p>0.72</text:p>
          </table:table-cell>
          <table:table-cell/>
          <table:table-cell office:value-type="float" office:value="2.5">
            <text:p>2.5</text:p>
          </table:table-cell>
          <table:table-cell table:formula="of:=[.M75] / ([.$E$3]*6) * 6336" office:value-type="float" office:value="70.0281749604339">
            <text:p>70.03</text:p>
          </table:table-cell>
          <table:table-cell table:formula="of:=[.N75]/60" office:value-type="float" office:value="1.16713624934057">
            <text:p>1.17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[.A76]*[.$D$3]" office:value-type="float" office:value="119773.219918111">
            <text:p>119773.22</text:p>
          </table:table-cell>
          <table:table-cell table:formula="of:=[.A76]*[.$E$3]" office:value-type="float" office:value="4712.38898038469">
            <text:p>4712.39</text:p>
          </table:table-cell>
          <table:table-cell table:formula="of:=[.B76]*60" office:value-type="float" office:value="7186393.19508665">
            <text:p>7186393</text:p>
          </table:table-cell>
          <table:table-cell table:formula="of:=[.C76]*60" office:value-type="float" office:value="282743.338823081">
            <text:p>282743</text:p>
          </table:table-cell>
          <table:table-cell table:formula="of:=[.D76]/(1000*1000)" office:value-type="float" office:value="7.18639319508665">
            <text:p>7.19</text:p>
          </table:table-cell>
          <table:table-cell table:formula="of:=[.E76]/63360" office:value-type="float" office:value="4.46248956475823">
            <text:p>4.46</text:p>
          </table:table-cell>
          <table:table-cell/>
          <table:table-cell office:value-type="float" office:value="3">
            <text:p>3</text:p>
          </table:table-cell>
          <table:table-cell table:formula="of:=[.I76] / ([.$D$3]*6) * 100000" office:value-type="float" office:value="52.1819485547198">
            <text:p>52.18</text:p>
          </table:table-cell>
          <table:table-cell table:formula="of:=[.J76]/60" office:value-type="float" office:value="0.869699142578663">
            <text:p>0.87</text:p>
          </table:table-cell>
          <table:table-cell/>
          <table:table-cell office:value-type="float" office:value="3">
            <text:p>3</text:p>
          </table:table-cell>
          <table:table-cell table:formula="of:=[.M76] / ([.$E$3]*6) * 6336" office:value-type="float" office:value="84.0338099525208">
            <text:p>84.03</text:p>
          </table:table-cell>
          <table:table-cell table:formula="of:=[.N76]/60" office:value-type="float" office:value="1.40056349920868">
            <text:p>1.4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77]*[.$D$3]" office:value-type="float" office:value="143727.863901733">
            <text:p>143727.86</text:p>
          </table:table-cell>
          <table:table-cell table:formula="of:=[.A77]*[.$E$3]" office:value-type="float" office:value="5654.86677646163">
            <text:p>5654.87</text:p>
          </table:table-cell>
          <table:table-cell table:formula="of:=[.B77]*60" office:value-type="float" office:value="8623671.83410398">
            <text:p>8623672</text:p>
          </table:table-cell>
          <table:table-cell table:formula="of:=[.C77]*60" office:value-type="float" office:value="339292.006587698">
            <text:p>339292</text:p>
          </table:table-cell>
          <table:table-cell table:formula="of:=[.D77]/(1000*1000)" office:value-type="float" office:value="8.62367183410398">
            <text:p>8.62</text:p>
          </table:table-cell>
          <table:table-cell table:formula="of:=[.E77]/63360" office:value-type="float" office:value="5.35498747770988">
            <text:p>5.35</text:p>
          </table:table-cell>
          <table:table-cell/>
          <table:table-cell office:value-type="float" office:value="3.5">
            <text:p>3.5</text:p>
          </table:table-cell>
          <table:table-cell table:formula="of:=[.I77] / ([.$D$3]*6) * 100000" office:value-type="float" office:value="60.8789399805064">
            <text:p>60.88</text:p>
          </table:table-cell>
          <table:table-cell table:formula="of:=[.J77]/60" office:value-type="float" office:value="1.01464899967511">
            <text:p>1.01</text:p>
          </table:table-cell>
          <table:table-cell/>
          <table:table-cell office:value-type="float" office:value="3.5">
            <text:p>3.5</text:p>
          </table:table-cell>
          <table:table-cell table:formula="of:=[.M77] / ([.$E$3]*6) * 6336" office:value-type="float" office:value="98.0394449446075">
            <text:p>98.04</text:p>
          </table:table-cell>
          <table:table-cell table:formula="of:=[.N77]/60" office:value-type="float" office:value="1.63399074907679">
            <text:p>1.63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[.A78]*[.$D$3]" office:value-type="float" office:value="167682.507885355">
            <text:p>167682.51</text:p>
          </table:table-cell>
          <table:table-cell table:formula="of:=[.A78]*[.$E$3]" office:value-type="float" office:value="6597.34457253857">
            <text:p>6597.34</text:p>
          </table:table-cell>
          <table:table-cell table:formula="of:=[.B78]*60" office:value-type="float" office:value="10060950.4731213">
            <text:p>10060950</text:p>
          </table:table-cell>
          <table:table-cell table:formula="of:=[.C78]*60" office:value-type="float" office:value="395840.674352314">
            <text:p>395841</text:p>
          </table:table-cell>
          <table:table-cell table:formula="of:=[.D78]/(1000*1000)" office:value-type="float" office:value="10.0609504731213">
            <text:p>10.06</text:p>
          </table:table-cell>
          <table:table-cell table:formula="of:=[.E78]/63360" office:value-type="float" office:value="6.24748539066152">
            <text:p>6.25</text:p>
          </table:table-cell>
          <table:table-cell/>
          <table:table-cell office:value-type="float" office:value="4">
            <text:p>4</text:p>
          </table:table-cell>
          <table:table-cell table:formula="of:=[.I78] / ([.$D$3]*6) * 100000" office:value-type="float" office:value="69.575931406293">
            <text:p>69.58</text:p>
          </table:table-cell>
          <table:table-cell table:formula="of:=[.J78]/60" office:value-type="float" office:value="1.15959885677155">
            <text:p>1.16</text:p>
          </table:table-cell>
          <table:table-cell/>
          <table:table-cell office:value-type="float" office:value="4">
            <text:p>4</text:p>
          </table:table-cell>
          <table:table-cell table:formula="of:=[.M78] / ([.$E$3]*6) * 6336" office:value-type="float" office:value="112.045079936694">
            <text:p>112.05</text:p>
          </table:table-cell>
          <table:table-cell table:formula="of:=[.N78]/60" office:value-type="float" office:value="1.86741799894491">
            <text:p>1.8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79]*[.$D$3]" office:value-type="float" office:value="191637.151868977">
            <text:p>191637.15</text:p>
          </table:table-cell>
          <table:table-cell table:formula="of:=[.A79]*[.$E$3]" office:value-type="float" office:value="7539.8223686155">
            <text:p>7539.82</text:p>
          </table:table-cell>
          <table:table-cell table:formula="of:=[.B79]*60" office:value-type="float" office:value="11498229.1121386">
            <text:p>11498229</text:p>
          </table:table-cell>
          <table:table-cell table:formula="of:=[.C79]*60" office:value-type="float" office:value="452389.34211693">
            <text:p>452389</text:p>
          </table:table-cell>
          <table:table-cell table:formula="of:=[.D79]/(1000*1000)" office:value-type="float" office:value="11.4982291121386">
            <text:p>11.50</text:p>
          </table:table-cell>
          <table:table-cell table:formula="of:=[.E79]/63360" office:value-type="float" office:value="7.13998330361317">
            <text:p>7.14</text:p>
          </table:table-cell>
          <table:table-cell/>
          <table:table-cell office:value-type="float" office:value="4.5">
            <text:p>4.5</text:p>
          </table:table-cell>
          <table:table-cell table:formula="of:=[.I79] / ([.$D$3]*6) * 100000" office:value-type="float" office:value="78.2729228320797">
            <text:p>78.27</text:p>
          </table:table-cell>
          <table:table-cell table:formula="of:=[.J79]/60" office:value-type="float" office:value="1.30454871386799">
            <text:p>1.30</text:p>
          </table:table-cell>
          <table:table-cell/>
          <table:table-cell office:value-type="float" office:value="4.5">
            <text:p>4.5</text:p>
          </table:table-cell>
          <table:table-cell table:formula="of:=[.M79] / ([.$E$3]*6) * 6336" office:value-type="float" office:value="126.050714928781">
            <text:p>126.05</text:p>
          </table:table-cell>
          <table:table-cell table:formula="of:=[.N79]/60" office:value-type="float" office:value="2.10084524881302">
            <text:p>2.10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[.A80]*[.$D$3]" office:value-type="float" office:value="215591.7958526">
            <text:p>215591.80</text:p>
          </table:table-cell>
          <table:table-cell table:formula="of:=[.A80]*[.$E$3]" office:value-type="float" office:value="8482.30016469244">
            <text:p>8482.30</text:p>
          </table:table-cell>
          <table:table-cell table:formula="of:=[.B80]*60" office:value-type="float" office:value="12935507.751156">
            <text:p>12935508</text:p>
          </table:table-cell>
          <table:table-cell table:formula="of:=[.C80]*60" office:value-type="float" office:value="508938.009881547">
            <text:p>508938</text:p>
          </table:table-cell>
          <table:table-cell table:formula="of:=[.D80]/(1000*1000)" office:value-type="float" office:value="12.935507751156">
            <text:p>12.94</text:p>
          </table:table-cell>
          <table:table-cell table:formula="of:=[.E80]/63360" office:value-type="float" office:value="8.03248121656481">
            <text:p>8.03</text:p>
          </table:table-cell>
          <table:table-cell/>
          <table:table-cell office:value-type="float" office:value="5">
            <text:p>5</text:p>
          </table:table-cell>
          <table:table-cell table:formula="of:=[.I80] / ([.$D$3]*6) * 100000" office:value-type="float" office:value="86.9699142578663">
            <text:p>86.97</text:p>
          </table:table-cell>
          <table:table-cell table:formula="of:=[.J80]/60" office:value-type="float" office:value="1.44949857096444">
            <text:p>1.45</text:p>
          </table:table-cell>
          <table:table-cell/>
          <table:table-cell office:value-type="float" office:value="5">
            <text:p>5</text:p>
          </table:table-cell>
          <table:table-cell table:formula="of:=[.M80] / ([.$E$3]*6) * 6336" office:value-type="float" office:value="140.056349920868">
            <text:p>140.06</text:p>
          </table:table-cell>
          <table:table-cell table:formula="of:=[.N80]/60" office:value-type="float" office:value="2.33427249868113">
            <text:p>2.33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[.A81]*[.$D$3]" office:value-type="float" office:value="239546.439836222">
            <text:p>239546.44</text:p>
          </table:table-cell>
          <table:table-cell table:formula="of:=[.A81]*[.$E$3]" office:value-type="float" office:value="9424.77796076938">
            <text:p>9424.78</text:p>
          </table:table-cell>
          <table:table-cell table:formula="of:=[.B81]*60" office:value-type="float" office:value="14372786.3901733">
            <text:p>14372786</text:p>
          </table:table-cell>
          <table:table-cell table:formula="of:=[.C81]*60" office:value-type="float" office:value="565486.677646163">
            <text:p>565487</text:p>
          </table:table-cell>
          <table:table-cell table:formula="of:=[.D81]/(1000*1000)" office:value-type="float" office:value="14.3727863901733">
            <text:p>14.37</text:p>
          </table:table-cell>
          <table:table-cell table:formula="of:=[.E81]/63360" office:value-type="float" office:value="8.92497912951646">
            <text:p>8.92</text:p>
          </table:table-cell>
          <table:table-cell/>
          <table:table-cell office:value-type="float" office:value="5.5">
            <text:p>5.5</text:p>
          </table:table-cell>
          <table:table-cell table:formula="of:=[.I81] / ([.$D$3]*6) * 100000" office:value-type="float" office:value="95.6669056836529">
            <text:p>95.67</text:p>
          </table:table-cell>
          <table:table-cell table:formula="of:=[.J81]/60" office:value-type="float" office:value="1.59444842806088">
            <text:p>1.59</text:p>
          </table:table-cell>
          <table:table-cell/>
          <table:table-cell office:value-type="float" office:value="5.5">
            <text:p>5.5</text:p>
          </table:table-cell>
          <table:table-cell table:formula="of:=[.M81] / ([.$E$3]*6) * 6336" office:value-type="float" office:value="154.061984912955">
            <text:p>154.06</text:p>
          </table:table-cell>
          <table:table-cell table:formula="of:=[.N81]/60" office:value-type="float" office:value="2.56769974854924">
            <text:p>2.57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table:formula="of:=[.A82]*[.$D$3]" office:value-type="float" office:value="263501.083819844">
            <text:p>263501.08</text:p>
          </table:table-cell>
          <table:table-cell table:formula="of:=[.A82]*[.$E$3]" office:value-type="float" office:value="10367.2557568463">
            <text:p>10367.26</text:p>
          </table:table-cell>
          <table:table-cell table:formula="of:=[.B82]*60" office:value-type="float" office:value="15810065.0291906">
            <text:p>15810065</text:p>
          </table:table-cell>
          <table:table-cell table:formula="of:=[.C82]*60" office:value-type="float" office:value="622035.345410779">
            <text:p>622035</text:p>
          </table:table-cell>
          <table:table-cell table:formula="of:=[.D82]/(1000*1000)" office:value-type="float" office:value="15.8100650291906">
            <text:p>15.81</text:p>
          </table:table-cell>
          <table:table-cell table:formula="of:=[.E82]/63360" office:value-type="float" office:value="9.8174770424681">
            <text:p>9.82</text:p>
          </table:table-cell>
          <table:table-cell/>
          <table:table-cell office:value-type="float" office:value="6">
            <text:p>6</text:p>
          </table:table-cell>
          <table:table-cell table:formula="of:=[.I82] / ([.$D$3]*6) * 100000" office:value-type="float" office:value="104.36389710944">
            <text:p>104.36</text:p>
          </table:table-cell>
          <table:table-cell table:formula="of:=[.J82]/60" office:value-type="float" office:value="1.73939828515733">
            <text:p>1.74</text:p>
          </table:table-cell>
          <table:table-cell/>
          <table:table-cell office:value-type="float" office:value="6">
            <text:p>6</text:p>
          </table:table-cell>
          <table:table-cell table:formula="of:=[.M82] / ([.$E$3]*6) * 6336" office:value-type="float" office:value="168.067619905041">
            <text:p>168.07</text:p>
          </table:table-cell>
          <table:table-cell table:formula="of:=[.N82]/60" office:value-type="float" office:value="2.80112699841736">
            <text:p>2.8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[.A83]*[.$D$3]" office:value-type="float" office:value="287455.727803466">
            <text:p>287455.73</text:p>
          </table:table-cell>
          <table:table-cell table:formula="of:=[.A83]*[.$E$3]" office:value-type="float" office:value="11309.7335529233">
            <text:p>11309.73</text:p>
          </table:table-cell>
          <table:table-cell table:formula="of:=[.B83]*60" office:value-type="float" office:value="17247343.668208">
            <text:p>17247344</text:p>
          </table:table-cell>
          <table:table-cell table:formula="of:=[.C83]*60" office:value-type="float" office:value="678584.013175395">
            <text:p>678584</text:p>
          </table:table-cell>
          <table:table-cell table:formula="of:=[.D83]/(1000*1000)" office:value-type="float" office:value="17.247343668208">
            <text:p>17.25</text:p>
          </table:table-cell>
          <table:table-cell table:formula="of:=[.E83]/63360" office:value-type="float" office:value="10.7099749554198">
            <text:p>10.71</text:p>
          </table:table-cell>
          <table:table-cell/>
          <table:table-cell office:value-type="float" office:value="6.5">
            <text:p>6.5</text:p>
          </table:table-cell>
          <table:table-cell table:formula="of:=[.I83] / ([.$D$3]*6) * 100000" office:value-type="float" office:value="113.060888535226">
            <text:p>113.06</text:p>
          </table:table-cell>
          <table:table-cell table:formula="of:=[.J83]/60" office:value-type="float" office:value="1.88434814225377">
            <text:p>1.88</text:p>
          </table:table-cell>
          <table:table-cell/>
          <table:table-cell office:value-type="float" office:value="6.5">
            <text:p>6.5</text:p>
          </table:table-cell>
          <table:table-cell table:formula="of:=[.M83] / ([.$E$3]*6) * 6336" office:value-type="float" office:value="182.073254897128">
            <text:p>182.07</text:p>
          </table:table-cell>
          <table:table-cell table:formula="of:=[.N83]/60" office:value-type="float" office:value="3.03455424828547">
            <text:p>3.03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table:formula="of:=[.A84]*[.$D$3]" office:value-type="float" office:value="311410.371787088">
            <text:p>311410.37</text:p>
          </table:table-cell>
          <table:table-cell table:formula="of:=[.A84]*[.$E$3]" office:value-type="float" office:value="12252.2113490002">
            <text:p>12252.21</text:p>
          </table:table-cell>
          <table:table-cell table:formula="of:=[.B84]*60" office:value-type="float" office:value="18684622.3072253">
            <text:p>18684622</text:p>
          </table:table-cell>
          <table:table-cell table:formula="of:=[.C84]*60" office:value-type="float" office:value="735132.680940012">
            <text:p>735133</text:p>
          </table:table-cell>
          <table:table-cell table:formula="of:=[.D84]/(1000*1000)" office:value-type="float" office:value="18.6846223072253">
            <text:p>18.68</text:p>
          </table:table-cell>
          <table:table-cell table:formula="of:=[.E84]/63360" office:value-type="float" office:value="11.6024728683714">
            <text:p>11.60</text:p>
          </table:table-cell>
          <table:table-cell/>
          <table:table-cell office:value-type="float" office:value="7">
            <text:p>7</text:p>
          </table:table-cell>
          <table:table-cell table:formula="of:=[.I84] / ([.$D$3]*6) * 100000" office:value-type="float" office:value="121.757879961013">
            <text:p>121.76</text:p>
          </table:table-cell>
          <table:table-cell table:formula="of:=[.J84]/60" office:value-type="float" office:value="2.02929799935021">
            <text:p>2.03</text:p>
          </table:table-cell>
          <table:table-cell/>
          <table:table-cell office:value-type="float" office:value="7">
            <text:p>7</text:p>
          </table:table-cell>
          <table:table-cell table:formula="of:=[.M84] / ([.$E$3]*6) * 6336" office:value-type="float" office:value="196.078889889215">
            <text:p>196.08</text:p>
          </table:table-cell>
          <table:table-cell table:formula="of:=[.N84]/60" office:value-type="float" office:value="3.26798149815358">
            <text:p>3.27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table:formula="of:=[.A85]*[.$D$3]" office:value-type="float" office:value="335365.01577071">
            <text:p>335365.02</text:p>
          </table:table-cell>
          <table:table-cell table:formula="of:=[.A85]*[.$E$3]" office:value-type="float" office:value="13194.6891450771">
            <text:p>13194.69</text:p>
          </table:table-cell>
          <table:table-cell table:formula="of:=[.B85]*60" office:value-type="float" office:value="20121900.9462426">
            <text:p>20121901</text:p>
          </table:table-cell>
          <table:table-cell table:formula="of:=[.C85]*60" office:value-type="float" office:value="791681.348704628">
            <text:p>791681</text:p>
          </table:table-cell>
          <table:table-cell table:formula="of:=[.D85]/(1000*1000)" office:value-type="float" office:value="20.1219009462426">
            <text:p>20.12</text:p>
          </table:table-cell>
          <table:table-cell table:formula="of:=[.E85]/63360" office:value-type="float" office:value="12.494970781323">
            <text:p>12.49</text:p>
          </table:table-cell>
          <table:table-cell/>
          <table:table-cell office:value-type="float" office:value="7.5">
            <text:p>7.5</text:p>
          </table:table-cell>
          <table:table-cell table:formula="of:=[.I85] / ([.$D$3]*6) * 100000" office:value-type="float" office:value="130.454871386799">
            <text:p>130.45</text:p>
          </table:table-cell>
          <table:table-cell table:formula="of:=[.J85]/60" office:value-type="float" office:value="2.17424785644666">
            <text:p>2.17</text:p>
          </table:table-cell>
          <table:table-cell/>
          <table:table-cell office:value-type="float" office:value="7.5">
            <text:p>7.5</text:p>
          </table:table-cell>
          <table:table-cell table:formula="of:=[.M85] / ([.$E$3]*6) * 6336" office:value-type="float" office:value="210.084524881302">
            <text:p>210.08</text:p>
          </table:table-cell>
          <table:table-cell table:formula="of:=[.N85]/60" office:value-type="float" office:value="3.5014087480217">
            <text:p>3.50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table:formula="of:=[.A86]*[.$D$3]" office:value-type="float" office:value="359319.659754333">
            <text:p>359319.66</text:p>
          </table:table-cell>
          <table:table-cell table:formula="of:=[.A86]*[.$E$3]" office:value-type="float" office:value="14137.1669411541">
            <text:p>14137.17</text:p>
          </table:table-cell>
          <table:table-cell table:formula="of:=[.B86]*60" office:value-type="float" office:value="21559179.58526">
            <text:p>21559180</text:p>
          </table:table-cell>
          <table:table-cell table:formula="of:=[.C86]*60" office:value-type="float" office:value="848230.016469244">
            <text:p>848230</text:p>
          </table:table-cell>
          <table:table-cell table:formula="of:=[.D86]/(1000*1000)" office:value-type="float" office:value="21.55917958526">
            <text:p>21.56</text:p>
          </table:table-cell>
          <table:table-cell table:formula="of:=[.E86]/63360" office:value-type="float" office:value="13.3874686942747">
            <text:p>13.39</text:p>
          </table:table-cell>
          <table:table-cell/>
          <table:table-cell office:value-type="float" office:value="8">
            <text:p>8</text:p>
          </table:table-cell>
          <table:table-cell table:formula="of:=[.I86] / ([.$D$3]*6) * 100000" office:value-type="float" office:value="139.151862812586">
            <text:p>139.15</text:p>
          </table:table-cell>
          <table:table-cell table:formula="of:=[.J86]/60" office:value-type="float" office:value="2.3191977135431">
            <text:p>2.32</text:p>
          </table:table-cell>
          <table:table-cell/>
          <table:table-cell office:value-type="float" office:value="8">
            <text:p>8</text:p>
          </table:table-cell>
          <table:table-cell table:formula="of:=[.M86] / ([.$E$3]*6) * 6336" office:value-type="float" office:value="224.090159873389">
            <text:p>224.09</text:p>
          </table:table-cell>
          <table:table-cell table:formula="of:=[.N86]/60" office:value-type="float" office:value="3.73483599788981">
            <text:p>3.73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formula="of:=[.A87]*[.$D$3]" office:value-type="float" office:value="383274.303737955">
            <text:p>383274.30</text:p>
          </table:table-cell>
          <table:table-cell table:formula="of:=[.A87]*[.$E$3]" office:value-type="float" office:value="15079.644737231">
            <text:p>15079.64</text:p>
          </table:table-cell>
          <table:table-cell table:formula="of:=[.B87]*60" office:value-type="float" office:value="22996458.2242773">
            <text:p>22996458</text:p>
          </table:table-cell>
          <table:table-cell table:formula="of:=[.C87]*60" office:value-type="float" office:value="904778.68423386">
            <text:p>904779</text:p>
          </table:table-cell>
          <table:table-cell table:formula="of:=[.D87]/(1000*1000)" office:value-type="float" office:value="22.9964582242773">
            <text:p>23.00</text:p>
          </table:table-cell>
          <table:table-cell table:formula="of:=[.E87]/63360" office:value-type="float" office:value="14.2799666072263">
            <text:p>14.28</text:p>
          </table:table-cell>
          <table:table-cell/>
          <table:table-cell office:value-type="float" office:value="8.5">
            <text:p>8.5</text:p>
          </table:table-cell>
          <table:table-cell table:formula="of:=[.I87] / ([.$D$3]*6) * 100000" office:value-type="float" office:value="147.848854238373">
            <text:p>147.85</text:p>
          </table:table-cell>
          <table:table-cell table:formula="of:=[.J87]/60" office:value-type="float" office:value="2.46414757063954">
            <text:p>2.46</text:p>
          </table:table-cell>
          <table:table-cell/>
          <table:table-cell office:value-type="float" office:value="8.5">
            <text:p>8.5</text:p>
          </table:table-cell>
          <table:table-cell table:formula="of:=[.M87] / ([.$E$3]*6) * 6336" office:value-type="float" office:value="238.095794865475">
            <text:p>238.10</text:p>
          </table:table-cell>
          <table:table-cell table:formula="of:=[.N87]/60" office:value-type="float" office:value="3.96826324775792">
            <text:p>3.97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table:formula="of:=[.A88]*[.$D$3]" office:value-type="float" office:value="407228.947721577">
            <text:p>407228.95</text:p>
          </table:table-cell>
          <table:table-cell table:formula="of:=[.A88]*[.$E$3]" office:value-type="float" office:value="16022.1225333079">
            <text:p>16022.12</text:p>
          </table:table-cell>
          <table:table-cell table:formula="of:=[.B88]*60" office:value-type="float" office:value="24433736.8632946">
            <text:p>24433737</text:p>
          </table:table-cell>
          <table:table-cell table:formula="of:=[.C88]*60" office:value-type="float" office:value="961327.351998477">
            <text:p>961327</text:p>
          </table:table-cell>
          <table:table-cell table:formula="of:=[.D88]/(1000*1000)" office:value-type="float" office:value="24.4337368632946">
            <text:p>24.43</text:p>
          </table:table-cell>
          <table:table-cell table:formula="of:=[.E88]/63360" office:value-type="float" office:value="15.172464520178">
            <text:p>15.17</text:p>
          </table:table-cell>
          <table:table-cell/>
          <table:table-cell office:value-type="float" office:value="9">
            <text:p>9</text:p>
          </table:table-cell>
          <table:table-cell table:formula="of:=[.I88] / ([.$D$3]*6) * 100000" office:value-type="float" office:value="156.545845664159">
            <text:p>156.55</text:p>
          </table:table-cell>
          <table:table-cell table:formula="of:=[.J88]/60" office:value-type="float" office:value="2.60909742773599">
            <text:p>2.61</text:p>
          </table:table-cell>
          <table:table-cell/>
          <table:table-cell office:value-type="float" office:value="9">
            <text:p>9</text:p>
          </table:table-cell>
          <table:table-cell table:formula="of:=[.M88] / ([.$E$3]*6) * 6336" office:value-type="float" office:value="252.101429857562">
            <text:p>252.10</text:p>
          </table:table-cell>
          <table:table-cell table:formula="of:=[.N88]/60" office:value-type="float" office:value="4.20169049762604">
            <text:p>4.20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table:formula="of:=[.A89]*[.$D$3]" office:value-type="float" office:value="431183.591705199">
            <text:p>431183.59</text:p>
          </table:table-cell>
          <table:table-cell table:formula="of:=[.A89]*[.$E$3]" office:value-type="float" office:value="16964.6003293849">
            <text:p>16964.60</text:p>
          </table:table-cell>
          <table:table-cell table:formula="of:=[.B89]*60" office:value-type="float" office:value="25871015.5023119">
            <text:p>25871016</text:p>
          </table:table-cell>
          <table:table-cell table:formula="of:=[.C89]*60" office:value-type="float" office:value="1017876.01976309">
            <text:p>1017876</text:p>
          </table:table-cell>
          <table:table-cell table:formula="of:=[.D89]/(1000*1000)" office:value-type="float" office:value="25.8710155023119">
            <text:p>25.87</text:p>
          </table:table-cell>
          <table:table-cell table:formula="of:=[.E89]/63360" office:value-type="float" office:value="16.0649624331296">
            <text:p>16.06</text:p>
          </table:table-cell>
          <table:table-cell/>
          <table:table-cell office:value-type="float" office:value="9.5">
            <text:p>9.5</text:p>
          </table:table-cell>
          <table:table-cell table:formula="of:=[.I89] / ([.$D$3]*6) * 100000" office:value-type="float" office:value="165.242837089946">
            <text:p>165.24</text:p>
          </table:table-cell>
          <table:table-cell table:formula="of:=[.J89]/60" office:value-type="float" office:value="2.75404728483243">
            <text:p>2.75</text:p>
          </table:table-cell>
          <table:table-cell/>
          <table:table-cell office:value-type="float" office:value="9.5">
            <text:p>9.5</text:p>
          </table:table-cell>
          <table:table-cell table:formula="of:=[.M89] / ([.$E$3]*6) * 6336" office:value-type="float" office:value="266.107064849649">
            <text:p>266.11</text:p>
          </table:table-cell>
          <table:table-cell table:formula="of:=[.N89]/60" office:value-type="float" office:value="4.43511774749415">
            <text:p>4.44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table:formula="of:=[.A90]*[.$D$3]" office:value-type="float" office:value="455138.235688821">
            <text:p>455138.24</text:p>
          </table:table-cell>
          <table:table-cell table:formula="of:=[.A90]*[.$E$3]" office:value-type="float" office:value="17907.0781254618">
            <text:p>17907.08</text:p>
          </table:table-cell>
          <table:table-cell table:formula="of:=[.B90]*60" office:value-type="float" office:value="27308294.1413293">
            <text:p>27308294</text:p>
          </table:table-cell>
          <table:table-cell table:formula="of:=[.C90]*60" office:value-type="float" office:value="1074424.68752771">
            <text:p>1074425</text:p>
          </table:table-cell>
          <table:table-cell table:formula="of:=[.D90]/(1000*1000)" office:value-type="float" office:value="27.3082941413293">
            <text:p>27.31</text:p>
          </table:table-cell>
          <table:table-cell table:formula="of:=[.E90]/63360" office:value-type="float" office:value="16.9574603460813">
            <text:p>16.96</text:p>
          </table:table-cell>
          <table:table-cell/>
          <table:table-cell office:value-type="float" office:value="10">
            <text:p>10</text:p>
          </table:table-cell>
          <table:table-cell table:formula="of:=[.I90] / ([.$D$3]*6) * 100000" office:value-type="float" office:value="173.939828515733">
            <text:p>173.94</text:p>
          </table:table-cell>
          <table:table-cell table:formula="of:=[.J90]/60" office:value-type="float" office:value="2.89899714192888">
            <text:p>2.90</text:p>
          </table:table-cell>
          <table:table-cell/>
          <table:table-cell office:value-type="float" office:value="10">
            <text:p>10</text:p>
          </table:table-cell>
          <table:table-cell table:formula="of:=[.M90] / ([.$E$3]*6) * 6336" office:value-type="float" office:value="280.112699841736">
            <text:p>280.11</text:p>
          </table:table-cell>
          <table:table-cell table:formula="of:=[.N90]/60" office:value-type="float" office:value="4.66854499736226">
            <text:p>4.6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[.A91]*[.$D$3]" office:value-type="float" office:value="479092.879672444">
            <text:p>479092.88</text:p>
          </table:table-cell>
          <table:table-cell table:formula="of:=[.A91]*[.$E$3]" office:value-type="float" office:value="18849.5559215388">
            <text:p>18849.56</text:p>
          </table:table-cell>
          <table:table-cell table:formula="of:=[.B91]*60" office:value-type="float" office:value="28745572.7803466">
            <text:p>28745573</text:p>
          </table:table-cell>
          <table:table-cell table:formula="of:=[.C91]*60" office:value-type="float" office:value="1130973.35529233">
            <text:p>1130973</text:p>
          </table:table-cell>
          <table:table-cell table:formula="of:=[.D91]/(1000*1000)" office:value-type="float" office:value="28.7455727803466">
            <text:p>28.75</text:p>
          </table:table-cell>
          <table:table-cell table:formula="of:=[.E91]/63360" office:value-type="float" office:value="17.8499582590329">
            <text:p>17.85</text:p>
          </table:table-cell>
          <table:table-cell/>
          <table:table-cell office:value-type="float" office:value="10.5">
            <text:p>10.5</text:p>
          </table:table-cell>
          <table:table-cell table:formula="of:=[.I91] / ([.$D$3]*6) * 100000" office:value-type="float" office:value="182.636819941519">
            <text:p>182.64</text:p>
          </table:table-cell>
          <table:table-cell table:formula="of:=[.J91]/60" office:value-type="float" office:value="3.04394699902532">
            <text:p>3.04</text:p>
          </table:table-cell>
          <table:table-cell/>
          <table:table-cell office:value-type="float" office:value="10.5">
            <text:p>10.5</text:p>
          </table:table-cell>
          <table:table-cell table:formula="of:=[.M91] / ([.$E$3]*6) * 6336" office:value-type="float" office:value="294.118334833823">
            <text:p>294.12</text:p>
          </table:table-cell>
          <table:table-cell table:formula="of:=[.N91]/60" office:value-type="float" office:value="4.90197224723038">
            <text:p>4.90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table:formula="of:=[.A92]*[.$D$3]" office:value-type="float" office:value="503047.523656066">
            <text:p>503047.52</text:p>
          </table:table-cell>
          <table:table-cell table:formula="of:=[.A92]*[.$E$3]" office:value-type="float" office:value="19792.0337176157">
            <text:p>19792.03</text:p>
          </table:table-cell>
          <table:table-cell table:formula="of:=[.B92]*60" office:value-type="float" office:value="30182851.4193639">
            <text:p>30182851</text:p>
          </table:table-cell>
          <table:table-cell table:formula="of:=[.C92]*60" office:value-type="float" office:value="1187522.02305694">
            <text:p>1187522</text:p>
          </table:table-cell>
          <table:table-cell table:formula="of:=[.D92]/(1000*1000)" office:value-type="float" office:value="30.1828514193639">
            <text:p>30.18</text:p>
          </table:table-cell>
          <table:table-cell table:formula="of:=[.E92]/63360" office:value-type="float" office:value="18.7424561719846">
            <text:p>18.74</text:p>
          </table:table-cell>
          <table:table-cell/>
          <table:table-cell office:value-type="float" office:value="11">
            <text:p>11</text:p>
          </table:table-cell>
          <table:table-cell table:formula="of:=[.I92] / ([.$D$3]*6) * 100000" office:value-type="float" office:value="191.333811367306">
            <text:p>191.33</text:p>
          </table:table-cell>
          <table:table-cell table:formula="of:=[.J92]/60" office:value-type="float" office:value="3.18889685612176">
            <text:p>3.19</text:p>
          </table:table-cell>
          <table:table-cell/>
          <table:table-cell office:value-type="float" office:value="11">
            <text:p>11</text:p>
          </table:table-cell>
          <table:table-cell table:formula="of:=[.M92] / ([.$E$3]*6) * 6336" office:value-type="float" office:value="308.123969825909">
            <text:p>308.12</text:p>
          </table:table-cell>
          <table:table-cell table:formula="of:=[.N92]/60" office:value-type="float" office:value="5.13539949709849">
            <text:p>5.14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table:formula="of:=[.A93]*[.$D$3]" office:value-type="float" office:value="527002.167639688">
            <text:p>527002.17</text:p>
          </table:table-cell>
          <table:table-cell table:formula="of:=[.A93]*[.$E$3]" office:value-type="float" office:value="20734.5115136926">
            <text:p>20734.51</text:p>
          </table:table-cell>
          <table:table-cell table:formula="of:=[.B93]*60" office:value-type="float" office:value="31620130.0583813">
            <text:p>31620130</text:p>
          </table:table-cell>
          <table:table-cell table:formula="of:=[.C93]*60" office:value-type="float" office:value="1244070.69082156">
            <text:p>1244071</text:p>
          </table:table-cell>
          <table:table-cell table:formula="of:=[.D93]/(1000*1000)" office:value-type="float" office:value="31.6201300583813">
            <text:p>31.62</text:p>
          </table:table-cell>
          <table:table-cell table:formula="of:=[.E93]/63360" office:value-type="float" office:value="19.6349540849362">
            <text:p>19.63</text:p>
          </table:table-cell>
          <table:table-cell/>
          <table:table-cell office:value-type="float" office:value="11.5">
            <text:p>11.5</text:p>
          </table:table-cell>
          <table:table-cell table:formula="of:=[.I93] / ([.$D$3]*6) * 100000" office:value-type="float" office:value="200.030802793092">
            <text:p>200.03</text:p>
          </table:table-cell>
          <table:table-cell table:formula="of:=[.J93]/60" office:value-type="float" office:value="3.33384671321821">
            <text:p>3.33</text:p>
          </table:table-cell>
          <table:table-cell/>
          <table:table-cell office:value-type="float" office:value="11.5">
            <text:p>11.5</text:p>
          </table:table-cell>
          <table:table-cell table:formula="of:=[.M93] / ([.$E$3]*6) * 6336" office:value-type="float" office:value="322.129604817996">
            <text:p>322.13</text:p>
          </table:table-cell>
          <table:table-cell table:formula="of:=[.N93]/60" office:value-type="float" office:value="5.3688267469666">
            <text:p>5.37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table:formula="of:=[.A94]*[.$D$3]" office:value-type="float" office:value="550956.81162331">
            <text:p>550956.81</text:p>
          </table:table-cell>
          <table:table-cell table:formula="of:=[.A94]*[.$E$3]" office:value-type="float" office:value="21676.9893097696">
            <text:p>21676.99</text:p>
          </table:table-cell>
          <table:table-cell table:formula="of:=[.B94]*60" office:value-type="float" office:value="33057408.6973986">
            <text:p>33057409</text:p>
          </table:table-cell>
          <table:table-cell table:formula="of:=[.C94]*60" office:value-type="float" office:value="1300619.35858617">
            <text:p>1300619</text:p>
          </table:table-cell>
          <table:table-cell table:formula="of:=[.D94]/(1000*1000)" office:value-type="float" office:value="33.0574086973986">
            <text:p>33.06</text:p>
          </table:table-cell>
          <table:table-cell table:formula="of:=[.E94]/63360" office:value-type="float" office:value="20.5274519978879">
            <text:p>20.53</text:p>
          </table:table-cell>
          <table:table-cell/>
          <table:table-cell office:value-type="float" office:value="12">
            <text:p>12</text:p>
          </table:table-cell>
          <table:table-cell table:formula="of:=[.I94] / ([.$D$3]*6) * 100000" office:value-type="float" office:value="208.727794218879">
            <text:p>208.73</text:p>
          </table:table-cell>
          <table:table-cell table:formula="of:=[.J94]/60" office:value-type="float" office:value="3.47879657031465">
            <text:p>3.48</text:p>
          </table:table-cell>
          <table:table-cell/>
          <table:table-cell office:value-type="float" office:value="12">
            <text:p>12</text:p>
          </table:table-cell>
          <table:table-cell table:formula="of:=[.M94] / ([.$E$3]*6) * 6336" office:value-type="float" office:value="336.135239810083">
            <text:p>336.14</text:p>
          </table:table-cell>
          <table:table-cell table:formula="of:=[.N94]/60" office:value-type="float" office:value="5.60225399683472">
            <text:p>5.60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formula="of:=[.A95]*[.$D$3]" office:value-type="float" office:value="574911.455606932">
            <text:p>574911.46</text:p>
          </table:table-cell>
          <table:table-cell table:formula="of:=[.A95]*[.$E$3]" office:value-type="float" office:value="22619.4671058465">
            <text:p>22619.47</text:p>
          </table:table-cell>
          <table:table-cell table:formula="of:=[.B95]*60" office:value-type="float" office:value="34494687.3364159">
            <text:p>34494687</text:p>
          </table:table-cell>
          <table:table-cell table:formula="of:=[.C95]*60" office:value-type="float" office:value="1357168.02635079">
            <text:p>1357168</text:p>
          </table:table-cell>
          <table:table-cell table:formula="of:=[.D95]/(1000*1000)" office:value-type="float" office:value="34.4946873364159">
            <text:p>34.49</text:p>
          </table:table-cell>
          <table:table-cell table:formula="of:=[.E95]/63360" office:value-type="float" office:value="21.4199499108395">
            <text:p>21.42</text:p>
          </table:table-cell>
          <table:table-cell/>
          <table:table-cell office:value-type="float" office:value="12.5">
            <text:p>12.5</text:p>
          </table:table-cell>
          <table:table-cell table:formula="of:=[.I95] / ([.$D$3]*6) * 100000" office:value-type="float" office:value="217.424785644666">
            <text:p>217.42</text:p>
          </table:table-cell>
          <table:table-cell table:formula="of:=[.J95]/60" office:value-type="float" office:value="3.6237464274111">
            <text:p>3.62</text:p>
          </table:table-cell>
          <table:table-cell/>
          <table:table-cell office:value-type="float" office:value="12.5">
            <text:p>12.5</text:p>
          </table:table-cell>
          <table:table-cell table:formula="of:=[.M95] / ([.$E$3]*6) * 6336" office:value-type="float" office:value="350.14087480217">
            <text:p>350.14</text:p>
          </table:table-cell>
          <table:table-cell table:formula="of:=[.N95]/60" office:value-type="float" office:value="5.83568124670283">
            <text:p>5.84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table:formula="of:=[.A96]*[.$D$3]" office:value-type="float" office:value="598866.099590554">
            <text:p>598866.10</text:p>
          </table:table-cell>
          <table:table-cell table:formula="of:=[.A96]*[.$E$3]" office:value-type="float" office:value="23561.9449019234">
            <text:p>23561.94</text:p>
          </table:table-cell>
          <table:table-cell table:formula="of:=[.B96]*60" office:value-type="float" office:value="35931965.9754333">
            <text:p>35931966</text:p>
          </table:table-cell>
          <table:table-cell table:formula="of:=[.C96]*60" office:value-type="float" office:value="1413716.69411541">
            <text:p>1413717</text:p>
          </table:table-cell>
          <table:table-cell table:formula="of:=[.D96]/(1000*1000)" office:value-type="float" office:value="35.9319659754333">
            <text:p>35.93</text:p>
          </table:table-cell>
          <table:table-cell table:formula="of:=[.E96]/63360" office:value-type="float" office:value="22.3124478237911">
            <text:p>22.31</text:p>
          </table:table-cell>
          <table:table-cell/>
          <table:table-cell office:value-type="float" office:value="13">
            <text:p>13</text:p>
          </table:table-cell>
          <table:table-cell table:formula="of:=[.I96] / ([.$D$3]*6) * 100000" office:value-type="float" office:value="226.121777070452">
            <text:p>226.12</text:p>
          </table:table-cell>
          <table:table-cell table:formula="of:=[.J96]/60" office:value-type="float" office:value="3.76869628450754">
            <text:p>3.77</text:p>
          </table:table-cell>
          <table:table-cell/>
          <table:table-cell office:value-type="float" office:value="13">
            <text:p>13</text:p>
          </table:table-cell>
          <table:table-cell table:formula="of:=[.M96] / ([.$E$3]*6) * 6336" office:value-type="float" office:value="364.146509794257">
            <text:p>364.15</text:p>
          </table:table-cell>
          <table:table-cell table:formula="of:=[.N96]/60" office:value-type="float" office:value="6.06910849657094">
            <text:p>6.07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table:formula="of:=[.A97]*[.$D$3]" office:value-type="float" office:value="622820.743574177">
            <text:p>622820.74</text:p>
          </table:table-cell>
          <table:table-cell table:formula="of:=[.A97]*[.$E$3]" office:value-type="float" office:value="24504.4226980004">
            <text:p>24504.42</text:p>
          </table:table-cell>
          <table:table-cell table:formula="of:=[.B97]*60" office:value-type="float" office:value="37369244.6144506">
            <text:p>37369245</text:p>
          </table:table-cell>
          <table:table-cell table:formula="of:=[.C97]*60" office:value-type="float" office:value="1470265.36188002">
            <text:p>1470265</text:p>
          </table:table-cell>
          <table:table-cell table:formula="of:=[.D97]/(1000*1000)" office:value-type="float" office:value="37.3692446144506">
            <text:p>37.37</text:p>
          </table:table-cell>
          <table:table-cell table:formula="of:=[.E97]/63360" office:value-type="float" office:value="23.2049457367428">
            <text:p>23.20</text:p>
          </table:table-cell>
          <table:table-cell/>
          <table:table-cell office:value-type="float" office:value="13.5">
            <text:p>13.5</text:p>
          </table:table-cell>
          <table:table-cell table:formula="of:=[.I97] / ([.$D$3]*6) * 100000" office:value-type="float" office:value="234.818768496239">
            <text:p>234.82</text:p>
          </table:table-cell>
          <table:table-cell table:formula="of:=[.J97]/60" office:value-type="float" office:value="3.91364614160398">
            <text:p>3.91</text:p>
          </table:table-cell>
          <table:table-cell/>
          <table:table-cell office:value-type="float" office:value="13.5">
            <text:p>13.5</text:p>
          </table:table-cell>
          <table:table-cell table:formula="of:=[.M97] / ([.$E$3]*6) * 6336" office:value-type="float" office:value="378.152144786343">
            <text:p>378.15</text:p>
          </table:table-cell>
          <table:table-cell table:formula="of:=[.N97]/60" office:value-type="float" office:value="6.30253574643906">
            <text:p>6.30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table:formula="of:=[.A98]*[.$D$3]" office:value-type="float" office:value="646775.387557799">
            <text:p>646775.39</text:p>
          </table:table-cell>
          <table:table-cell table:formula="of:=[.A98]*[.$E$3]" office:value-type="float" office:value="25446.9004940773">
            <text:p>25446.90</text:p>
          </table:table-cell>
          <table:table-cell table:formula="of:=[.B98]*60" office:value-type="float" office:value="38806523.2534679">
            <text:p>38806523</text:p>
          </table:table-cell>
          <table:table-cell table:formula="of:=[.C98]*60" office:value-type="float" office:value="1526814.02964464">
            <text:p>1526814</text:p>
          </table:table-cell>
          <table:table-cell table:formula="of:=[.D98]/(1000*1000)" office:value-type="float" office:value="38.8065232534679">
            <text:p>38.81</text:p>
          </table:table-cell>
          <table:table-cell table:formula="of:=[.E98]/63360" office:value-type="float" office:value="24.0974436496944">
            <text:p>24.10</text:p>
          </table:table-cell>
          <table:table-cell/>
          <table:table-cell office:value-type="float" office:value="14">
            <text:p>14</text:p>
          </table:table-cell>
          <table:table-cell table:formula="of:=[.I98] / ([.$D$3]*6) * 100000" office:value-type="float" office:value="243.515759922026">
            <text:p>243.52</text:p>
          </table:table-cell>
          <table:table-cell table:formula="of:=[.J98]/60" office:value-type="float" office:value="4.05859599870043">
            <text:p>4.06</text:p>
          </table:table-cell>
          <table:table-cell/>
          <table:table-cell office:value-type="float" office:value="14">
            <text:p>14</text:p>
          </table:table-cell>
          <table:table-cell table:formula="of:=[.M98] / ([.$E$3]*6) * 6336" office:value-type="float" office:value="392.15777977843">
            <text:p>392.16</text:p>
          </table:table-cell>
          <table:table-cell table:formula="of:=[.N98]/60" office:value-type="float" office:value="6.53596299630717">
            <text:p>6.54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formula="of:=[.A99]*[.$D$3]" office:value-type="float" office:value="670730.031541421">
            <text:p>670730.03</text:p>
          </table:table-cell>
          <table:table-cell table:formula="of:=[.A99]*[.$E$3]" office:value-type="float" office:value="26389.3782901543">
            <text:p>26389.38</text:p>
          </table:table-cell>
          <table:table-cell table:formula="of:=[.B99]*60" office:value-type="float" office:value="40243801.8924853">
            <text:p>40243802</text:p>
          </table:table-cell>
          <table:table-cell table:formula="of:=[.C99]*60" office:value-type="float" office:value="1583362.69740926">
            <text:p>1583363</text:p>
          </table:table-cell>
          <table:table-cell table:formula="of:=[.D99]/(1000*1000)" office:value-type="float" office:value="40.2438018924853">
            <text:p>40.24</text:p>
          </table:table-cell>
          <table:table-cell table:formula="of:=[.E99]/63360" office:value-type="float" office:value="24.9899415626461">
            <text:p>24.99</text:p>
          </table:table-cell>
          <table:table-cell/>
          <table:table-cell office:value-type="float" office:value="14.5">
            <text:p>14.5</text:p>
          </table:table-cell>
          <table:table-cell table:formula="of:=[.I99] / ([.$D$3]*6) * 100000" office:value-type="float" office:value="252.212751347812">
            <text:p>252.21</text:p>
          </table:table-cell>
          <table:table-cell table:formula="of:=[.J99]/60" office:value-type="float" office:value="4.20354585579687">
            <text:p>4.20</text:p>
          </table:table-cell>
          <table:table-cell/>
          <table:table-cell office:value-type="float" office:value="14.5">
            <text:p>14.5</text:p>
          </table:table-cell>
          <table:table-cell table:formula="of:=[.M99] / ([.$E$3]*6) * 6336" office:value-type="float" office:value="406.163414770517">
            <text:p>406.16</text:p>
          </table:table-cell>
          <table:table-cell table:formula="of:=[.N99]/60" office:value-type="float" office:value="6.76939024617528">
            <text:p>6.77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table:formula="of:=[.A100]*[.$D$3]" office:value-type="float" office:value="694684.675525043">
            <text:p>694684.68</text:p>
          </table:table-cell>
          <table:table-cell table:formula="of:=[.A100]*[.$E$3]" office:value-type="float" office:value="27331.8560862312">
            <text:p>27331.86</text:p>
          </table:table-cell>
          <table:table-cell table:formula="of:=[.B100]*60" office:value-type="float" office:value="41681080.5315026">
            <text:p>41681081</text:p>
          </table:table-cell>
          <table:table-cell table:formula="of:=[.C100]*60" office:value-type="float" office:value="1639911.36517387">
            <text:p>1639911</text:p>
          </table:table-cell>
          <table:table-cell table:formula="of:=[.D100]/(1000*1000)" office:value-type="float" office:value="41.6810805315026">
            <text:p>41.68</text:p>
          </table:table-cell>
          <table:table-cell table:formula="of:=[.E100]/63360" office:value-type="float" office:value="25.8824394755977">
            <text:p>25.88</text:p>
          </table:table-cell>
          <table:table-cell/>
          <table:table-cell office:value-type="float" office:value="15">
            <text:p>15</text:p>
          </table:table-cell>
          <table:table-cell table:formula="of:=[.I100] / ([.$D$3]*6) * 100000" office:value-type="float" office:value="260.909742773599">
            <text:p>260.91</text:p>
          </table:table-cell>
          <table:table-cell table:formula="of:=[.J100]/60" office:value-type="float" office:value="4.34849571289332">
            <text:p>4.35</text:p>
          </table:table-cell>
          <table:table-cell/>
          <table:table-cell office:value-type="float" office:value="15">
            <text:p>15</text:p>
          </table:table-cell>
          <table:table-cell table:formula="of:=[.M100] / ([.$E$3]*6) * 6336" office:value-type="float" office:value="420.169049762604">
            <text:p>420.17</text:p>
          </table:table-cell>
          <table:table-cell table:formula="of:=[.N100]/60" office:value-type="float" office:value="7.00281749604339">
            <text:p>7.00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table:formula="of:=[.A101]*[.$D$3]" office:value-type="float" office:value="718639.319508665">
            <text:p>718639.32</text:p>
          </table:table-cell>
          <table:table-cell table:formula="of:=[.A101]*[.$E$3]" office:value-type="float" office:value="28274.3338823081">
            <text:p>28274.33</text:p>
          </table:table-cell>
          <table:table-cell table:formula="of:=[.B101]*60" office:value-type="float" office:value="43118359.1705199">
            <text:p>43118359</text:p>
          </table:table-cell>
          <table:table-cell table:formula="of:=[.C101]*60" office:value-type="float" office:value="1696460.03293849">
            <text:p>1696460</text:p>
          </table:table-cell>
          <table:table-cell table:formula="of:=[.D101]/(1000*1000)" office:value-type="float" office:value="43.1183591705199">
            <text:p>43.12</text:p>
          </table:table-cell>
          <table:table-cell table:formula="of:=[.E101]/63360" office:value-type="float" office:value="26.7749373885494">
            <text:p>26.77</text:p>
          </table:table-cell>
          <table:table-cell/>
          <table:table-cell office:value-type="float" office:value="15.5">
            <text:p>15.5</text:p>
          </table:table-cell>
          <table:table-cell table:formula="of:=[.I101] / ([.$D$3]*6) * 100000" office:value-type="float" office:value="269.606734199386">
            <text:p>269.61</text:p>
          </table:table-cell>
          <table:table-cell table:formula="of:=[.J101]/60" office:value-type="float" office:value="4.49344556998976">
            <text:p>4.49</text:p>
          </table:table-cell>
          <table:table-cell/>
          <table:table-cell office:value-type="float" office:value="15.5">
            <text:p>15.5</text:p>
          </table:table-cell>
          <table:table-cell table:formula="of:=[.M101] / ([.$E$3]*6) * 6336" office:value-type="float" office:value="434.17468475469">
            <text:p>434.17</text:p>
          </table:table-cell>
          <table:table-cell table:formula="of:=[.N101]/60" office:value-type="float" office:value="7.23624474591151">
            <text:p>7.24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table:formula="of:=[.A102]*[.$D$3]" office:value-type="float" office:value="742593.963492288">
            <text:p>742593.96</text:p>
          </table:table-cell>
          <table:table-cell table:formula="of:=[.A102]*[.$E$3]" office:value-type="float" office:value="29216.8116783851">
            <text:p>29216.81</text:p>
          </table:table-cell>
          <table:table-cell table:formula="of:=[.B102]*60" office:value-type="float" office:value="44555637.8095372">
            <text:p>44555638</text:p>
          </table:table-cell>
          <table:table-cell table:formula="of:=[.C102]*60" office:value-type="float" office:value="1753008.7007031">
            <text:p>1753009</text:p>
          </table:table-cell>
          <table:table-cell table:formula="of:=[.D102]/(1000*1000)" office:value-type="float" office:value="44.5556378095372">
            <text:p>44.56</text:p>
          </table:table-cell>
          <table:table-cell table:formula="of:=[.E102]/63360" office:value-type="float" office:value="27.667435301501">
            <text:p>27.67</text:p>
          </table:table-cell>
          <table:table-cell/>
          <table:table-cell office:value-type="float" office:value="16">
            <text:p>16</text:p>
          </table:table-cell>
          <table:table-cell table:formula="of:=[.I102] / ([.$D$3]*6) * 100000" office:value-type="float" office:value="278.303725625172">
            <text:p>278.30</text:p>
          </table:table-cell>
          <table:table-cell table:formula="of:=[.J102]/60" office:value-type="float" office:value="4.6383954270862">
            <text:p>4.64</text:p>
          </table:table-cell>
          <table:table-cell/>
          <table:table-cell office:value-type="float" office:value="16">
            <text:p>16</text:p>
          </table:table-cell>
          <table:table-cell table:formula="of:=[.M102] / ([.$E$3]*6) * 6336" office:value-type="float" office:value="448.180319746777">
            <text:p>448.18</text:p>
          </table:table-cell>
          <table:table-cell table:formula="of:=[.N102]/60" office:value-type="float" office:value="7.46967199577962">
            <text:p>7.47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formula="of:=[.A103]*[.$D$3]" office:value-type="float" office:value="766548.60747591">
            <text:p>766548.61</text:p>
          </table:table-cell>
          <table:table-cell table:formula="of:=[.A103]*[.$E$3]" office:value-type="float" office:value="30159.289474462">
            <text:p>30159.29</text:p>
          </table:table-cell>
          <table:table-cell table:formula="of:=[.B103]*60" office:value-type="float" office:value="45992916.4485546">
            <text:p>45992916</text:p>
          </table:table-cell>
          <table:table-cell table:formula="of:=[.C103]*60" office:value-type="float" office:value="1809557.36846772">
            <text:p>1809557</text:p>
          </table:table-cell>
          <table:table-cell table:formula="of:=[.D103]/(1000*1000)" office:value-type="float" office:value="45.9929164485546">
            <text:p>45.99</text:p>
          </table:table-cell>
          <table:table-cell table:formula="of:=[.E103]/63360" office:value-type="float" office:value="28.5599332144527">
            <text:p>28.56</text:p>
          </table:table-cell>
          <table:table-cell/>
          <table:table-cell office:value-type="float" office:value="16.5">
            <text:p>16.5</text:p>
          </table:table-cell>
          <table:table-cell table:formula="of:=[.I103] / ([.$D$3]*6) * 100000" office:value-type="float" office:value="287.000717050959">
            <text:p>287.00</text:p>
          </table:table-cell>
          <table:table-cell table:formula="of:=[.J103]/60" office:value-type="float" office:value="4.78334528418265">
            <text:p>4.78</text:p>
          </table:table-cell>
          <table:table-cell/>
          <table:table-cell office:value-type="float" office:value="16.5">
            <text:p>16.5</text:p>
          </table:table-cell>
          <table:table-cell table:formula="of:=[.M103] / ([.$E$3]*6) * 6336" office:value-type="float" office:value="462.185954738864">
            <text:p>462.19</text:p>
          </table:table-cell>
          <table:table-cell table:formula="of:=[.N103]/60" office:value-type="float" office:value="7.70309924564774">
            <text:p>7.70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table:formula="of:=[.A104]*[.$D$3]" office:value-type="float" office:value="790503.251459532">
            <text:p>790503.25</text:p>
          </table:table-cell>
          <table:table-cell table:formula="of:=[.A104]*[.$E$3]" office:value-type="float" office:value="31101.767270539">
            <text:p>31101.77</text:p>
          </table:table-cell>
          <table:table-cell table:formula="of:=[.B104]*60" office:value-type="float" office:value="47430195.0875719">
            <text:p>47430195</text:p>
          </table:table-cell>
          <table:table-cell table:formula="of:=[.C104]*60" office:value-type="float" office:value="1866106.03623234">
            <text:p>1866106</text:p>
          </table:table-cell>
          <table:table-cell table:formula="of:=[.D104]/(1000*1000)" office:value-type="float" office:value="47.4301950875719">
            <text:p>47.43</text:p>
          </table:table-cell>
          <table:table-cell table:formula="of:=[.E104]/63360" office:value-type="float" office:value="29.4524311274043">
            <text:p>29.45</text:p>
          </table:table-cell>
          <table:table-cell/>
          <table:table-cell office:value-type="float" office:value="17">
            <text:p>17</text:p>
          </table:table-cell>
          <table:table-cell table:formula="of:=[.I104] / ([.$D$3]*6) * 100000" office:value-type="float" office:value="295.697708476745">
            <text:p>295.70</text:p>
          </table:table-cell>
          <table:table-cell table:formula="of:=[.J104]/60" office:value-type="float" office:value="4.92829514127909">
            <text:p>4.93</text:p>
          </table:table-cell>
          <table:table-cell/>
          <table:table-cell office:value-type="float" office:value="17">
            <text:p>17</text:p>
          </table:table-cell>
          <table:table-cell table:formula="of:=[.M104] / ([.$E$3]*6) * 6336" office:value-type="float" office:value="476.191589730951">
            <text:p>476.19</text:p>
          </table:table-cell>
          <table:table-cell table:formula="of:=[.N104]/60" office:value-type="float" office:value="7.93652649551585">
            <text:p>7.94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table:formula="of:=[.A105]*[.$D$3]" office:value-type="float" office:value="814457.895443154">
            <text:p>814457.90</text:p>
          </table:table-cell>
          <table:table-cell table:formula="of:=[.A105]*[.$E$3]" office:value-type="float" office:value="32044.2450666159">
            <text:p>32044.25</text:p>
          </table:table-cell>
          <table:table-cell table:formula="of:=[.B105]*60" office:value-type="float" office:value="48867473.7265892">
            <text:p>48867474</text:p>
          </table:table-cell>
          <table:table-cell table:formula="of:=[.C105]*60" office:value-type="float" office:value="1922654.70399695">
            <text:p>1922655</text:p>
          </table:table-cell>
          <table:table-cell table:formula="of:=[.D105]/(1000*1000)" office:value-type="float" office:value="48.8674737265892">
            <text:p>48.87</text:p>
          </table:table-cell>
          <table:table-cell table:formula="of:=[.E105]/63360" office:value-type="float" office:value="30.344929040356">
            <text:p>30.34</text:p>
          </table:table-cell>
          <table:table-cell/>
          <table:table-cell office:value-type="float" office:value="17.5">
            <text:p>17.5</text:p>
          </table:table-cell>
          <table:table-cell table:formula="of:=[.I105] / ([.$D$3]*6) * 100000" office:value-type="float" office:value="304.394699902532">
            <text:p>304.39</text:p>
          </table:table-cell>
          <table:table-cell table:formula="of:=[.J105]/60" office:value-type="float" office:value="5.07324499837553">
            <text:p>5.07</text:p>
          </table:table-cell>
          <table:table-cell/>
          <table:table-cell office:value-type="float" office:value="17.5">
            <text:p>17.5</text:p>
          </table:table-cell>
          <table:table-cell table:formula="of:=[.M105] / ([.$E$3]*6) * 6336" office:value-type="float" office:value="490.197224723038">
            <text:p>490.20</text:p>
          </table:table-cell>
          <table:table-cell table:formula="of:=[.N105]/60" office:value-type="float" office:value="8.16995374538396">
            <text:p>8.17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table:formula="of:=[.A106]*[.$D$3]" office:value-type="float" office:value="838412.539426776">
            <text:p>838412.54</text:p>
          </table:table-cell>
          <table:table-cell table:formula="of:=[.A106]*[.$E$3]" office:value-type="float" office:value="32986.7228626928">
            <text:p>32986.72</text:p>
          </table:table-cell>
          <table:table-cell table:formula="of:=[.B106]*60" office:value-type="float" office:value="50304752.3656066">
            <text:p>50304752</text:p>
          </table:table-cell>
          <table:table-cell table:formula="of:=[.C106]*60" office:value-type="float" office:value="1979203.37176157">
            <text:p>1979203</text:p>
          </table:table-cell>
          <table:table-cell table:formula="of:=[.D106]/(1000*1000)" office:value-type="float" office:value="50.3047523656066">
            <text:p>50.30</text:p>
          </table:table-cell>
          <table:table-cell table:formula="of:=[.E106]/63360" office:value-type="float" office:value="31.2374269533076">
            <text:p>31.24</text:p>
          </table:table-cell>
          <table:table-cell/>
          <table:table-cell office:value-type="float" office:value="18">
            <text:p>18</text:p>
          </table:table-cell>
          <table:table-cell table:formula="of:=[.I106] / ([.$D$3]*6) * 100000" office:value-type="float" office:value="313.091691328319">
            <text:p>313.09</text:p>
          </table:table-cell>
          <table:table-cell table:formula="of:=[.J106]/60" office:value-type="float" office:value="5.21819485547198">
            <text:p>5.22</text:p>
          </table:table-cell>
          <table:table-cell/>
          <table:table-cell office:value-type="float" office:value="18">
            <text:p>18</text:p>
          </table:table-cell>
          <table:table-cell table:formula="of:=[.M106] / ([.$E$3]*6) * 6336" office:value-type="float" office:value="504.202859715125">
            <text:p>504.20</text:p>
          </table:table-cell>
          <table:table-cell table:formula="of:=[.N106]/60" office:value-type="float" office:value="8.40338099525208">
            <text:p>8.40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formula="of:=[.A107]*[.$D$3]" office:value-type="float" office:value="862367.183410398">
            <text:p>862367.18</text:p>
          </table:table-cell>
          <table:table-cell table:formula="of:=[.A107]*[.$E$3]" office:value-type="float" office:value="33929.2006587698">
            <text:p>33929.20</text:p>
          </table:table-cell>
          <table:table-cell table:formula="of:=[.B107]*60" office:value-type="float" office:value="51742031.0046239">
            <text:p>51742031</text:p>
          </table:table-cell>
          <table:table-cell table:formula="of:=[.C107]*60" office:value-type="float" office:value="2035752.03952619">
            <text:p>2035752</text:p>
          </table:table-cell>
          <table:table-cell table:formula="of:=[.D107]/(1000*1000)" office:value-type="float" office:value="51.7420310046239">
            <text:p>51.74</text:p>
          </table:table-cell>
          <table:table-cell table:formula="of:=[.E107]/63360" office:value-type="float" office:value="32.1299248662593">
            <text:p>32.13</text:p>
          </table:table-cell>
          <table:table-cell/>
          <table:table-cell office:value-type="float" office:value="18.5">
            <text:p>18.5</text:p>
          </table:table-cell>
          <table:table-cell table:formula="of:=[.I107] / ([.$D$3]*6) * 100000" office:value-type="float" office:value="321.788682754105">
            <text:p>321.79</text:p>
          </table:table-cell>
          <table:table-cell table:formula="of:=[.J107]/60" office:value-type="float" office:value="5.36314471256842">
            <text:p>5.36</text:p>
          </table:table-cell>
          <table:table-cell/>
          <table:table-cell office:value-type="float" office:value="18.5">
            <text:p>18.5</text:p>
          </table:table-cell>
          <table:table-cell table:formula="of:=[.M107] / ([.$E$3]*6) * 6336" office:value-type="float" office:value="518.208494707211">
            <text:p>518.21</text:p>
          </table:table-cell>
          <table:table-cell table:formula="of:=[.N107]/60" office:value-type="float" office:value="8.63680824512019">
            <text:p>8.64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table:formula="of:=[.A108]*[.$D$3]" office:value-type="float" office:value="886321.82739402">
            <text:p>886321.83</text:p>
          </table:table-cell>
          <table:table-cell table:formula="of:=[.A108]*[.$E$3]" office:value-type="float" office:value="34871.6784548467">
            <text:p>34871.68</text:p>
          </table:table-cell>
          <table:table-cell table:formula="of:=[.B108]*60" office:value-type="float" office:value="53179309.6436412">
            <text:p>53179310</text:p>
          </table:table-cell>
          <table:table-cell table:formula="of:=[.C108]*60" office:value-type="float" office:value="2092300.7072908">
            <text:p>2092301</text:p>
          </table:table-cell>
          <table:table-cell table:formula="of:=[.D108]/(1000*1000)" office:value-type="float" office:value="53.1793096436412">
            <text:p>53.18</text:p>
          </table:table-cell>
          <table:table-cell table:formula="of:=[.E108]/63360" office:value-type="float" office:value="33.0224227792109">
            <text:p>33.02</text:p>
          </table:table-cell>
          <table:table-cell/>
          <table:table-cell office:value-type="float" office:value="19">
            <text:p>19</text:p>
          </table:table-cell>
          <table:table-cell table:formula="of:=[.I108] / ([.$D$3]*6) * 100000" office:value-type="float" office:value="330.485674179892">
            <text:p>330.49</text:p>
          </table:table-cell>
          <table:table-cell table:formula="of:=[.J108]/60" office:value-type="float" office:value="5.50809456966487">
            <text:p>5.51</text:p>
          </table:table-cell>
          <table:table-cell/>
          <table:table-cell office:value-type="float" office:value="19">
            <text:p>19</text:p>
          </table:table-cell>
          <table:table-cell table:formula="of:=[.M108] / ([.$E$3]*6) * 6336" office:value-type="float" office:value="532.214129699298">
            <text:p>532.21</text:p>
          </table:table-cell>
          <table:table-cell table:formula="of:=[.N108]/60" office:value-type="float" office:value="8.8702354949883">
            <text:p>8.87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table:formula="of:=[.A109]*[.$D$3]" office:value-type="float" office:value="910276.471377643">
            <text:p>910276.47</text:p>
          </table:table-cell>
          <table:table-cell table:formula="of:=[.A109]*[.$E$3]" office:value-type="float" office:value="35814.1562509236">
            <text:p>35814.16</text:p>
          </table:table-cell>
          <table:table-cell table:formula="of:=[.B109]*60" office:value-type="float" office:value="54616588.2826586">
            <text:p>54616588</text:p>
          </table:table-cell>
          <table:table-cell table:formula="of:=[.C109]*60" office:value-type="float" office:value="2148849.37505542">
            <text:p>2148849</text:p>
          </table:table-cell>
          <table:table-cell table:formula="of:=[.D109]/(1000*1000)" office:value-type="float" office:value="54.6165882826586">
            <text:p>54.62</text:p>
          </table:table-cell>
          <table:table-cell table:formula="of:=[.E109]/63360" office:value-type="float" office:value="33.9149206921625">
            <text:p>33.91</text:p>
          </table:table-cell>
          <table:table-cell/>
          <table:table-cell office:value-type="float" office:value="19.5">
            <text:p>19.5</text:p>
          </table:table-cell>
          <table:table-cell table:formula="of:=[.I109] / ([.$D$3]*6) * 100000" office:value-type="float" office:value="339.182665605679">
            <text:p>339.18</text:p>
          </table:table-cell>
          <table:table-cell table:formula="of:=[.J109]/60" office:value-type="float" office:value="5.65304442676131">
            <text:p>5.65</text:p>
          </table:table-cell>
          <table:table-cell/>
          <table:table-cell office:value-type="float" office:value="19.5">
            <text:p>19.5</text:p>
          </table:table-cell>
          <table:table-cell table:formula="of:=[.M109] / ([.$E$3]*6) * 6336" office:value-type="float" office:value="546.219764691385">
            <text:p>546.22</text:p>
          </table:table-cell>
          <table:table-cell table:formula="of:=[.N109]/60" office:value-type="float" office:value="9.10366274485642">
            <text:p>9.10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table:formula="of:=[.A110]*[.$D$3]" office:value-type="float" office:value="934231.115361265">
            <text:p>934231.12</text:p>
          </table:table-cell>
          <table:table-cell table:formula="of:=[.A110]*[.$E$3]" office:value-type="float" office:value="36756.6340470006">
            <text:p>36756.63</text:p>
          </table:table-cell>
          <table:table-cell table:formula="of:=[.B110]*60" office:value-type="float" office:value="56053866.9216759">
            <text:p>56053867</text:p>
          </table:table-cell>
          <table:table-cell table:formula="of:=[.C110]*60" office:value-type="float" office:value="2205398.04282003">
            <text:p>2205398</text:p>
          </table:table-cell>
          <table:table-cell table:formula="of:=[.D110]/(1000*1000)" office:value-type="float" office:value="56.0538669216759">
            <text:p>56.05</text:p>
          </table:table-cell>
          <table:table-cell table:formula="of:=[.E110]/63360" office:value-type="float" office:value="34.8074186051142">
            <text:p>34.81</text:p>
          </table:table-cell>
          <table:table-cell/>
          <table:table-cell office:value-type="float" office:value="20">
            <text:p>20</text:p>
          </table:table-cell>
          <table:table-cell table:formula="of:=[.I110] / ([.$D$3]*6) * 100000" office:value-type="float" office:value="347.879657031465">
            <text:p>347.88</text:p>
          </table:table-cell>
          <table:table-cell table:formula="of:=[.J110]/60" office:value-type="float" office:value="5.79799428385775">
            <text:p>5.80</text:p>
          </table:table-cell>
          <table:table-cell/>
          <table:table-cell office:value-type="float" office:value="20">
            <text:p>20</text:p>
          </table:table-cell>
          <table:table-cell table:formula="of:=[.M110] / ([.$E$3]*6) * 6336" office:value-type="float" office:value="560.225399683472">
            <text:p>560.23</text:p>
          </table:table-cell>
          <table:table-cell table:formula="of:=[.N110]/60" office:value-type="float" office:value="9.33708999472453">
            <text:p>9.3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[.A111]*[.$D$3]" office:value-type="float" office:value="958185.759344887">
            <text:p>958185.76</text:p>
          </table:table-cell>
          <table:table-cell table:formula="of:=[.A111]*[.$E$3]" office:value-type="float" office:value="37699.1118430775">
            <text:p>37699.11</text:p>
          </table:table-cell>
          <table:table-cell table:formula="of:=[.B111]*60" office:value-type="float" office:value="57491145.5606932">
            <text:p>57491146</text:p>
          </table:table-cell>
          <table:table-cell table:formula="of:=[.C111]*60" office:value-type="float" office:value="2261946.71058465">
            <text:p>2261947</text:p>
          </table:table-cell>
          <table:table-cell table:formula="of:=[.D111]/(1000*1000)" office:value-type="float" office:value="57.4911455606932">
            <text:p>57.49</text:p>
          </table:table-cell>
          <table:table-cell table:formula="of:=[.E111]/63360" office:value-type="float" office:value="35.6999165180658">
            <text:p>35.70</text:p>
          </table:table-cell>
          <table:table-cell/>
          <table:table-cell office:value-type="float" office:value="20.5">
            <text:p>20.5</text:p>
          </table:table-cell>
          <table:table-cell table:formula="of:=[.I111] / ([.$D$3]*6) * 100000" office:value-type="float" office:value="356.576648457252">
            <text:p>356.58</text:p>
          </table:table-cell>
          <table:table-cell table:formula="of:=[.J111]/60" office:value-type="float" office:value="5.9429441409542">
            <text:p>5.94</text:p>
          </table:table-cell>
          <table:table-cell/>
          <table:table-cell office:value-type="float" office:value="20.5">
            <text:p>20.5</text:p>
          </table:table-cell>
          <table:table-cell table:formula="of:=[.M111] / ([.$E$3]*6) * 6336" office:value-type="float" office:value="574.231034675558">
            <text:p>574.23</text:p>
          </table:table-cell>
          <table:table-cell table:formula="of:=[.N111]/60" office:value-type="float" office:value="9.57051724459264">
            <text:p>9.57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table:formula="of:=[.A112]*[.$D$3]" office:value-type="float" office:value="982140.403328509">
            <text:p>982140.40</text:p>
          </table:table-cell>
          <table:table-cell table:formula="of:=[.A112]*[.$E$3]" office:value-type="float" office:value="38641.5896391544">
            <text:p>38641.59</text:p>
          </table:table-cell>
          <table:table-cell table:formula="of:=[.B112]*60" office:value-type="float" office:value="58928424.1997106">
            <text:p>58928424</text:p>
          </table:table-cell>
          <table:table-cell table:formula="of:=[.C112]*60" office:value-type="float" office:value="2318495.37834927">
            <text:p>2318495</text:p>
          </table:table-cell>
          <table:table-cell table:formula="of:=[.D112]/(1000*1000)" office:value-type="float" office:value="58.9284241997106">
            <text:p>58.93</text:p>
          </table:table-cell>
          <table:table-cell table:formula="of:=[.E112]/63360" office:value-type="float" office:value="36.5924144310175">
            <text:p>36.59</text:p>
          </table:table-cell>
          <table:table-cell/>
          <table:table-cell office:value-type="float" office:value="21">
            <text:p>21</text:p>
          </table:table-cell>
          <table:table-cell table:formula="of:=[.I112] / ([.$D$3]*6) * 100000" office:value-type="float" office:value="365.273639883038">
            <text:p>365.27</text:p>
          </table:table-cell>
          <table:table-cell table:formula="of:=[.J112]/60" office:value-type="float" office:value="6.08789399805064">
            <text:p>6.09</text:p>
          </table:table-cell>
          <table:table-cell/>
          <table:table-cell office:value-type="float" office:value="21">
            <text:p>21</text:p>
          </table:table-cell>
          <table:table-cell table:formula="of:=[.M112] / ([.$E$3]*6) * 6336" office:value-type="float" office:value="588.236669667645">
            <text:p>588.24</text:p>
          </table:table-cell>
          <table:table-cell table:formula="of:=[.N112]/60" office:value-type="float" office:value="9.80394449446075">
            <text:p>9.80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table:formula="of:=[.A113]*[.$D$3]" office:value-type="float" office:value="1006095.04731213">
            <text:p>1006095.05</text:p>
          </table:table-cell>
          <table:table-cell table:formula="of:=[.A113]*[.$E$3]" office:value-type="float" office:value="39584.0674352314">
            <text:p>39584.07</text:p>
          </table:table-cell>
          <table:table-cell table:formula="of:=[.B113]*60" office:value-type="float" office:value="60365702.8387279">
            <text:p>60365703</text:p>
          </table:table-cell>
          <table:table-cell table:formula="of:=[.C113]*60" office:value-type="float" office:value="2375044.04611388">
            <text:p>2375044</text:p>
          </table:table-cell>
          <table:table-cell table:formula="of:=[.D113]/(1000*1000)" office:value-type="float" office:value="60.3657028387279">
            <text:p>60.37</text:p>
          </table:table-cell>
          <table:table-cell table:formula="of:=[.E113]/63360" office:value-type="float" office:value="37.4849123439691">
            <text:p>37.48</text:p>
          </table:table-cell>
          <table:table-cell/>
          <table:table-cell office:value-type="float" office:value="21.5">
            <text:p>21.5</text:p>
          </table:table-cell>
          <table:table-cell table:formula="of:=[.I113] / ([.$D$3]*6) * 100000" office:value-type="float" office:value="373.970631308825">
            <text:p>373.97</text:p>
          </table:table-cell>
          <table:table-cell table:formula="of:=[.J113]/60" office:value-type="float" office:value="6.23284385514708">
            <text:p>6.23</text:p>
          </table:table-cell>
          <table:table-cell/>
          <table:table-cell office:value-type="float" office:value="21.5">
            <text:p>21.5</text:p>
          </table:table-cell>
          <table:table-cell table:formula="of:=[.M113] / ([.$E$3]*6) * 6336" office:value-type="float" office:value="602.242304659732">
            <text:p>602.24</text:p>
          </table:table-cell>
          <table:table-cell table:formula="of:=[.N113]/60" office:value-type="float" office:value="10.0373717443289">
            <text:p>10.04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table:formula="of:=[.A114]*[.$D$3]" office:value-type="float" office:value="1030049.69129575">
            <text:p>1030049.69</text:p>
          </table:table-cell>
          <table:table-cell table:formula="of:=[.A114]*[.$E$3]" office:value-type="float" office:value="40526.5452313083">
            <text:p>40526.55</text:p>
          </table:table-cell>
          <table:table-cell table:formula="of:=[.B114]*60" office:value-type="float" office:value="61802981.4777452">
            <text:p>61802981</text:p>
          </table:table-cell>
          <table:table-cell table:formula="of:=[.C114]*60" office:value-type="float" office:value="2431592.7138785">
            <text:p>2431593</text:p>
          </table:table-cell>
          <table:table-cell table:formula="of:=[.D114]/(1000*1000)" office:value-type="float" office:value="61.8029814777452">
            <text:p>61.80</text:p>
          </table:table-cell>
          <table:table-cell table:formula="of:=[.E114]/63360" office:value-type="float" office:value="38.3774102569208">
            <text:p>38.38</text:p>
          </table:table-cell>
          <table:table-cell/>
          <table:table-cell office:value-type="float" office:value="22">
            <text:p>22</text:p>
          </table:table-cell>
          <table:table-cell table:formula="of:=[.I114] / ([.$D$3]*6) * 100000" office:value-type="float" office:value="382.667622734612">
            <text:p>382.67</text:p>
          </table:table-cell>
          <table:table-cell table:formula="of:=[.J114]/60" office:value-type="float" office:value="6.37779371224353">
            <text:p>6.38</text:p>
          </table:table-cell>
          <table:table-cell/>
          <table:table-cell office:value-type="float" office:value="22">
            <text:p>22</text:p>
          </table:table-cell>
          <table:table-cell table:formula="of:=[.M114] / ([.$E$3]*6) * 6336" office:value-type="float" office:value="616.247939651819">
            <text:p>616.25</text:p>
          </table:table-cell>
          <table:table-cell table:formula="of:=[.N114]/60" office:value-type="float" office:value="10.270798994197">
            <text:p>10.27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table:formula="of:=[.A115]*[.$D$3]" office:value-type="float" office:value="1054004.33527938">
            <text:p>1054004.34</text:p>
          </table:table-cell>
          <table:table-cell table:formula="of:=[.A115]*[.$E$3]" office:value-type="float" office:value="41469.0230273853">
            <text:p>41469.02</text:p>
          </table:table-cell>
          <table:table-cell table:formula="of:=[.B115]*60" office:value-type="float" office:value="63240260.1167625">
            <text:p>63240260</text:p>
          </table:table-cell>
          <table:table-cell table:formula="of:=[.C115]*60" office:value-type="float" office:value="2488141.38164312">
            <text:p>2488141</text:p>
          </table:table-cell>
          <table:table-cell table:formula="of:=[.D115]/(1000*1000)" office:value-type="float" office:value="63.2402601167625">
            <text:p>63.24</text:p>
          </table:table-cell>
          <table:table-cell table:formula="of:=[.E115]/63360" office:value-type="float" office:value="39.2699081698724">
            <text:p>39.27</text:p>
          </table:table-cell>
          <table:table-cell/>
          <table:table-cell office:value-type="float" office:value="22.5">
            <text:p>22.5</text:p>
          </table:table-cell>
          <table:table-cell table:formula="of:=[.I115] / ([.$D$3]*6) * 100000" office:value-type="float" office:value="391.364614160398">
            <text:p>391.36</text:p>
          </table:table-cell>
          <table:table-cell table:formula="of:=[.J115]/60" office:value-type="float" office:value="6.52274356933997">
            <text:p>6.52</text:p>
          </table:table-cell>
          <table:table-cell/>
          <table:table-cell office:value-type="float" office:value="22.5">
            <text:p>22.5</text:p>
          </table:table-cell>
          <table:table-cell table:formula="of:=[.M115] / ([.$E$3]*6) * 6336" office:value-type="float" office:value="630.253574643906">
            <text:p>630.25</text:p>
          </table:table-cell>
          <table:table-cell table:formula="of:=[.N115]/60" office:value-type="float" office:value="10.5042262440651">
            <text:p>10.50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table:formula="of:=[.A116]*[.$D$3]" office:value-type="float" office:value="1077958.979263">
            <text:p>1077958.98</text:p>
          </table:table-cell>
          <table:table-cell table:formula="of:=[.A116]*[.$E$3]" office:value-type="float" office:value="42411.5008234622">
            <text:p>42411.50</text:p>
          </table:table-cell>
          <table:table-cell table:formula="of:=[.B116]*60" office:value-type="float" office:value="64677538.7557799">
            <text:p>64677539</text:p>
          </table:table-cell>
          <table:table-cell table:formula="of:=[.C116]*60" office:value-type="float" office:value="2544690.04940773">
            <text:p>2544690</text:p>
          </table:table-cell>
          <table:table-cell table:formula="of:=[.D116]/(1000*1000)" office:value-type="float" office:value="64.6775387557799">
            <text:p>64.68</text:p>
          </table:table-cell>
          <table:table-cell table:formula="of:=[.E116]/63360" office:value-type="float" office:value="40.1624060828241">
            <text:p>40.16</text:p>
          </table:table-cell>
          <table:table-cell/>
          <table:table-cell office:value-type="float" office:value="23">
            <text:p>23</text:p>
          </table:table-cell>
          <table:table-cell table:formula="of:=[.I116] / ([.$D$3]*6) * 100000" office:value-type="float" office:value="400.061605586185">
            <text:p>400.06</text:p>
          </table:table-cell>
          <table:table-cell table:formula="of:=[.J116]/60" office:value-type="float" office:value="6.66769342643642">
            <text:p>6.67</text:p>
          </table:table-cell>
          <table:table-cell/>
          <table:table-cell office:value-type="float" office:value="23">
            <text:p>23</text:p>
          </table:table-cell>
          <table:table-cell table:formula="of:=[.M116] / ([.$E$3]*6) * 6336" office:value-type="float" office:value="644.259209635992">
            <text:p>644.26</text:p>
          </table:table-cell>
          <table:table-cell table:formula="of:=[.N116]/60" office:value-type="float" office:value="10.7376534939332">
            <text:p>10.74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table:formula="of:=[.A117]*[.$D$3]" office:value-type="float" office:value="1101913.62324662">
            <text:p>1101913.62</text:p>
          </table:table-cell>
          <table:table-cell table:formula="of:=[.A117]*[.$E$3]" office:value-type="float" office:value="43353.9786195391">
            <text:p>43353.98</text:p>
          </table:table-cell>
          <table:table-cell table:formula="of:=[.B117]*60" office:value-type="float" office:value="66114817.3947972">
            <text:p>66114817</text:p>
          </table:table-cell>
          <table:table-cell table:formula="of:=[.C117]*60" office:value-type="float" office:value="2601238.71717235">
            <text:p>2601239</text:p>
          </table:table-cell>
          <table:table-cell table:formula="of:=[.D117]/(1000*1000)" office:value-type="float" office:value="66.1148173947972">
            <text:p>66.11</text:p>
          </table:table-cell>
          <table:table-cell table:formula="of:=[.E117]/63360" office:value-type="float" office:value="41.0549039957757">
            <text:p>41.05</text:p>
          </table:table-cell>
          <table:table-cell/>
          <table:table-cell office:value-type="float" office:value="23.5">
            <text:p>23.5</text:p>
          </table:table-cell>
          <table:table-cell table:formula="of:=[.I117] / ([.$D$3]*6) * 100000" office:value-type="float" office:value="408.758597011972">
            <text:p>408.76</text:p>
          </table:table-cell>
          <table:table-cell table:formula="of:=[.J117]/60" office:value-type="float" office:value="6.81264328353286">
            <text:p>6.81</text:p>
          </table:table-cell>
          <table:table-cell/>
          <table:table-cell office:value-type="float" office:value="23.5">
            <text:p>23.5</text:p>
          </table:table-cell>
          <table:table-cell table:formula="of:=[.M117] / ([.$E$3]*6) * 6336" office:value-type="float" office:value="658.264844628079">
            <text:p>658.26</text:p>
          </table:table-cell>
          <table:table-cell table:formula="of:=[.N117]/60" office:value-type="float" office:value="10.9710807438013">
            <text:p>10.97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table:formula="of:=[.A118]*[.$D$3]" office:value-type="float" office:value="1125868.26723024">
            <text:p>1125868.27</text:p>
          </table:table-cell>
          <table:table-cell table:formula="of:=[.A118]*[.$E$3]" office:value-type="float" office:value="44296.4564156161">
            <text:p>44296.46</text:p>
          </table:table-cell>
          <table:table-cell table:formula="of:=[.B118]*60" office:value-type="float" office:value="67552096.0338145">
            <text:p>67552096</text:p>
          </table:table-cell>
          <table:table-cell table:formula="of:=[.C118]*60" office:value-type="float" office:value="2657787.38493696">
            <text:p>2657787</text:p>
          </table:table-cell>
          <table:table-cell table:formula="of:=[.D118]/(1000*1000)" office:value-type="float" office:value="67.5520960338145">
            <text:p>67.55</text:p>
          </table:table-cell>
          <table:table-cell table:formula="of:=[.E118]/63360" office:value-type="float" office:value="41.9474019087274">
            <text:p>41.95</text:p>
          </table:table-cell>
          <table:table-cell/>
          <table:table-cell office:value-type="float" office:value="24">
            <text:p>24</text:p>
          </table:table-cell>
          <table:table-cell table:formula="of:=[.I118] / ([.$D$3]*6) * 100000" office:value-type="float" office:value="417.455588437758">
            <text:p>417.46</text:p>
          </table:table-cell>
          <table:table-cell table:formula="of:=[.J118]/60" office:value-type="float" office:value="6.9575931406293">
            <text:p>6.96</text:p>
          </table:table-cell>
          <table:table-cell/>
          <table:table-cell office:value-type="float" office:value="24">
            <text:p>24</text:p>
          </table:table-cell>
          <table:table-cell table:formula="of:=[.M118] / ([.$E$3]*6) * 6336" office:value-type="float" office:value="672.270479620166">
            <text:p>672.27</text:p>
          </table:table-cell>
          <table:table-cell table:formula="of:=[.N118]/60" office:value-type="float" office:value="11.2045079936694">
            <text:p>11.20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formula="of:=[.A119]*[.$D$3]" office:value-type="float" office:value="1149822.91121386">
            <text:p>1149822.91</text:p>
          </table:table-cell>
          <table:table-cell table:formula="of:=[.A119]*[.$E$3]" office:value-type="float" office:value="45238.934211693">
            <text:p>45238.93</text:p>
          </table:table-cell>
          <table:table-cell table:formula="of:=[.B119]*60" office:value-type="float" office:value="68989374.6728319">
            <text:p>68989375</text:p>
          </table:table-cell>
          <table:table-cell table:formula="of:=[.C119]*60" office:value-type="float" office:value="2714336.05270158">
            <text:p>2714336</text:p>
          </table:table-cell>
          <table:table-cell table:formula="of:=[.D119]/(1000*1000)" office:value-type="float" office:value="68.9893746728319">
            <text:p>68.99</text:p>
          </table:table-cell>
          <table:table-cell table:formula="of:=[.E119]/63360" office:value-type="float" office:value="42.839899821679">
            <text:p>42.84</text:p>
          </table:table-cell>
          <table:table-cell/>
          <table:table-cell office:value-type="float" office:value="24.5">
            <text:p>24.5</text:p>
          </table:table-cell>
          <table:table-cell table:formula="of:=[.I119] / ([.$D$3]*6) * 100000" office:value-type="float" office:value="426.152579863545">
            <text:p>426.15</text:p>
          </table:table-cell>
          <table:table-cell table:formula="of:=[.J119]/60" office:value-type="float" office:value="7.10254299772575">
            <text:p>7.10</text:p>
          </table:table-cell>
          <table:table-cell/>
          <table:table-cell office:value-type="float" office:value="24.5">
            <text:p>24.5</text:p>
          </table:table-cell>
          <table:table-cell table:formula="of:=[.M119] / ([.$E$3]*6) * 6336" office:value-type="float" office:value="686.276114612253">
            <text:p>686.28</text:p>
          </table:table-cell>
          <table:table-cell table:formula="of:=[.N119]/60" office:value-type="float" office:value="11.4379352435375">
            <text:p>11.44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table:formula="of:=[.A120]*[.$D$3]" office:value-type="float" office:value="1173777.55519749">
            <text:p>1173777.56</text:p>
          </table:table-cell>
          <table:table-cell table:formula="of:=[.A120]*[.$E$3]" office:value-type="float" office:value="46181.41200777">
            <text:p>46181.41</text:p>
          </table:table-cell>
          <table:table-cell table:formula="of:=[.B120]*60" office:value-type="float" office:value="70426653.3118492">
            <text:p>70426653</text:p>
          </table:table-cell>
          <table:table-cell table:formula="of:=[.C120]*60" office:value-type="float" office:value="2770884.7204662">
            <text:p>2770885</text:p>
          </table:table-cell>
          <table:table-cell table:formula="of:=[.D120]/(1000*1000)" office:value-type="float" office:value="70.4266533118492">
            <text:p>70.43</text:p>
          </table:table-cell>
          <table:table-cell table:formula="of:=[.E120]/63360" office:value-type="float" office:value="43.7323977346306">
            <text:p>43.73</text:p>
          </table:table-cell>
          <table:table-cell/>
          <table:table-cell office:value-type="float" office:value="25">
            <text:p>25</text:p>
          </table:table-cell>
          <table:table-cell table:formula="of:=[.I120] / ([.$D$3]*6) * 100000" office:value-type="float" office:value="434.849571289332">
            <text:p>434.85</text:p>
          </table:table-cell>
          <table:table-cell table:formula="of:=[.J120]/60" office:value-type="float" office:value="7.24749285482219">
            <text:p>7.25</text:p>
          </table:table-cell>
          <table:table-cell/>
          <table:table-cell office:value-type="float" office:value="25">
            <text:p>25</text:p>
          </table:table-cell>
          <table:table-cell table:formula="of:=[.M120] / ([.$E$3]*6) * 6336" office:value-type="float" office:value="700.28174960434">
            <text:p>700.28</text:p>
          </table:table-cell>
          <table:table-cell table:formula="of:=[.N120]/60" office:value-type="float" office:value="11.6713624934057">
            <text:p>11.67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table:formula="of:=[.A121]*[.$D$3]" office:value-type="float" office:value="1197732.19918111">
            <text:p>1197732.20</text:p>
          </table:table-cell>
          <table:table-cell table:formula="of:=[.A121]*[.$E$3]" office:value-type="float" office:value="47123.8898038469">
            <text:p>47123.89</text:p>
          </table:table-cell>
          <table:table-cell table:formula="of:=[.B121]*60" office:value-type="float" office:value="71863931.9508665">
            <text:p>71863932</text:p>
          </table:table-cell>
          <table:table-cell table:formula="of:=[.C121]*60" office:value-type="float" office:value="2827433.38823081">
            <text:p>2827433</text:p>
          </table:table-cell>
          <table:table-cell table:formula="of:=[.D121]/(1000*1000)" office:value-type="float" office:value="71.8639319508665">
            <text:p>71.86</text:p>
          </table:table-cell>
          <table:table-cell table:formula="of:=[.E121]/63360" office:value-type="float" office:value="44.6248956475823">
            <text:p>44.62</text:p>
          </table:table-cell>
          <table:table-cell/>
          <table:table-cell office:value-type="float" office:value="25.5">
            <text:p>25.5</text:p>
          </table:table-cell>
          <table:table-cell table:formula="of:=[.I121] / ([.$D$3]*6) * 100000" office:value-type="float" office:value="443.546562715118">
            <text:p>443.55</text:p>
          </table:table-cell>
          <table:table-cell table:formula="of:=[.J121]/60" office:value-type="float" office:value="7.39244271191864">
            <text:p>7.39</text:p>
          </table:table-cell>
          <table:table-cell/>
          <table:table-cell office:value-type="float" office:value="25.5">
            <text:p>25.5</text:p>
          </table:table-cell>
          <table:table-cell table:formula="of:=[.M121] / ([.$E$3]*6) * 6336" office:value-type="float" office:value="714.287384596426">
            <text:p>714.29</text:p>
          </table:table-cell>
          <table:table-cell table:formula="of:=[.N121]/60" office:value-type="float" office:value="11.9047897432738">
            <text:p>11.90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table:formula="of:=[.A122]*[.$D$3]" office:value-type="float" office:value="1221686.84316473">
            <text:p>1221686.84</text:p>
          </table:table-cell>
          <table:table-cell table:formula="of:=[.A122]*[.$E$3]" office:value-type="float" office:value="48066.3675999238">
            <text:p>48066.37</text:p>
          </table:table-cell>
          <table:table-cell table:formula="of:=[.B122]*60" office:value-type="float" office:value="73301210.5898839">
            <text:p>73301211</text:p>
          </table:table-cell>
          <table:table-cell table:formula="of:=[.C122]*60" office:value-type="float" office:value="2883982.05599543">
            <text:p>2883982</text:p>
          </table:table-cell>
          <table:table-cell table:formula="of:=[.D122]/(1000*1000)" office:value-type="float" office:value="73.3012105898839">
            <text:p>73.30</text:p>
          </table:table-cell>
          <table:table-cell table:formula="of:=[.E122]/63360" office:value-type="float" office:value="45.5173935605339">
            <text:p>45.52</text:p>
          </table:table-cell>
          <table:table-cell/>
          <table:table-cell office:value-type="float" office:value="26">
            <text:p>26</text:p>
          </table:table-cell>
          <table:table-cell table:formula="of:=[.I122] / ([.$D$3]*6) * 100000" office:value-type="float" office:value="452.243554140905">
            <text:p>452.24</text:p>
          </table:table-cell>
          <table:table-cell table:formula="of:=[.J122]/60" office:value-type="float" office:value="7.53739256901508">
            <text:p>7.54</text:p>
          </table:table-cell>
          <table:table-cell/>
          <table:table-cell office:value-type="float" office:value="26">
            <text:p>26</text:p>
          </table:table-cell>
          <table:table-cell table:formula="of:=[.M122] / ([.$E$3]*6) * 6336" office:value-type="float" office:value="728.293019588513">
            <text:p>728.29</text:p>
          </table:table-cell>
          <table:table-cell table:formula="of:=[.N122]/60" office:value-type="float" office:value="12.1382169931419">
            <text:p>12.14</text:p>
          </table:table-cell>
        </table:table-row>
        <table:table-row table:style-name="ro2">
          <table:table-cell table:number-columns-repeated="8"/>
          <table:table-cell office:value-type="float" office:value="26.5">
            <text:p>26.5</text:p>
          </table:table-cell>
          <table:table-cell table:formula="of:=[.I123] / ([.$D$3]*6) * 100000" office:value-type="float" office:value="460.940545566691">
            <text:p>460.94</text:p>
          </table:table-cell>
          <table:table-cell table:formula="of:=[.J123]/60" office:value-type="float" office:value="7.68234242611152">
            <text:p>7.68</text:p>
          </table:table-cell>
          <table:table-cell/>
          <table:table-cell office:value-type="float" office:value="26.5">
            <text:p>26.5</text:p>
          </table:table-cell>
          <table:table-cell table:formula="of:=[.M123] / ([.$E$3]*6) * 6336" office:value-type="float" office:value="742.2986545806">
            <text:p>742.30</text:p>
          </table:table-cell>
          <table:table-cell table:formula="of:=[.N123]/60" office:value-type="float" office:value="12.37164424301">
            <text:p>12.37</text:p>
          </table:table-cell>
        </table:table-row>
        <table:table-row table:style-name="ro2">
          <table:table-cell table:number-columns-repeated="8"/>
          <table:table-cell office:value-type="float" office:value="27">
            <text:p>27</text:p>
          </table:table-cell>
          <table:table-cell table:formula="of:=[.I124] / ([.$D$3]*6) * 100000" office:value-type="float" office:value="469.637536992478">
            <text:p>469.64</text:p>
          </table:table-cell>
          <table:table-cell table:formula="of:=[.J124]/60" office:value-type="float" office:value="7.82729228320797">
            <text:p>7.83</text:p>
          </table:table-cell>
          <table:table-cell/>
          <table:table-cell office:value-type="float" office:value="27">
            <text:p>27</text:p>
          </table:table-cell>
          <table:table-cell table:formula="of:=[.M124] / ([.$E$3]*6) * 6336" office:value-type="float" office:value="756.304289572687">
            <text:p>756.30</text:p>
          </table:table-cell>
          <table:table-cell table:formula="of:=[.N124]/60" office:value-type="float" office:value="12.6050714928781">
            <text:p>12.61</text:p>
          </table:table-cell>
        </table:table-row>
        <table:table-row table:style-name="ro2">
          <table:table-cell table:number-columns-repeated="8"/>
          <table:table-cell office:value-type="float" office:value="27.5">
            <text:p>27.5</text:p>
          </table:table-cell>
          <table:table-cell table:formula="of:=[.I125] / ([.$D$3]*6) * 100000" office:value-type="float" office:value="478.334528418265">
            <text:p>478.33</text:p>
          </table:table-cell>
          <table:table-cell table:formula="of:=[.J125]/60" office:value-type="float" office:value="7.97224214030441">
            <text:p>7.97</text:p>
          </table:table-cell>
          <table:table-cell/>
          <table:table-cell office:value-type="float" office:value="27.5">
            <text:p>27.5</text:p>
          </table:table-cell>
          <table:table-cell table:formula="of:=[.M125] / ([.$E$3]*6) * 6336" office:value-type="float" office:value="770.309924564773">
            <text:p>770.31</text:p>
          </table:table-cell>
          <table:table-cell table:formula="of:=[.N125]/60" office:value-type="float" office:value="12.8384987427462">
            <text:p>12.84</text:p>
          </table:table-cell>
        </table:table-row>
        <table:table-row table:style-name="ro2">
          <table:table-cell table:number-columns-repeated="8"/>
          <table:table-cell office:value-type="float" office:value="28">
            <text:p>28</text:p>
          </table:table-cell>
          <table:table-cell table:formula="of:=[.I126] / ([.$D$3]*6) * 100000" office:value-type="float" office:value="487.031519844051">
            <text:p>487.03</text:p>
          </table:table-cell>
          <table:table-cell table:formula="of:=[.J126]/60" office:value-type="float" office:value="8.11719199740085">
            <text:p>8.12</text:p>
          </table:table-cell>
          <table:table-cell/>
          <table:table-cell office:value-type="float" office:value="28">
            <text:p>28</text:p>
          </table:table-cell>
          <table:table-cell table:formula="of:=[.M126] / ([.$E$3]*6) * 6336" office:value-type="float" office:value="784.31555955686">
            <text:p>784.32</text:p>
          </table:table-cell>
          <table:table-cell table:formula="of:=[.N126]/60" office:value-type="float" office:value="13.0719259926143">
            <text:p>13.07</text:p>
          </table:table-cell>
        </table:table-row>
        <table:table-row table:style-name="ro2">
          <table:table-cell table:number-columns-repeated="8"/>
          <table:table-cell office:value-type="float" office:value="28.5">
            <text:p>28.5</text:p>
          </table:table-cell>
          <table:table-cell table:formula="of:=[.I127] / ([.$D$3]*6) * 100000" office:value-type="float" office:value="495.728511269838">
            <text:p>495.73</text:p>
          </table:table-cell>
          <table:table-cell table:formula="of:=[.J127]/60" office:value-type="float" office:value="8.2621418544973">
            <text:p>8.26</text:p>
          </table:table-cell>
          <table:table-cell/>
          <table:table-cell office:value-type="float" office:value="28.5">
            <text:p>28.5</text:p>
          </table:table-cell>
          <table:table-cell table:formula="of:=[.M127] / ([.$E$3]*6) * 6336" office:value-type="float" office:value="798.321194548947">
            <text:p>798.32</text:p>
          </table:table-cell>
          <table:table-cell table:formula="of:=[.N127]/60" office:value-type="float" office:value="13.3053532424825">
            <text:p>13.31</text:p>
          </table:table-cell>
        </table:table-row>
        <table:table-row table:style-name="ro2">
          <table:table-cell table:number-columns-repeated="8"/>
          <table:table-cell office:value-type="float" office:value="29">
            <text:p>29</text:p>
          </table:table-cell>
          <table:table-cell table:formula="of:=[.I128] / ([.$D$3]*6) * 100000" office:value-type="float" office:value="504.425502695625">
            <text:p>504.43</text:p>
          </table:table-cell>
          <table:table-cell table:formula="of:=[.J128]/60" office:value-type="float" office:value="8.40709171159374">
            <text:p>8.41</text:p>
          </table:table-cell>
          <table:table-cell/>
          <table:table-cell office:value-type="float" office:value="29">
            <text:p>29</text:p>
          </table:table-cell>
          <table:table-cell table:formula="of:=[.M128] / ([.$E$3]*6) * 6336" office:value-type="float" office:value="812.326829541034">
            <text:p>812.33</text:p>
          </table:table-cell>
          <table:table-cell table:formula="of:=[.N128]/60" office:value-type="float" office:value="13.5387804923506">
            <text:p>13.54</text:p>
          </table:table-cell>
        </table:table-row>
        <table:table-row table:style-name="ro2">
          <table:table-cell table:number-columns-repeated="8"/>
          <table:table-cell office:value-type="float" office:value="29.5">
            <text:p>29.5</text:p>
          </table:table-cell>
          <table:table-cell table:formula="of:=[.I129] / ([.$D$3]*6) * 100000" office:value-type="float" office:value="513.122494121411">
            <text:p>513.12</text:p>
          </table:table-cell>
          <table:table-cell table:formula="of:=[.J129]/60" office:value-type="float" office:value="8.55204156869019">
            <text:p>8.55</text:p>
          </table:table-cell>
          <table:table-cell/>
          <table:table-cell office:value-type="float" office:value="29.5">
            <text:p>29.5</text:p>
          </table:table-cell>
          <table:table-cell table:formula="of:=[.M129] / ([.$E$3]*6) * 6336" office:value-type="float" office:value="826.33246453312">
            <text:p>826.33</text:p>
          </table:table-cell>
          <table:table-cell table:formula="of:=[.N129]/60" office:value-type="float" office:value="13.7722077422187">
            <text:p>13.77</text:p>
          </table:table-cell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table:formula="of:=[.I130] / ([.$D$3]*6) * 100000" office:value-type="float" office:value="521.819485547198">
            <text:p>521.82</text:p>
          </table:table-cell>
          <table:table-cell table:formula="of:=[.J130]/60" office:value-type="float" office:value="8.69699142578663">
            <text:p>8.70</text:p>
          </table:table-cell>
          <table:table-cell/>
          <table:table-cell office:value-type="float" office:value="30">
            <text:p>30</text:p>
          </table:table-cell>
          <table:table-cell table:formula="of:=[.M130] / ([.$E$3]*6) * 6336" office:value-type="float" office:value="840.338099525207">
            <text:p>840.34</text:p>
          </table:table-cell>
          <table:table-cell table:formula="of:=[.N130]/60" office:value-type="float" office:value="14.0056349920868">
            <text:p>14.01</text:p>
          </table:table-cell>
        </table:table-row>
        <table:table-row table:style-name="ro2">
          <table:table-cell/>
          <table:table-cell table:style-name="Default" table:number-columns-repeated="6"/>
          <table:table-cell/>
          <table:table-cell office:value-type="float" office:value="50">
            <text:p>50</text:p>
          </table:table-cell>
          <table:table-cell table:formula="of:=[.I131] / ([.$D$3]*6) * 100000" office:value-type="float" office:value="869.699142578663">
            <text:p>869.70</text:p>
          </table:table-cell>
          <table:table-cell table:formula="of:=[.J131]/60" office:value-type="float" office:value="14.4949857096444">
            <text:p>14.49</text:p>
          </table:table-cell>
          <table:table-cell/>
          <table:table-cell office:value-type="float" office:value="50">
            <text:p>50</text:p>
          </table:table-cell>
          <table:table-cell table:formula="of:=[.M131] / ([.$E$3]*6) * 6336" office:value-type="float" office:value="1400.56349920868">
            <text:p>1400.56</text:p>
          </table:table-cell>
          <table:table-cell table:formula="of:=[.N131]/60" office:value-type="float" office:value="23.3427249868113">
            <text:p>23.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/04/2015</text:date>, <text:time>19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kins</meta:initial-creator>
    <meta:creation-date>2015-04-03T17:10:39.02</meta:creation-date>
    <dc:date>2015-04-16T19:07:11.15</dc:date>
    <dc:creator>Oliver Jenkins</dc:creator>
    <meta:editing-duration>PT9H58M42S</meta:editing-duration>
    <meta:editing-cycles>11</meta:editing-cycles>
    <meta:generator>OpenOffice/4.1.1$Win32 OpenOffice.org_project/411m6$Build-9775</meta:generator>
    <meta:document-statistic meta:table-count="5" meta:cell-count="3634" meta:object-count="0"/>
  </office:meta>
</office:document-meta>
</file>